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4.925cm"/>
    </style:style>
    <style:style style:name="co2" style:family="table-column">
      <style:table-column-properties fo:break-before="auto" style:column-width="2.842cm"/>
    </style:style>
    <style:style style:name="co3" style:family="table-column">
      <style:table-column-properties fo:break-before="auto" style:column-width="9.139cm"/>
    </style:style>
    <style:style style:name="co4" style:family="table-column">
      <style:table-column-properties fo:break-before="auto" style:column-width="4.655cm"/>
    </style:style>
    <style:style style:name="co5" style:family="table-column">
      <style:table-column-properties fo:break-before="auto" style:column-width="2.475cm"/>
    </style:style>
    <style:style style:name="co6" style:family="table-column">
      <style:table-column-properties fo:break-before="auto" style:column-width="4.029cm"/>
    </style:style>
    <style:style style:name="co7" style:family="table-column">
      <style:table-column-properties fo:break-before="auto" style:column-width="4.493cm"/>
    </style:style>
    <style:style style:name="co8" style:family="table-column">
      <style:table-column-properties fo:break-before="auto" style:column-width="3.485cm"/>
    </style:style>
    <style:style style:name="co9" style:family="table-column">
      <style:table-column-properties fo:break-before="auto" style:column-width="2.258cm"/>
    </style:style>
    <style:style style:name="co10" style:family="table-column">
      <style:table-column-properties fo:break-before="auto" style:column-width="3.651cm"/>
    </style:style>
    <style:style style:name="co11" style:family="table-column">
      <style:table-column-properties fo:break-before="auto" style:column-width="13.083cm"/>
    </style:style>
    <style:style style:name="co12" style:family="table-column">
      <style:table-column-properties fo:break-before="auto" style:column-width="2.94cm"/>
    </style:style>
    <style:style style:name="co13" style:family="table-column">
      <style:table-column-properties fo:break-before="auto" style:column-width="3.798cm"/>
    </style:style>
    <style:style style:name="co14" style:family="table-column">
      <style:table-column-properties fo:break-before="auto" style:column-width="4.387cm"/>
    </style:style>
    <style:style style:name="co15" style:family="table-column">
      <style:table-column-properties fo:break-before="auto" style:column-width="5.562cm"/>
    </style:style>
    <style:style style:name="co16" style:family="table-column">
      <style:table-column-properties fo:break-before="auto" style:column-width="4.263cm"/>
    </style:style>
    <style:style style:name="co17" style:family="table-column">
      <style:table-column-properties fo:break-before="auto" style:column-width="4.092cm"/>
    </style:style>
    <style:style style:name="co18" style:family="table-column">
      <style:table-column-properties fo:break-before="auto" style:column-width="3.552cm"/>
    </style:style>
    <style:style style:name="co19" style:family="table-column">
      <style:table-column-properties fo:break-before="auto" style:column-width="6.763cm"/>
    </style:style>
    <style:style style:name="co20" style:family="table-column">
      <style:table-column-properties fo:break-before="auto" style:column-width="4.068cm"/>
    </style:style>
    <style:style style:name="co21" style:family="table-column">
      <style:table-column-properties fo:break-before="auto" style:column-width="3.872cm"/>
    </style:style>
    <style:style style:name="co22" style:family="table-column">
      <style:table-column-properties fo:break-before="auto" style:column-width="1.715cm"/>
    </style:style>
    <style:style style:name="co23" style:family="table-column">
      <style:table-column-properties fo:break-before="auto" style:column-width="3.406cm"/>
    </style:style>
    <style:style style:name="co24" style:family="table-column">
      <style:table-column-properties fo:break-before="auto" style:column-width="6.297cm"/>
    </style:style>
    <style:style style:name="co25" style:family="table-column">
      <style:table-column-properties fo:break-before="auto" style:column-width="4.68cm"/>
    </style:style>
    <style:style style:name="co26" style:family="table-column">
      <style:table-column-properties fo:break-before="auto" style:column-width="6.272cm"/>
    </style:style>
    <style:style style:name="co27" style:family="table-column">
      <style:table-column-properties fo:break-before="auto" style:column-width="1.397cm"/>
    </style:style>
    <style:style style:name="co28" style:family="table-column">
      <style:table-column-properties fo:break-before="auto" style:column-width="6.077cm"/>
    </style:style>
    <style:style style:name="co29" style:family="table-column">
      <style:table-column-properties fo:break-before="auto" style:column-width="2.745cm"/>
    </style:style>
    <style:style style:name="co30" style:family="table-column">
      <style:table-column-properties fo:break-before="auto" style:column-width="5.512cm"/>
    </style:style>
    <style:style style:name="co31" style:family="table-column">
      <style:table-column-properties fo:break-before="auto" style:column-width="6.396cm"/>
    </style:style>
    <style:style style:name="co32" style:family="table-column">
      <style:table-column-properties fo:break-before="auto" style:column-width="7.4cm"/>
    </style:style>
    <style:style style:name="co33" style:family="table-column">
      <style:table-column-properties fo:break-before="auto" style:column-width="9.555cm"/>
    </style:style>
    <style:style style:name="co34" style:family="table-column">
      <style:table-column-properties fo:break-before="auto" style:column-width="6.052cm"/>
    </style:style>
    <style:style style:name="ro1" style:family="table-row">
      <style:table-row-properties style:row-height="0.951cm" fo:break-before="auto" style:use-optimal-row-height="false"/>
    </style:style>
    <style:style style:name="ro2" style:family="table-row">
      <style:table-row-properties style:row-height="4.5cm" fo:break-before="auto" style:use-optimal-row-height="false"/>
    </style:style>
    <style:style style:name="ro3" style:family="table-row">
      <style:table-row-properties style:row-height="5.685cm" fo:break-before="auto" style:use-optimal-row-height="false"/>
    </style:style>
    <style:style style:name="ro4" style:family="table-row">
      <style:table-row-properties style:row-height="4.895cm" fo:break-before="auto" style:use-optimal-row-height="false"/>
    </style:style>
    <style:style style:name="ro5" style:family="table-row">
      <style:table-row-properties style:row-height="2.526cm" fo:break-before="auto" style:use-optimal-row-height="false"/>
    </style:style>
    <style:style style:name="ro6" style:family="table-row">
      <style:table-row-properties style:row-height="3.316cm" fo:break-before="auto" style:use-optimal-row-height="false"/>
    </style:style>
    <style:style style:name="ro7" style:family="table-row">
      <style:table-row-properties style:row-height="1.341cm" fo:break-before="auto" style:use-optimal-row-height="false"/>
    </style:style>
    <style:style style:name="ro8" style:family="table-row">
      <style:table-row-properties style:row-height="1.736cm" fo:break-before="auto" style:use-optimal-row-height="false"/>
    </style:style>
    <style:style style:name="ro9" style:family="table-row">
      <style:table-row-properties style:row-height="6.08cm" fo:break-before="auto" style:use-optimal-row-height="false"/>
    </style:style>
    <style:style style:name="ro10" style:family="table-row">
      <style:table-row-properties style:row-height="3.709cm" fo:break-before="auto" style:use-optimal-row-height="false"/>
    </style:style>
    <style:style style:name="ro11" style:family="table-row">
      <style:table-row-properties style:row-height="6.475cm" fo:break-before="auto" style:use-optimal-row-height="false"/>
    </style:style>
    <style:style style:name="ro12" style:family="table-row">
      <style:table-row-properties style:row-height="2.921cm" fo:break-before="auto" style:use-optimal-row-height="false"/>
    </style:style>
    <style:style style:name="ro13" style:family="table-row">
      <style:table-row-properties style:row-height="8.449cm" fo:break-before="auto" style:use-optimal-row-height="false"/>
    </style:style>
    <style:style style:name="ro14" style:family="table-row">
      <style:table-row-properties style:row-height="2.131cm" fo:break-before="auto" style:use-optimal-row-height="false"/>
    </style:style>
    <style:style style:name="ro15" style:family="table-row">
      <style:table-row-properties style:row-height="8.054cm" fo:break-before="auto" style:use-optimal-row-height="false"/>
    </style:style>
    <style:style style:name="ro16" style:family="table-row">
      <style:table-row-properties style:row-height="4.105cm" fo:break-before="auto" style:use-optimal-row-height="false"/>
    </style:style>
    <style:style style:name="ro17" style:family="table-row">
      <style:table-row-properties style:row-height="5.29cm" fo:break-before="auto" style:use-optimal-row-height="false"/>
    </style:style>
    <style:style style:name="ro18" style:family="table-row">
      <style:table-row-properties style:row-height="6.869cm" fo:break-before="auto" style:use-optimal-row-height="false"/>
    </style:style>
    <style:style style:name="ro19" style:family="table-row">
      <style:table-row-properties style:row-height="7.659cm" fo:break-before="auto" style:use-optimal-row-height="false"/>
    </style:style>
    <style:style style:name="ro20" style:family="table-row">
      <style:table-row-properties style:row-height="7.264cm" fo:break-before="auto" style:use-optimal-row-height="false"/>
    </style:style>
    <style:style style:name="ro21" style:family="table-row">
      <style:table-row-properties style:row-height="10.818cm" fo:break-before="auto" style:use-optimal-row-height="false"/>
    </style:style>
    <style:style style:name="ro22" style:family="table-row">
      <style:table-row-properties style:row-height="9.239cm" fo:break-before="auto" style:use-optimal-row-height="false"/>
    </style:style>
    <style:style style:name="ro23" style:family="table-row">
      <style:table-row-properties style:row-height="1.842cm" fo:break-before="auto" style:use-optimal-row-height="true"/>
    </style:style>
    <style:style style:name="ro24" style:family="table-row">
      <style:table-row-properties style:row-height="4.528cm" fo:break-before="auto" style:use-optimal-row-height="true"/>
    </style:style>
    <style:style style:name="ro25" style:family="table-row">
      <style:table-row-properties style:row-height="3.184cm" fo:break-before="auto" style:use-optimal-row-height="true"/>
    </style:style>
    <style:style style:name="ro26" style:family="table-row">
      <style:table-row-properties style:row-height="4.08cm" fo:break-before="auto" style:use-optimal-row-height="true"/>
    </style:style>
    <style:style style:name="ro27" style:family="table-row">
      <style:table-row-properties style:row-height="2.29cm" fo:break-before="auto" style:use-optimal-row-height="true"/>
    </style:style>
    <style:style style:name="ro28" style:family="table-row">
      <style:table-row-properties style:row-height="2.738cm" fo:break-before="auto" style:use-optimal-row-height="true"/>
    </style:style>
    <style:style style:name="ro29" style:family="table-row">
      <style:table-row-properties style:row-height="7.661cm" fo:break-before="auto" style:use-optimal-row-height="true"/>
    </style:style>
    <style:style style:name="ro30" style:family="table-row">
      <style:table-row-properties style:row-height="6.765cm" fo:break-before="auto" style:use-optimal-row-height="true"/>
    </style:style>
    <style:style style:name="ro31" style:family="table-row">
      <style:table-row-properties style:row-height="4.974cm" fo:break-before="auto" style:use-optimal-row-height="true"/>
    </style:style>
    <style:style style:name="ro32" style:family="table-row">
      <style:table-row-properties style:row-height="8.109cm" fo:break-before="auto" style:use-optimal-row-height="true"/>
    </style:style>
    <style:style style:name="ro33" style:family="table-row">
      <style:table-row-properties style:row-height="0.487cm" fo:break-before="auto" style:use-optimal-row-height="true"/>
    </style:style>
    <style:style style:name="ro34" style:family="table-row">
      <style:table-row-properties style:row-height="0.556cm" fo:break-before="auto" style:use-optimal-row-height="true"/>
    </style:style>
    <style:style style:name="ro35" style:family="table-row">
      <style:table-row-properties style:row-height="0.556cm" fo:break-before="auto" style:use-optimal-row-height="false"/>
    </style:style>
    <style:style style:name="ro36" style:family="table-row">
      <style:table-row-properties style:row-height="0.947cm" fo:break-before="auto" style:use-optimal-row-height="true"/>
    </style:style>
    <style:style style:name="ro37" style:family="table-row">
      <style:table-row-properties style:row-height="6.318cm" fo:break-before="auto" style:use-optimal-row-height="true"/>
    </style:style>
    <style:style style:name="ro38" style:family="table-row">
      <style:table-row-properties style:row-height="1.395cm" fo:break-before="auto" style:use-optimal-row-height="true"/>
    </style:style>
    <style:style style:name="ro39" style:family="table-row">
      <style:table-row-properties style:row-height="0.499cm" fo:break-before="auto" style:use-optimal-row-height="true"/>
    </style:style>
    <style:style style:name="ro40" style:family="table-row">
      <style:table-row-properties style:row-height="0.741cm" fo:break-before="auto" style:use-optimal-row-height="false"/>
    </style:style>
    <style:style style:name="ro41" style:family="table-row">
      <style:table-row-properties style:row-height="5.87cm" fo:break-before="auto" style:use-optimal-row-height="true"/>
    </style:style>
    <style:style style:name="ro42" style:family="table-row">
      <style:table-row-properties style:row-height="3.632cm" fo:break-before="auto" style:use-optimal-row-height="true"/>
    </style:style>
    <style:style style:name="ta1" style:family="table" style:master-page-name="PageStyle_5f_Open_5f_Innovation_5f_Datasets">
      <style:table-properties table:display="true" style:writing-mode="lr-tb"/>
    </style:style>
    <style:style style:name="ta2" style:family="table" style:master-page-name="PageStyle_5f_Innovation_5f_Data_5f_Toolkit">
      <style:table-properties table:display="true" style:writing-mode="lr-tb"/>
    </style:style>
    <style:style style:name="ta3" style:family="table" style:master-page-name="PageStyle_5f_External_5f_Guides">
      <style:table-properties table:display="true" style:writing-mode="lr-tb"/>
    </style:style>
    <style:style style:name="ta4" style:family="table" style:master-page-name="PageStyle_5f_Salient_5f_Fields">
      <style:table-properties table:display="true" style:writing-mode="lr-tb"/>
    </style:style>
    <style:style style:name="ta5" style:family="table" style:master-page-name="PageStyle_5f_Data_5f_Publishing_5f_Platform_5f_Guide">
      <style:table-properties table:display="true" style:writing-mode="lr-tb"/>
    </style:style>
    <style:style style:name="ta6" style:family="table" style:master-page-name="PageStyle_5f_Requests">
      <style:table-properties table:display="true" style:writing-mode="lr-tb"/>
    </style:style>
    <number:text-style style:name="N100">
      <number:text-content/>
    </number:text-style>
    <style:style style:name="ce47" style:family="table-cell" style:parent-style-name="Default">
      <style:table-cell-properties fo:wrap-option="wrap" style:vertical-align="middle"/>
      <style:text-properties fo:font-weight="bold" style:font-weight-asian="bold" style:font-weight-complex="bold"/>
    </style:style>
    <style:style style:name="ce49" style:family="table-cell" style:parent-style-name="Default">
      <style:table-cell-properties fo:wrap-option="wrap" style:vertical-align="top"/>
      <style:text-properties fo:font-weight="bold" style:font-weight-asian="bold" style:font-weight-complex="bold"/>
    </style:style>
    <style:style style:name="ce5" style:family="table-cell" style:parent-style-name="Default">
      <style:table-cell-properties fo:wrap-option="wrap" style:vertical-align="top"/>
      <style:text-properties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ext-properties fo:font-weight="bold" style:font-weight-asian="bold" style:font-weight-complex="bold"/>
    </style:style>
    <style:style style:name="ce51" style:family="table-cell" style:parent-style-name="Default">
      <style:table-cell-properties fo:wrap-option="wrap" style:vertical-align="top"/>
    </style:style>
    <style:style style:name="ce10" style:family="table-cell" style:parent-style-name="Default">
      <style:table-cell-properties fo:wrap-option="wrap" style:vertical-align="to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style:vertical-align="middle"/>
      <style:text-properties fo:font-weight="bold" style:font-weight-asian="bold" style:font-weight-complex="bold"/>
    </style:style>
    <style:style style:name="ce53" style:family="table-cell" style:parent-style-name="Default">
      <style:table-cell-properties fo:wrap-option="wrap"/>
    </style:style>
    <style:style style:name="ce13" style:family="table-cell" style:parent-style-name="Default" style:data-style-name="N100">
      <style:table-cell-properties fo:wrap-option="wrap" style:vertical-align="to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d0e0e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table-cell-properties fo:background-color="#d0e0e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0e0e3"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d0e0e3"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285f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5"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data-style-name="N125">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d0e0e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02" style:family="table-cell" style:parent-style-name="Default">
      <style:table-cell-properties fo:background-color="#d0e0e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2021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2"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Open_Innovation_Datasets.J67">
          <table:help-message table:display="true">
            <text:p>this shortname already exists, please choose another</text:p>
          </table:help-message>
          <table:error-message table:message-type="stop" table:display="true"/>
        </table:content-validation>
      </table:content-validations>
      <table:table table:name="Open_Innovation_Datasets" table:style-name="ta1">
        <office:forms form:automatic-focus="false" form:apply-design-mode="false"/>
        <table:table-column table:style-name="co1" table:default-cell-style-name="ce50"/>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number-columns-repeated="959" table:default-cell-style-name="Default"/>
        <table:table-column table:style-name="co9" table:number-columns-repeated="15417" table:default-cell-style-name="Default"/>
        <table:table-row table:style-name="ro1">
          <table:table-cell table:style-name="ce47" office:value-type="string" calcext:value-type="string">
            <text:p>title</text:p>
          </table:table-cell>
          <table:table-cell table:style-name="ce47" office:value-type="string" calcext:value-type="string">
            <text:p>location</text:p>
          </table:table-cell>
          <table:table-cell table:style-name="ce47" office:value-type="string" calcext:value-type="string">
            <text:p>description</text:p>
          </table:table-cell>
          <table:table-cell table:style-name="ce47" office:value-type="string" calcext:value-type="string">
            <text:p>tags</text:p>
          </table:table-cell>
          <table:table-cell table:style-name="ce52" office:value-type="string" calcext:value-type="string">
            <text:p>ML?</text:p>
          </table:table-cell>
          <table:table-cell table:style-name="ce52" office:value-type="string" calcext:value-type="string">
            <text:p>ML task</text:p>
          </table:table-cell>
          <table:table-cell table:style-name="ce52" office:value-type="string" calcext:value-type="string">
            <text:p>innovation data task</text:p>
          </table:table-cell>
          <table:table-cell table:style-name="ce52" office:value-type="string" calcext:value-type="string">
            <text:p>validation task?</text:p>
          </table:table-cell>
          <table:table-cell table:style-name="ce52" office:value-type="string" calcext:value-type="string">
            <text:p>update record?</text:p>
          </table:table-cell>
          <table:table-cell table:style-name="ce52" table:number-columns-repeated="16375"/>
        </table:table-row>
        <table:table-row table:style-name="ro2">
          <table:table-cell table:style-name="ce49" office:value-type="string" calcext:value-type="string">
            <text:p>PatCit</text:p>
          </table:table-cell>
          <table:table-cell table:style-name="ce51" office:value-type="string" calcext:value-type="string">
            <text:p><text:a xlink:href="https://doi.org/10.5281/zenodo.3710993" xlink:type="simple">https://doi.org/10.5281/zenodo.3710993</text:a></text:p>
          </table:table-cell>
          <table:table-cell table:style-name="ce51" office:value-type="string" calcext:value-type="string">
            <text:p>In-text and front page citations to non-patent literature and in-text patent citations, extracted and parsed. patCit builds on DOCDB, the largest database of Non Patent Literature (NPL) citations. First, we deduplicate this corpus and organize it into 10 categories. Then, we design and apply category specific information extraction models using spaCy. Eventually, when possible, we enrich the data using external domain specific high quality databases. Managed as an open-source, collaboratively maintained project. </text:p>
          </table:table-cell>
          <table:table-cell table:style-name="ce51" office:value-type="string" calcext:value-type="string">
            <text:p>citation, scholarly literature, in-text, front-page, patent, science, database, Wikipedia, validation</text:p>
          </table:table-cell>
          <table:table-cell table:style-name="ce51"/>
          <table:table-cell table:style-name="ce51" office:value-type="string" calcext:value-type="string">
            <text:p>text retrieval</text:p>
          </table:table-cell>
          <table:table-cell table:style-name="ce51" office:value-type="string" calcext:value-type="string">
            <text:p>citation extraction</text:p>
          </table:table-cell>
          <table:table-cell table:style-name="ce51"/>
          <table:table-cell table:number-columns-repeated="16376"/>
        </table:table-row>
        <table:table-row table:style-name="ro3">
          <table:table-cell table:style-name="ce49" office:value-type="string" calcext:value-type="string">
            <text:p>Chilean IP and firm data</text:p>
          </table:table-cell>
          <table:table-cell table:style-name="ce51" office:value-type="string" calcext:value-type="string">
            <text:p><text:a xlink:href="https://eml.berkeley.edu//~bhhall/Chile_ipdata.html" xlink:type="simple">https://eml.berkeley.edu//~bhhall/Chile_ipdata.html</text:a></text:p>
          </table:table-cell>
          <table:table-cell table:style-name="ce51" office:value-type="string" calcext:value-type="string">
            <text:p>This study describes patterns and trends of intellectual property (IP) use in Chile, drawing on a new database containing all patent, trademark, utility model, and design filings received by the Chilean IP office over the period 1991-2010. The database provides harmonized applicant names, enabling the unique identification of applicants across all four forms of IP. Among other things, the study offers insights into the drivers of filing growth, the origin of filings, the distribution of applicants, the importance of different applicant types, the share of filings by different economic sectors, the relevance of IP bundles, and the patenting behavior of Chilean applicants overseas</text:p>
          </table:table-cell>
          <table:table-cell table:style-name="ce51" office:value-type="string" calcext:value-type="string">
            <text:p>Chile, trademark squatting, pharmaceuticals, disambiguation</text:p>
          </table:table-cell>
          <table:table-cell table:style-name="ce51"/>
          <table:table-cell table:style-name="ce51" office:value-type="string" calcext:value-type="string">
            <text:p>matching</text:p>
          </table:table-cell>
          <table:table-cell table:style-name="ce51" office:value-type="string" calcext:value-type="string">
            <text:p>name disambiguation</text:p>
          </table:table-cell>
          <table:table-cell table:style-name="ce51"/>
          <table:table-cell table:number-columns-repeated="16376"/>
        </table:table-row>
        <table:table-row table:style-name="ro4">
          <table:table-cell table:style-name="ce49" office:value-type="string" calcext:value-type="string">
            <text:p>The scientific knowledge base of low carbon energy technologies (updated and extended version)</text:p>
          </table:table-cell>
          <table:table-cell table:style-name="ce51" office:value-type="string" calcext:value-type="string">
            <text:p><text:a xlink:href="https://doi.org/10.4119/unibi/2950291" xlink:type="simple">https://doi.org/10.4119/unibi/2950291</text:a></text:p>
          </table:table-cell>
          <table:table-cell table:style-name="ce51" office:value-type="string" calcext:value-type="string">
            <text:p>This data publication offers updated data about low-carbon energy technology (LCET) patents and citations links to the scientific literature. Compared to a previous version, it also contains data on biofuels and fuels from waste technologies. The updated version also contains the code (R-scripts) that have been used to (1) compile the data and (2) to reproduce the statistical analysis including figures and tables presented in the final paper Hötte, Pichler, Lafond (2021): "The rise of science in low-carbon energy technologies", RSER. DOI: 10.1016/j.rser.2020.110654. </text:p>
          </table:table-cell>
          <table:table-cell table:style-name="ce51" office:value-type="string" calcext:value-type="string">
            <text:p>citation, scholarly literature, low-carbon energy technologies</text:p>
          </table:table-cell>
          <table:table-cell table:style-name="ce51"/>
          <table:table-cell table:style-name="ce51" office:value-type="string" calcext:value-type="string">
            <text:p>classification</text:p>
          </table:table-cell>
          <table:table-cell table:style-name="ce51" office:value-type="string" calcext:value-type="string">
            <text:p>CPC classification</text:p>
          </table:table-cell>
          <table:table-cell table:style-name="ce51"/>
          <table:table-cell office:value-type="string" calcext:value-type="string">
            <text:p>y</text:p>
          </table:table-cell>
          <table:table-cell table:number-columns-repeated="16375"/>
        </table:table-row>
        <table:table-row table:style-name="ro5">
          <table:table-cell table:style-name="ce49" office:value-type="string" calcext:value-type="string">
            <text:p>Chinese Patent Data Project</text:p>
          </table:table-cell>
          <table:table-cell table:style-name="ce51" office:value-type="string" calcext:value-type="string">
            <text:p><text:a xlink:href="https://sites.google.com/site/sipopdb/cpdp-home" xlink:type="simple">https://sites.google.com/site/sipopdb/cpdp-home</text:a></text:p>
          </table:table-cell>
          <table:table-cell table:style-name="ce51" office:value-type="string" calcext:value-type="string">
            <text:p>In this project, patents from China's State Intellectual Property Office (SIPO) are matched to various types of companies. Matching SIPO patents to firms in the Annual Survey of Industrial Enterprises (ASIE) of China's National Bureau of Statistics.</text:p>
          </table:table-cell>
          <table:table-cell table:style-name="ce51" office:value-type="string" calcext:value-type="string">
            <text:p>disambiguation, China, corporate structure</text:p>
          </table:table-cell>
          <table:table-cell table:style-name="ce51"/>
          <table:table-cell table:style-name="ce51" office:value-type="string" calcext:value-type="string">
            <text:p>matching</text:p>
          </table:table-cell>
          <table:table-cell table:style-name="ce51" office:value-type="string" calcext:value-type="string">
            <text:p>name disambiguation, firm matching</text:p>
          </table:table-cell>
          <table:table-cell table:style-name="ce51"/>
          <table:table-cell table:number-columns-repeated="16376"/>
        </table:table-row>
        <table:table-row table:style-name="ro4">
          <table:table-cell table:style-name="ce49" office:value-type="string" calcext:value-type="string">
            <text:p>Reliance on Science in Patenting</text:p>
          </table:table-cell>
          <table:table-cell table:style-name="ce51" office:value-type="string" calcext:value-type="string">
            <text:p><text:a xlink:href="https://zenodo.org/record/3575146#.XfQZMWRKiUk" xlink:type="simple">https://zenodo.org/record/3575146#.XfQZMWRKiUk</text:a></text:p>
          </table:table-cell>
          <table:table-cell table:style-name="ce51" office:value-type="string" calcext:value-type="string">
            <text:p>We introduce an open-access dataset of references from the front pages of patents granted worldwide to scientific papers published since 1800. Each patent-paper linkage is assigned a confidence score, which is characterized in a random sample by false negatives versus false positives. All matches are available for download at http://relianceonscience.org. We outline several avenues for strategy research enabled by these new data. This contains citations from the front pages of worldwide patents to articles in the Microsoft Academic Graph (MAG) from 1800-2020. </text:p>
          </table:table-cell>
          <table:table-cell table:style-name="ce51" office:value-type="string" calcext:value-type="string">
            <text:p>citation, scholarly literature, front-page, error metrics</text:p>
          </table:table-cell>
          <table:table-cell table:style-name="ce51"/>
          <table:table-cell table:style-name="ce51" office:value-type="string" calcext:value-type="string">
            <text:p>text retrieval</text:p>
          </table:table-cell>
          <table:table-cell table:style-name="ce51" office:value-type="string" calcext:value-type="string">
            <text:p>citation extraction</text:p>
          </table:table-cell>
          <table:table-cell table:style-name="ce51"/>
          <table:table-cell table:number-columns-repeated="16376"/>
        </table:table-row>
        <table:table-row table:style-name="ro6">
          <table:table-cell table:style-name="ce49" office:value-type="string" calcext:value-type="string">
            <text:p>Japanese Patent Office</text:p>
          </table:table-cell>
          <table:table-cell table:style-name="ce51" office:value-type="string" calcext:value-type="string">
            <text:p><text:a xlink:href="https://www.iip.or.jp/e/patentdb/index.html" xlink:type="simple">https://www.iip.or.jp/e/patentdb/index.html</text:a></text:p>
          </table:table-cell>
          <table:table-cell table:style-name="ce51" office:value-type="string" calcext:value-type="string">
            <text:p/>
            <text:p/>
            <text:p>IIP Patent Database (IIP Patent DB) is a database developed for statistical analysis of patents based on the Japan Patent Office (JPO) “Standardized Data.“ Intellectual Property Institute (IIP) provides the IIP patent DB to further promote patent statistical research.</text:p>
          </table:table-cell>
          <table:table-cell table:style-name="ce51" office:value-type="string" calcext:value-type="string">
            <text:p>Japan, patents, patent office</text:p>
          </table:table-cell>
          <table:table-cell table:style-name="ce51" table:number-columns-repeated="4"/>
          <table:table-cell table:number-columns-repeated="16376"/>
        </table:table-row>
        <table:table-row table:style-name="ro7">
          <table:table-cell table:style-name="ce49" office:value-type="string" calcext:value-type="string">
            <text:p>MIT Scholarly Works Over Time</text:p>
          </table:table-cell>
          <table:table-cell table:style-name="ce51" office:value-type="string" calcext:value-type="string">
            <text:p><text:a xlink:href="https://lens-public.s3-us-west-2.amazonaws.com/sloan/scholarly/201932/mit_scholarly.zip" xlink:type="simple">https://lens-public.s3-us-west-2.amazonaws.com/sloan/scholarly/201932/mit_scholarly.zip</text:a></text:p>
          </table:table-cell>
          <table:table-cell table:style-name="ce51" office:value-type="string" calcext:value-type="string">
            <text:p>Scholarly works produced by MIT 1950-2018</text:p>
          </table:table-cell>
          <table:table-cell table:style-name="ce51" office:value-type="string" calcext:value-type="string">
            <text:p>scholarly literature</text:p>
          </table:table-cell>
          <table:table-cell table:style-name="ce51" table:number-columns-repeated="4"/>
          <table:table-cell table:number-columns-repeated="16376"/>
        </table:table-row>
        <table:table-row table:style-name="ro7">
          <table:table-cell table:style-name="ce49" office:value-type="string" calcext:value-type="string">
            <text:p>MIT Scholarly Works Cited by Patents</text:p>
          </table:table-cell>
          <table:table-cell table:style-name="ce51" office:value-type="string" calcext:value-type="string">
            <text:p><text:a xlink:href="https://lens-public.s3-us-west-2.amazonaws.com/sloan/scholarly/201932/mit_scholarly_cited_by_patents.zip" xlink:type="simple">https://lens-public.s3-us-west-2.amazonaws.com/sloan/scholarly/201932/mit_scholarly_cited_by_patents.zip</text:a></text:p>
          </table:table-cell>
          <table:table-cell table:style-name="ce51" office:value-type="string" calcext:value-type="string">
            <text:p>MIT Scholarly Works Cited by Patents 1950-2018</text:p>
          </table:table-cell>
          <table:table-cell table:style-name="ce51" office:value-type="string" calcext:value-type="string">
            <text:p>citation, scholarly literature</text:p>
          </table:table-cell>
          <table:table-cell table:style-name="ce51" table:number-columns-repeated="4"/>
          <table:table-cell table:number-columns-repeated="16376"/>
        </table:table-row>
        <table:table-row table:style-name="ro8">
          <table:table-cell table:style-name="ce49" office:value-type="string" calcext:value-type="string">
            <text:p>Patents Citing MIT Publications</text:p>
          </table:table-cell>
          <table:table-cell table:style-name="ce51" office:value-type="string" calcext:value-type="string">
            <text:p><text:a xlink:href="https://www.lens.org/lens/search/patent/list?collectionId=22790&amp;p=0&amp;n=10" xlink:type="simple">https://www.lens.org/lens/search/patent/list?collectionId=22790&amp;p=0&amp;n=10</text:a></text:p>
          </table:table-cell>
          <table:table-cell table:style-name="ce51" office:value-type="string" calcext:value-type="string">
            <text:p>This collection encompasses patents that cite the scholarly works of Massachusetts Institute of Technology. </text:p>
          </table:table-cell>
          <table:table-cell table:style-name="ce51" office:value-type="string" calcext:value-type="string">
            <text:p>citation, scholarly literature</text:p>
          </table:table-cell>
          <table:table-cell table:style-name="ce51" table:number-columns-repeated="4"/>
          <table:table-cell table:number-columns-repeated="16376"/>
        </table:table-row>
        <table:table-row table:style-name="ro9">
          <table:table-cell table:style-name="ce49" office:value-type="string" calcext:value-type="string">
            <text:p>Disambiguation and Co-authorship Networks of the U.S. Patent Inventor Database</text:p>
          </table:table-cell>
          <table:table-cell table:style-name="ce51" office:value-type="string" calcext:value-type="string">
            <text:p><text:a xlink:href="https://dataverse.harvard.edu/dataset.xhtml?persistentId=doi:10.7910/DVN/5F1RRI" xlink:type="simple">https://dataverse.harvard.edu/dataset.xhtml?persistentId=doi:10.7910/DVN/5F1RRI</text:a></text:p>
          </table:table-cell>
          <table:table-cell table:style-name="ce51" office:value-type="string" calcext:value-type="string">
            <text:p>Name disambiguation of US inventors, 1975-2010. Using a Bayesian supervised learning approach, we identify individual inventors from the U.S. utility patent database, from 1975 to the present. An interface to calculate and illustrate patent co-authorship networks and social network measures is also provided. The network representation does not require bounding the social network beforehand. We provide descriptive statistics of individual and collaborative variables and illustrate examples of networks for an individual, an organization, a technology, and a region. The paper provides an overview of the technical algorithms and pointers to the data, code, and documentation, with the hope of further open development by the research community. </text:p>
          </table:table-cell>
          <table:table-cell table:style-name="ce51" office:value-type="string" calcext:value-type="string">
            <text:p>coauthor network, disambiguation, United States</text:p>
          </table:table-cell>
          <table:table-cell table:style-name="ce51"/>
          <table:table-cell table:style-name="ce51" office:value-type="string" calcext:value-type="string">
            <text:p>matching</text:p>
          </table:table-cell>
          <table:table-cell table:style-name="ce51" office:value-type="string" calcext:value-type="string">
            <text:p>name disambiguation</text:p>
          </table:table-cell>
          <table:table-cell table:style-name="ce51"/>
          <table:table-cell table:number-columns-repeated="16376"/>
        </table:table-row>
        <table:table-row table:style-name="ro10">
          <table:table-cell table:style-name="ce49" office:value-type="string" calcext:value-type="string">
            <text:p>The careers and co-authorship networks of U.S. patent-holders, since 1975</text:p>
          </table:table-cell>
          <table:table-cell table:style-name="ce51" office:value-type="string" calcext:value-type="string">
            <text:p><text:a xlink:href="https://dataverse.harvard.edu/dataset.xhtml?persistentId=doi:10.7910/DVN/YJUNUN" xlink:type="simple">https://dataverse.harvard.edu/dataset.xhtml?persistentId=doi:10.7910/DVN/YJUNUN</text:a></text:p>
          </table:table-cell>
          <table:table-cell table:style-name="ce51" office:value-type="string" calcext:value-type="string">
            <text:p>The identification enables construction of social networks based on patent co-authorship. We will eventually provide descriptive statistics of individual and collaborative variables and illustrated examples of networks for an individual, an organization, a technology, and a region. The data and code will be publically available for community use and improvement and will enable updating as frequently as new patents are issued. </text:p>
          </table:table-cell>
          <table:table-cell table:style-name="ce51" office:value-type="string" calcext:value-type="string">
            <text:p>coauthor network, United States, social networks</text:p>
          </table:table-cell>
          <table:table-cell table:style-name="ce51" table:number-columns-repeated="4"/>
          <table:table-cell table:number-columns-repeated="16376"/>
        </table:table-row>
        <table:table-row table:style-name="ro5">
          <table:table-cell table:style-name="ce49" office:value-type="string" calcext:value-type="string">
            <text:p>Penn World Tables</text:p>
          </table:table-cell>
          <table:table-cell table:style-name="ce51" office:value-type="string" calcext:value-type="string">
            <text:p><text:a xlink:href="https://www.rug.nl/ggdc/productivity/pwt/?lang=en" xlink:type="simple">https://www.rug.nl/ggdc/productivity/pwt/?lang=en</text:a></text:p>
          </table:table-cell>
          <table:table-cell table:style-name="ce51" office:value-type="string" calcext:value-type="string">
            <text:p>PWT version 10.0 is a database with information on relative levels of income, output, input and productivity, covering 183 countries between 1950 and 2019. Access to the data is provided in Excel, Stata and online formats.</text:p>
          </table:table-cell>
          <table:table-cell table:style-name="ce51" office:value-type="string" calcext:value-type="string">
            <text:p>geograpy, GDP, productivity</text:p>
          </table:table-cell>
          <table:table-cell table:style-name="ce51" table:number-columns-repeated="4"/>
          <table:table-cell table:number-columns-repeated="16376"/>
        </table:table-row>
        <table:table-row table:style-name="ro8">
          <table:table-cell table:style-name="ce49" office:value-type="string" calcext:value-type="string">
            <text:p>Worldwide Count of Priority Patents</text:p>
          </table:table-cell>
          <table:table-cell table:style-name="ce51" office:value-type="string" calcext:value-type="string">
            <text:p><text:a xlink:href="http://www.gder.info/download_wwc_excel.html" xlink:type="simple">http://www.gder.info/download_wwc_excel.html</text:a></text:p>
          </table:table-cell>
          <table:table-cell table:style-name="ce51" office:value-type="string" calcext:value-type="string">
            <text:p>The goal of the project was to produce a dataset of priority patent applications filed across the globe, allocated by inventor and applicant location.</text:p>
          </table:table-cell>
          <table:table-cell table:style-name="ce51" office:value-type="string" calcext:value-type="string">
            <text:p>priority patents, location of inventors</text:p>
          </table:table-cell>
          <table:table-cell table:style-name="ce51" table:number-columns-repeated="2"/>
          <table:table-cell table:style-name="ce51" office:value-type="string" calcext:value-type="string">
            <text:p>localisation</text:p>
          </table:table-cell>
          <table:table-cell table:style-name="ce51"/>
          <table:table-cell table:number-columns-repeated="16376"/>
        </table:table-row>
        <table:table-row table:style-name="ro4">
          <table:table-cell table:style-name="ce49" office:value-type="string" calcext:value-type="string">
            <text:p>Geocoding of worldwide patent data</text:p>
          </table:table-cell>
          <table:table-cell table:style-name="ce51" office:value-type="string" calcext:value-type="string">
            <text:p><text:a xlink:href="https://dataverse.harvard.edu/dataset.xhtml?persistentId=doi:10.7910/DVN/OTTBDX" xlink:type="simple">https://dataverse.harvard.edu/dataset.xhtml?persistentId=doi:10.7910/DVN/OTTBDX</text:a></text:p>
          </table:table-cell>
          <table:table-cell table:style-name="ce51" office:value-type="string" calcext:value-type="string">
            <text:p>The dataset provides geographic coordinates for inventor and applicant locations in 18.8 million patent documents spanning over more than 30 years. The geocoded data are further allocated to the corresponding countries, regions and cities. When the address information was missing in the original patent document, we imputed it by using information from subsequent filings in the patent family. The resulting database can be used to study patenting activity at a fine-grained geographic level without creating bias towards the traditional, established patent offices.</text:p>
          </table:table-cell>
          <table:table-cell table:style-name="ce51" office:value-type="string" calcext:value-type="string">
            <text:p>geography, location of inventors, PATSTAT</text:p>
          </table:table-cell>
          <table:table-cell table:style-name="ce51" table:number-columns-repeated="2"/>
          <table:table-cell table:style-name="ce51" office:value-type="string" calcext:value-type="string">
            <text:p>localisation</text:p>
          </table:table-cell>
          <table:table-cell table:style-name="ce51"/>
          <table:table-cell table:number-columns-repeated="16376"/>
        </table:table-row>
        <table:table-row table:style-name="ro7">
          <table:table-cell table:style-name="ce49" office:value-type="string" calcext:value-type="string">
            <text:p>On the price elasticity of demand for patents</text:p>
          </table:table-cell>
          <table:table-cell table:style-name="ce51" office:value-type="string" calcext:value-type="string">
            <text:p><text:a xlink:href="http://www.gder.info/download_OBES_data.html" xlink:type="simple">http://www.gder.info/download_OBES_data.html</text:a></text:p>
          </table:table-cell>
          <table:table-cell table:style-name="ce51" office:value-type="string" calcext:value-type="string">
            <text:p>Fees since 1980 at the European (EPO), the US and the Japanese patent offices.</text:p>
          </table:table-cell>
          <table:table-cell table:style-name="ce51" office:value-type="string" calcext:value-type="string">
            <text:p>patent demand, United States, Europe, Japan</text:p>
          </table:table-cell>
          <table:table-cell table:style-name="ce51" table:number-columns-repeated="4"/>
          <table:table-cell table:number-columns-repeated="16376"/>
        </table:table-row>
        <table:table-row table:style-name="ro11">
          <table:table-cell table:style-name="ce49" office:value-type="string" calcext:value-type="string">
            <text:p>Patents arising from U.S. government funding</text:p>
          </table:table-cell>
          <table:table-cell table:style-name="ce51" office:value-type="string" calcext:value-type="string">
            <text:p><text:a xlink:href="https://zenodo.org/record/3369582" xlink:type="simple">https://zenodo.org/record/3369582</text:a></text:p>
          </table:table-cell>
          <table:table-cell table:style-name="ce51" office:value-type="string" calcext:value-type="string">
            <text:p>The 3PFL database links information on patented inventions and scientific publications related to a public procurement contract or a research grant awarded by the U.S. Federal Government to detailed contract-level/grant-level information (e.g., awarding agency, recipient organization, award size). We have combined data from multiple sources, including (but not limited to) the United States Patent and Trademark Office bulk database, the Federal Procurement Database System, the Award Submission Portal (ASP), and the European Patent Office's PATSTAT database. We also provide a link to the scientific publications associated with these patents. The 3PFL database provides rich and original information that opens the door to novel empirical research in the economics of innovation and science. </text:p>
          </table:table-cell>
          <table:table-cell table:style-name="ce51" office:value-type="string" calcext:value-type="string">
            <text:p>research funding, United States</text:p>
          </table:table-cell>
          <table:table-cell table:style-name="ce51" table:number-columns-repeated="4"/>
          <table:table-cell table:number-columns-repeated="16376"/>
        </table:table-row>
        <table:table-row table:style-name="ro5">
          <table:table-cell table:style-name="ce49" office:value-type="string" calcext:value-type="string">
            <text:p>PATSTAT</text:p>
          </table:table-cell>
          <table:table-cell table:style-name="ce51" office:value-type="string" calcext:value-type="string">
            <text:p><text:a xlink:href="https://www.epo.org/searching-for-patents/business/patstat.html#tab3" xlink:type="simple">https://www.epo.org/searching-for-patents/business/patstat.html#tab3</text:a></text:p>
          </table:table-cell>
          <table:table-cell table:style-name="ce51" office:value-type="string" calcext:value-type="string">
            <text:p>PATSTAT contains bibliographical and legal event patent data from leading industrialised and developing countries. This is extracted from the EPO’s databases and is either provided as bulk data or can be consulted online. </text:p>
          </table:table-cell>
          <table:table-cell table:style-name="ce51" office:value-type="string" calcext:value-type="string">
            <text:p>Europe, patents</text:p>
          </table:table-cell>
          <table:table-cell table:style-name="ce51" table:number-columns-repeated="4"/>
          <table:table-cell table:number-columns-repeated="16376"/>
        </table:table-row>
        <table:table-row table:style-name="ro12">
          <table:table-cell table:style-name="ce49" office:value-type="string" calcext:value-type="string">
            <text:p><text:a xlink:href="http://lens.org/" xlink:type="simple">Lens.org</text:a></text:p>
          </table:table-cell>
          <table:table-cell table:style-name="ce51" office:value-type="string" calcext:value-type="string">
            <text:p><text:a xlink:href="https://lens.org/" xlink:type="simple">https://lens.org/</text:a></text:p>
          </table:table-cell>
          <table:table-cell table:style-name="ce51" office:value-type="string" calcext:value-type="string">
            <text:p>Lens serves nearly all of the patent documents in the world as open, annotatable digital public goods that are integrated with scholarly and technical literature along with regulatory and business data. The Lens will allow documents and analyses to be shared and embedded to support open mapping of knowledge-directed innovation. </text:p>
          </table:table-cell>
          <table:table-cell table:style-name="ce51" office:value-type="string" calcext:value-type="string">
            <text:p>citation, scholarly literature</text:p>
          </table:table-cell>
          <table:table-cell table:style-name="ce51" table:number-columns-repeated="4"/>
          <table:table-cell table:number-columns-repeated="16376"/>
        </table:table-row>
        <table:table-row table:style-name="ro5">
          <table:table-cell table:style-name="ce49" office:value-type="string" calcext:value-type="string">
            <text:p>Microsoft Academic Graph</text:p>
          </table:table-cell>
          <table:table-cell table:style-name="ce51" office:value-type="string" calcext:value-type="string">
            <text:p><text:a xlink:href="https://academic.microsoft.com/home" xlink:type="simple">https://academic.microsoft.com/home</text:a></text:p>
          </table:table-cell>
          <table:table-cell table:style-name="ce51" office:value-type="string" calcext:value-type="string">
            <text:p>The Microsoft Academic Graph is a heterogeneous graph containing scientific publication records, citation relationships between those publications, as well as authors, institutions, journals, conferences, and fields of study. </text:p>
          </table:table-cell>
          <table:table-cell table:style-name="ce51" office:value-type="string" calcext:value-type="string">
            <text:p>citation, scholarly literature</text:p>
          </table:table-cell>
          <table:table-cell table:style-name="ce51" table:number-columns-repeated="4"/>
          <table:table-cell table:number-columns-repeated="16376"/>
        </table:table-row>
        <table:table-row table:style-name="ro13">
          <table:table-cell table:style-name="ce49" office:value-type="string" calcext:value-type="string">
            <text:p>Crios‐Patstat Database</text:p>
          </table:table-cell>
          <table:table-cell table:style-name="ce51" office:value-type="string" calcext:value-type="string">
            <text:p><text:a xlink:href="https://www.icrios.unibocconi.eu/wps/wcm/connect/Cdr/Icrios/Home/Resources/Databases/PATENTS-ICRIOS+database/" xlink:type="simple">https://www.icrios.unibocconi.eu/wps/wcm/connect/Cdr/Icrios/Home/Resources/Databases/PATENTS-ICRIOS+database/</text:a></text:p>
          </table:table-cell>
          <table:table-cell table:style-name="ce51" office:value-type="string" calcext:value-type="string">
            <text:p>Disambiguated inventor's and applicant's names for EPO records. A major problem with PATSTAT was that data are provided in a raw format. Data have been therefore thoroughly elaborated by ICRIOS to produce a cleaned and harmonized database: PATENTS-ICRIOS. Data process­ing consisted mainly in a thorough work of clean­ing and standardization of rough in­forma­tion provided by the EPO. </text:p>
            <text:p>Such work of name standardization has been carried out at the level of individual inventors and applicants.</text:p>
            <text:p/>
            <text:p>In addition to this, each patent document also reports further information not included in Patstat, (FI concordance tables to convert IPC codes into more aggregated and manageable technological classes). </text:p>
            <text:p/>
            <text:p>Data included in these reports are for EPO patent office only; last update has been released on 10/2016; starting date for EPO applications is 1978, bytheway in many reports by priority date you'll meat earlier dates.</text:p>
          </table:table-cell>
          <table:table-cell table:style-name="ce51" office:value-type="string" calcext:value-type="string">
            <text:p>disambiguation, Europe</text:p>
          </table:table-cell>
          <table:table-cell table:style-name="ce51" table:number-columns-repeated="2"/>
          <table:table-cell table:style-name="ce51" office:value-type="string" calcext:value-type="string">
            <text:p>name disambiguation</text:p>
          </table:table-cell>
          <table:table-cell table:style-name="ce51"/>
          <table:table-cell table:number-columns-repeated="16376"/>
        </table:table-row>
        <table:table-row table:style-name="ro14">
          <table:table-cell table:style-name="ce49" office:value-type="string" calcext:value-type="string">
            <text:p>NBER US Patent Data Project</text:p>
          </table:table-cell>
          <table:table-cell table:style-name="ce51" office:value-type="string" calcext:value-type="string">
            <text:p><text:a xlink:href="https://sites.google.com/site/patentdataproject/Home/downloads?authuser=0" xlink:type="simple">https://sites.google.com/site/patentdataproject/Home/downloads?authuser=0</text:a></text:p>
          </table:table-cell>
          <table:table-cell table:style-name="ce51" office:value-type="string" calcext:value-type="string">
            <text:p>The main dataset extends from Jan 1, 1963, through december 30, 2006, and includes all the utility patents granted during that period. The citations file includes all citations made by patents granted in 1975-1999.</text:p>
          </table:table-cell>
          <table:table-cell table:style-name="ce51" office:value-type="string" calcext:value-type="string">
            <text:p>United States</text:p>
          </table:table-cell>
          <table:table-cell table:style-name="ce51" table:number-columns-repeated="4"/>
          <table:table-cell table:number-columns-repeated="16376"/>
        </table:table-row>
        <table:table-row table:style-name="ro5">
          <table:table-cell table:style-name="ce49" office:value-type="string" calcext:value-type="string">
            <text:p>USPTO PatentsView</text:p>
          </table:table-cell>
          <table:table-cell table:style-name="ce51" office:value-type="string" calcext:value-type="string">
            <text:p><text:a xlink:href="https://patentsview.org/" xlink:type="simple">https://patentsview.org/</text:a></text:p>
          </table:table-cell>
          <table:table-cell table:style-name="ce51" office:value-type="string" calcext:value-type="string">
            <text:p>PatentsView includes US patent data including raw data (summaries, applications, pregrant applications), disambugations of inventors and assignees, and inventor gender estimates. <text:s/>Also foreign priority data, # of figures and sheets, and government interest statements.</text:p>
          </table:table-cell>
          <table:table-cell table:style-name="ce51" office:value-type="string" calcext:value-type="string">
            <text:p>disambiguation, United States, gender</text:p>
          </table:table-cell>
          <table:table-cell table:style-name="ce51" table:number-columns-repeated="2"/>
          <table:table-cell table:style-name="ce51" office:value-type="string" calcext:value-type="string">
            <text:p>name disambiguation, gender estimation</text:p>
          </table:table-cell>
          <table:table-cell table:style-name="ce51"/>
          <table:table-cell table:number-columns-repeated="16376"/>
        </table:table-row>
        <table:table-row table:style-name="ro6">
          <table:table-cell table:style-name="ce49" office:value-type="string" calcext:value-type="string">
            <text:p>Microsoft Academic Knowledge Graph</text:p>
          </table:table-cell>
          <table:table-cell table:style-name="ce51" office:value-type="string" calcext:value-type="string">
            <text:p><text:a xlink:href="http://ma-graph.org/" xlink:type="simple">http://ma-graph.org/</text:a></text:p>
          </table:table-cell>
          <table:table-cell table:style-name="ce51" office:value-type="string" calcext:value-type="string">
            <text:p>A large RDF data set with over eight billion triples with information about scientific publications and related entities, such as authors, institutions, journals, and fields of study. The data set is based on the Microsoft Academic Graph and licensed under the Open Data Attributions license. Furthermore, we provide entity embeddings for all 210M represented scientific papers.</text:p>
          </table:table-cell>
          <table:table-cell table:style-name="ce51" office:value-type="string" calcext:value-type="string">
            <text:p>citation, scholarly literature</text:p>
          </table:table-cell>
          <table:table-cell table:style-name="ce51" table:number-columns-repeated="4"/>
          <table:table-cell table:number-columns-repeated="16376"/>
        </table:table-row>
        <table:table-row table:style-name="ro15">
          <table:table-cell table:style-name="ce49" office:value-type="string" calcext:value-type="string">
            <text:p>IPRoduct</text:p>
          </table:table-cell>
          <table:table-cell table:style-name="ce51" office:value-type="string" calcext:value-type="string">
            <text:p><text:a xlink:href="https://iproduct.io/app" xlink:type="simple">https://iproduct.io/app</text:a></text:p>
          </table:table-cell>
          <table:table-cell table:style-name="ce51" office:value-type="string" calcext:value-type="string">
            <text:p>The IPRoduct project seeks to link innovative goods to the patents upon which they are based. By directly linking products to patents, this project tracks innovation to the point where it meets consumers, the true commercial end point of investments in Science &amp; Technology. The output of the project is a database of linked product-patent pairs that is made publicly available.</text:p>
            <text:p/>
            <text:p>The data is sourced from virtual patent marking web pages. Everyone has seen the ‘patent pending’ notice on some products. Sometimes, manufacturers print the actual patent numbers on products -- ‘physical patent marking'.</text:p>
            <text:p/>
            <text:p>The complete database is composed of 800 companies, 1447 web pages, 24463 products, 19815 U.S. patents and 151176 relationships.</text:p>
            <text:p/>
          </table:table-cell>
          <table:table-cell table:style-name="ce51" office:value-type="string" calcext:value-type="string">
            <text:p>Products, disambiguation, trademarks, physical patent marking</text:p>
          </table:table-cell>
          <table:table-cell table:style-name="ce51" table:number-columns-repeated="2"/>
          <table:table-cell table:style-name="ce51" office:value-type="string" calcext:value-type="string">
            <text:p>product identification</text:p>
          </table:table-cell>
          <table:table-cell table:style-name="ce51"/>
          <table:table-cell table:number-columns-repeated="16376"/>
        </table:table-row>
        <table:table-row table:style-name="ro12">
          <table:table-cell table:style-name="ce49" office:value-type="string" calcext:value-type="string">
            <text:p>Replication Data for: Government-funded research increasingly fuels innovation</text:p>
          </table:table-cell>
          <table:table-cell table:style-name="ce51" office:value-type="string" calcext:value-type="string">
            <text:p><text:a xlink:href="https://dataverse.harvard.edu/dataset.xhtml?persistentId=doi:10.7910/DVN/DKESRC" xlink:type="simple">https://dataverse.harvard.edu/dataset.xhtml?persistentId=doi:10.7910/DVN/DKESRC</text:a></text:p>
          </table:table-cell>
          <table:table-cell table:style-name="ce51" office:value-type="string" calcext:value-type="string">
            <text:p>This includes patent level metadata, 1926-1975 (OCRed from USPTO Image PDF files), 1976-2017 (parsed from USPTO HTML files), patent meta data, CPC, geography, agencies, entity size of the patent owner etc, government support categories at patent level and finally, aggregate yearly statistics. (2019-06-02) </text:p>
          </table:table-cell>
          <table:table-cell table:style-name="ce51" office:value-type="string" calcext:value-type="string">
            <text:p>research funding, United States</text:p>
          </table:table-cell>
          <table:table-cell table:style-name="ce51" table:number-columns-repeated="2"/>
          <table:table-cell table:style-name="ce51" office:value-type="string" calcext:value-type="string">
            <text:p>name disambiguation</text:p>
          </table:table-cell>
          <table:table-cell table:style-name="ce51"/>
          <table:table-cell table:number-columns-repeated="16376"/>
        </table:table-row>
        <table:table-row table:style-name="ro14">
          <table:table-cell table:style-name="ce49" office:value-type="string" calcext:value-type="string">
            <text:p>Google Patents Public Datasets</text:p>
          </table:table-cell>
          <table:table-cell table:style-name="ce51" office:value-type="string" calcext:value-type="string">
            <text:p><text:a xlink:href="https://console.cloud.google.com/marketplace/details/google_patents_public_datasets/google-patents-public-data" xlink:type="simple">https://console.cloud.google.com/marketplace/details/google_patents_public_datasets/google-patents-public-data</text:a></text:p>
          </table:table-cell>
          <table:table-cell table:style-name="ce51" office:value-type="string" calcext:value-type="string">
            <text:p>Worldwide (100+ countries) bibliographic and USPTO full-text, available via BigQuery. Provided by IFI CLAIMS Patent Services, a worldwide bibliographic and US full-text dataset of patent publications. Updated quarterly.</text:p>
          </table:table-cell>
          <table:table-cell table:style-name="ce51" office:value-type="string" calcext:value-type="string">
            <text:p>Google Patents</text:p>
          </table:table-cell>
          <table:table-cell table:style-name="ce51" table:number-columns-repeated="4"/>
          <table:table-cell table:number-columns-repeated="16376"/>
        </table:table-row>
        <table:table-row table:style-name="ro8">
          <table:table-cell table:style-name="ce49" office:value-type="string" calcext:value-type="string">
            <text:p>Semantic Scholar Open Research Corpus</text:p>
          </table:table-cell>
          <table:table-cell table:style-name="ce51" office:value-type="string" calcext:value-type="string">
            <text:p><text:a xlink:href="https://api.semanticscholar.org/corpus" xlink:type="simple">https://api.semanticscholar.org/corpus</text:a></text:p>
          </table:table-cell>
          <table:table-cell table:style-name="ce51" office:value-type="string" calcext:value-type="string">
            <text:p>Semantic Scholar's records for research papers published in all fields provided as an easy-to-use JSON archive. </text:p>
          </table:table-cell>
          <table:table-cell table:style-name="ce51" office:value-type="string" calcext:value-type="string">
            <text:p>citation, scholarly literature</text:p>
          </table:table-cell>
          <table:table-cell table:style-name="ce51" table:number-columns-repeated="4"/>
          <table:table-cell table:number-columns-repeated="16376"/>
        </table:table-row>
        <table:table-row table:style-name="ro6">
          <table:table-cell table:style-name="ce49" office:value-type="string" calcext:value-type="string">
            <text:p>UVA Darden Global Corporate Patent Dataset (disambiguated assignees)</text:p>
          </table:table-cell>
          <table:table-cell table:style-name="ce51" office:value-type="string" calcext:value-type="string">
            <text:p><text:a xlink:href="https://patents.darden.virginia.edu/" xlink:type="simple">https://patents.darden.virginia.edu/</text:a></text:p>
          </table:table-cell>
          <table:table-cell table:style-name="ce51" office:value-type="string" calcext:value-type="string">
            <text:p>The dataset has information on about 3 million USPTO patents, which were granted between 1980 and 2017, assigned to publicly listed companies worldwide, and linked to those assignee companies using the following identifiers: Unique Patent Number, as given by the USPTO, GVKEY, as the firm identifier, from the S&amp;P Compustat Global database. </text:p>
          </table:table-cell>
          <table:table-cell table:style-name="ce51" office:value-type="string" calcext:value-type="string">
            <text:p>United States, disambiguation</text:p>
          </table:table-cell>
          <table:table-cell table:style-name="ce51" table:number-columns-repeated="2"/>
          <table:table-cell table:style-name="ce51" office:value-type="string" calcext:value-type="string">
            <text:p>name disambiguation, firm matching</text:p>
          </table:table-cell>
          <table:table-cell table:style-name="ce51"/>
          <table:table-cell table:number-columns-repeated="16376"/>
        </table:table-row>
        <table:table-row table:style-name="ro16">
          <table:table-cell table:style-name="ce49" office:value-type="string" calcext:value-type="string">
            <text:p>DISCERN: Duke Innovation &amp; SCientific Enterprises Research Network </text:p>
          </table:table-cell>
          <table:table-cell table:style-name="ce51" office:value-type="string" calcext:value-type="string">
            <text:p><text:a xlink:href="https://doi.org/10.5281/zenodo.3594642" xlink:type="simple">https://doi.org/10.5281/zenodo.3594642</text:a></text:p>
          </table:table-cell>
          <table:table-cell table:style-name="ce51" office:value-type="string" calcext:value-type="string">
            <text:p>Patents (as well as scientific articles, and NPL citations at the aggregate firm-level) matched to U.S. Compustat firms over the period 1980-2015. In extending the match to Compustat up to 2015, we address two major challenges: name changes and ownership changes. Our UO and subsidiary historical standardized firm name lists, including the dynamic reassignment, are publicly available for researches to match to their database of interest.</text:p>
          </table:table-cell>
          <table:table-cell table:style-name="ce51" office:value-type="string" calcext:value-type="string">
            <text:p>Compustat, Patents, Publications, NPL, Name changes, Dynamic reassignment, GVKEY, Disambiguation</text:p>
          </table:table-cell>
          <table:table-cell table:style-name="ce51" table:number-columns-repeated="2"/>
          <table:table-cell table:style-name="ce51" office:value-type="string" calcext:value-type="string">
            <text:p>firm matching</text:p>
          </table:table-cell>
          <table:table-cell table:style-name="ce51"/>
          <table:table-cell table:number-columns-repeated="16376"/>
        </table:table-row>
        <table:table-row table:style-name="ro17">
          <table:table-cell table:style-name="ce49" office:value-type="string" calcext:value-type="string">
            <text:p>Patent Citation Similarity</text:p>
          </table:table-cell>
          <table:table-cell table:style-name="ce51" office:value-type="string" calcext:value-type="string">
            <text:p><text:a xlink:href="https://storage.googleapis.com/jmk_public/Kuhn-Younge-Marco_Patent_Citation_Similarity_2017-10-23.csv" xlink:type="simple">https://storage.googleapis.com/jmk_public/Kuhn-Younge-Marco_Patent_Citation_Similarity_2017-10-23.csv</text:a></text:p>
          </table:table-cell>
          <table:table-cell table:style-name="ce51" office:value-type="string" calcext:value-type="string">
            <text:p>Many studies of innovation rely on patent citations to measure intellectual lineage and impact. To create this dataset, we use a vector space model of patent similarity to compute the technological similarity between each pair of citing-cited patents. The VSM model analyzes the full text of each document to position it as a vector in a vector space that includes more than 700,000 dimensions and then calculates the angular distance between the two vectors. The dataset includes similarity values for all citations made by patents issued between 1976 and 2017 to issued patents or published patent applications.</text:p>
          </table:table-cell>
          <table:table-cell table:style-name="ce51" office:value-type="string" calcext:value-type="string">
            <text:p>similarity, citation</text:p>
          </table:table-cell>
          <table:table-cell table:style-name="ce51"/>
          <table:table-cell table:style-name="ce51" office:value-type="string" calcext:value-type="string">
            <text:p>similarity</text:p>
          </table:table-cell>
          <table:table-cell table:style-name="ce51" office:value-type="string" calcext:value-type="string">
            <text:p>patent similarity</text:p>
          </table:table-cell>
          <table:table-cell table:style-name="ce51"/>
          <table:table-cell table:number-columns-repeated="16376"/>
        </table:table-row>
        <table:table-row table:style-name="ro18">
          <table:table-cell table:style-name="ce49" office:value-type="string" calcext:value-type="string">
            <text:p>Patent Scope and Examiner Toughness</text:p>
          </table:table-cell>
          <table:table-cell table:style-name="ce51" office:value-type="string" calcext:value-type="string">
            <text:p><text:a xlink:href="https://storage.googleapis.com/jmk_public/Kuhn-Thompson_Patent_Scope_2017-10-23.csv" xlink:type="simple">https://storage.googleapis.com/jmk_public/Kuhn-Thompson_Patent_Scope_2017-10-23.csv</text:a></text:p>
          </table:table-cell>
          <table:table-cell table:style-name="ce51" office:value-type="string" calcext:value-type="string">
            <text:p>This dataset includes an easy-to-use measure of patent scope that is grounded both in patent law and in the practices of patent attorneys. Our measure counts the number of words in the patents’ first claim. The longer the first claim, the less scope a patent has. This is because a longer claim has more details – and all those details must be met for another invention to be infringing. Hence, the more details there are in the patent, the greater are the opportunities for others to invent around it. We validate our measure by showing both that patent attorneys’ subjective assessments of scope agree with our estimates, and that the behavior of patenters is consistent with it. To facilitate drawing causal inferences with our measure, we show how it can be used to create an instrumental variable, patent examiner Scope Toughness, which we also validate.</text:p>
          </table:table-cell>
          <table:table-cell table:style-name="ce51" office:value-type="string" calcext:value-type="string">
            <text:p>Examiners, patent scope, legal, assessment</text:p>
          </table:table-cell>
          <table:table-cell table:style-name="ce51" table:number-columns-repeated="2"/>
          <table:table-cell table:style-name="ce51" office:value-type="string" calcext:value-type="string">
            <text:p>scope estimation</text:p>
          </table:table-cell>
          <table:table-cell table:style-name="ce51"/>
          <table:table-cell table:number-columns-repeated="16376"/>
        </table:table-row>
        <table:table-row table:style-name="ro3">
          <table:table-cell table:style-name="ce49" office:value-type="string" calcext:value-type="string">
            <text:p>Patent Citation Timing and Source</text:p>
          </table:table-cell>
          <table:table-cell table:style-name="ce51" office:value-type="string" calcext:value-type="string">
            <text:p><text:a xlink:href="https://storage.googleapis.com/jmk_public/Kuhn-Younge-Marco_Patent_Citation_Source_and_Timing_2017-09-25.csv" xlink:type="simple">https://storage.googleapis.com/jmk_public/Kuhn-Younge-Marco_Patent_Citation_Source_and_Timing_2017-09-25.csv</text:a></text:p>
          </table:table-cell>
          <table:table-cell table:style-name="ce51" office:value-type="string" calcext:value-type="string">
            <text:p>Innovation studies frequently distinguish between patent citation submitted by the patent examiner and those submitted by the patent application. However, publicly available citations data is often misleading, for instance by attributing a patent citation to the patent examiner when it was in fact first submitted by the patent application. This dataset uses internal USPTO data to identify the date on which each citation was first submitted as well as the party (examiner or applicant) who first submitted it. The dataset includes observations for citations made by patents issued 2001-2014, although some level of leftward truncation is evident due to limitations in internal data availability at the USPTO.</text:p>
          </table:table-cell>
          <table:table-cell table:style-name="ce51" office:value-type="string" calcext:value-type="string">
            <text:p>timing, citation, United States</text:p>
          </table:table-cell>
          <table:table-cell table:style-name="ce51" table:number-columns-repeated="2"/>
          <table:table-cell table:style-name="ce51" office:value-type="string" calcext:value-type="string">
            <text:p>citation provenance</text:p>
          </table:table-cell>
          <table:table-cell table:style-name="ce51"/>
          <table:table-cell table:number-columns-repeated="16376"/>
        </table:table-row>
        <table:table-row table:style-name="ro2">
          <table:table-cell table:style-name="ce49" office:value-type="string" calcext:value-type="string">
            <text:p>Patent Families Dataset</text:p>
          </table:table-cell>
          <table:table-cell table:style-name="ce51" office:value-type="string" calcext:value-type="string">
            <text:p><text:a xlink:href="https://storage.googleapis.com/jmk_public/Younge-Kuhn_Patent_Families_2017-09-25.csv" xlink:type="simple">https://storage.googleapis.com/jmk_public/Younge-Kuhn_Patent_Families_2017-09-25.csv</text:a></text:p>
          </table:table-cell>
          <table:table-cell table:style-name="ce51" office:value-type="string" calcext:value-type="string">
            <text:p>Patent applicants frequently file groups of patent applications linked together by priority claims. These priority claims create families of patent applications that share features such as inventors, priority dates, and technical descriptions. By analyzing these linkages, each patent can be assigned a family identifier that it shares with other patents in the same family. This data set includes two levels of family identifiers (clone for near copies, and extended for more attenuated linkages) for each patent issued 2005-2014</text:p>
          </table:table-cell>
          <table:table-cell table:style-name="ce51" office:value-type="string" calcext:value-type="string">
            <text:p>patent family, similarity</text:p>
          </table:table-cell>
          <table:table-cell table:style-name="ce51" table:number-columns-repeated="2"/>
          <table:table-cell table:style-name="ce51" office:value-type="string" calcext:value-type="string">
            <text:p>patent family analysis</text:p>
          </table:table-cell>
          <table:table-cell table:style-name="ce51"/>
          <table:table-cell table:number-columns-repeated="16376"/>
        </table:table-row>
        <table:table-row table:style-name="ro14">
          <table:table-cell table:style-name="ce49" office:value-type="string" calcext:value-type="string">
            <text:p>Patent-to-article intext citations for 244 journals</text:p>
          </table:table-cell>
          <table:table-cell table:style-name="ce51" office:value-type="string" calcext:value-type="string">
            <text:p><text:a xlink:href="https://dataverse.harvard.edu/dataset.xhtml?persistentId=doi:10.7910/DVN/ZEZWBX" xlink:type="simple">https://dataverse.harvard.edu/dataset.xhtml?persistentId=doi:10.7910/DVN/ZEZWBX</text:a></text:p>
          </table:table-cell>
          <table:table-cell table:style-name="ce51" office:value-type="string" calcext:value-type="string">
            <text:p>The data contains all articles in 244 journals as described in "In-Text Patent Citations: A User's Guide", and all front-page and in-text citations as found by the algorithm described in this paper. </text:p>
          </table:table-cell>
          <table:table-cell table:style-name="ce51" office:value-type="string" calcext:value-type="string">
            <text:p>in-text, scholarly literature, citation, academic science, diffusion</text:p>
          </table:table-cell>
          <table:table-cell table:style-name="ce51" table:number-columns-repeated="2"/>
          <table:table-cell table:style-name="ce51" office:value-type="string" calcext:value-type="string">
            <text:p>citation extraction</text:p>
          </table:table-cell>
          <table:table-cell table:style-name="ce51"/>
          <table:table-cell table:number-columns-repeated="16376"/>
        </table:table-row>
        <table:table-row table:style-name="ro14">
          <table:table-cell table:style-name="ce49" office:value-type="string" calcext:value-type="string">
            <text:p>Patent value</text:p>
          </table:table-cell>
          <table:table-cell table:style-name="ce51" office:value-type="string" calcext:value-type="string">
            <text:p><text:a xlink:href="https://iu.box.com/patents" xlink:type="simple">https://iu.box.com/patents</text:a></text:p>
          </table:table-cell>
          <table:table-cell table:style-name="ce51" office:value-type="string" calcext:value-type="string">
            <text:p>The data contains all articles in 244 journals as described in "In-Text Patent Citations: A User's Guide", and all front-page and in-text citations as found by the algorithm described in this paper. </text:p>
          </table:table-cell>
          <table:table-cell table:style-name="ce51" office:value-type="string" calcext:value-type="string">
            <text:p>scientific value, economic growth, United States</text:p>
          </table:table-cell>
          <table:table-cell table:style-name="ce51" table:number-columns-repeated="4"/>
          <table:table-cell table:number-columns-repeated="16376"/>
        </table:table-row>
        <table:table-row table:style-name="ro5">
          <table:table-cell table:style-name="ce49" office:value-type="string" calcext:value-type="string">
            <text:p>PatentCity</text:p>
          </table:table-cell>
          <table:table-cell table:style-name="ce51" office:value-type="string" calcext:value-type="string">
            <text:p><text:a xlink:href="https://mailchi.mp/e0495246a573/patentcity" xlink:type="simple">https://mailchi.mp/e0495246a573/patentcity</text:a></text:p>
          </table:table-cell>
          <table:table-cell table:style-name="ce51" office:value-type="string" calcext:value-type="string">
            <text:p>PatentCity is a dataset on the location of patentees since the 19th century in Germany, France, Great Britain and the United States of America. Beta available for test! Drop us a mail if you are interested in becoming a beta tester.</text:p>
          </table:table-cell>
          <table:table-cell table:style-name="ce51" office:value-type="string" calcext:value-type="string">
            <text:p>location of inventors, geography, Europe, United States</text:p>
          </table:table-cell>
          <table:table-cell table:style-name="ce51" table:number-columns-repeated="2"/>
          <table:table-cell table:style-name="ce51" office:value-type="string" calcext:value-type="string">
            <text:p>geocoding</text:p>
          </table:table-cell>
          <table:table-cell table:style-name="ce51"/>
          <table:table-cell table:number-columns-repeated="16376"/>
        </table:table-row>
        <table:table-row table:style-name="ro18">
          <table:table-cell table:style-name="ce49" office:value-type="string" calcext:value-type="string">
            <text:p>Patent text: code, data, and new measures</text:p>
          </table:table-cell>
          <table:table-cell table:style-name="ce51" office:value-type="string" calcext:value-type="string">
            <text:p><text:a xlink:href="https://zenodo.org/record/3515985" xlink:type="simple">https://zenodo.org/record/3515985</text:a></text:p>
          </table:table-cell>
          <table:table-cell table:style-name="ce51" office:value-type="string" calcext:value-type="string">
            <text:p>Different open access data files related to the text of USPTO patent documents, including 1) for each US patent a list of processed, cleaned and stemmed keywords, 2) for each patent a list of the 1,000 most similar patents (based on cosine similarity) from the entire population of US patents, 3) for each US patent the average cosine similarity with all prior patents from the previous 5 years, and the average cosine similarity with all later patents in the following 5 years, 4) each new keyword (unigram), bigram (sequence of two adjacent keywords), trigram, and pairwise keyword combination introduced for the first time in history by a US patent, the number of the patent introducing it for the first time, and the total number of patents from the entire population using these new keywords, bigrams, trigrams, and new keyword combinations.</text:p>
          </table:table-cell>
          <table:table-cell table:style-name="ce51" office:value-type="string" calcext:value-type="string">
            <text:p>patent measures, text, natural language processing, novelty, impact, USPTO, technological progress</text:p>
          </table:table-cell>
          <table:table-cell table:style-name="ce51" table:number-columns-repeated="2"/>
          <table:table-cell table:style-name="ce51" office:value-type="string" calcext:value-type="string">
            <text:p>keyword extraction, patent similarity</text:p>
          </table:table-cell>
          <table:table-cell table:style-name="ce51"/>
          <table:table-cell table:number-columns-repeated="16376"/>
        </table:table-row>
        <table:table-row table:style-name="ro2">
          <table:table-cell table:style-name="ce49" office:value-type="string" calcext:value-type="string">
            <text:p>Matched inventor ages from patents, based on web scraped sources</text:p>
          </table:table-cell>
          <table:table-cell table:style-name="ce51" office:value-type="string" calcext:value-type="string">
            <text:p><text:a xlink:href="https://dataverse.harvard.edu/dataset.xhtml?persistentId=doi:10.7910/DVN/YRLSKU" xlink:type="simple">https://dataverse.harvard.edu/dataset.xhtml?persistentId=doi:10.7910/DVN/YRLSKU</text:a></text:p>
          </table:table-cell>
          <table:table-cell table:style-name="ce51" office:value-type="string" calcext:value-type="string">
            <text:p>         </text:p>
            <text:p>We use information about U.S. residing inventors from patents which include name and location and search for age and date of death information from publicly available online web directories and build a scoring system to indicate the quality of information that we collect. After applying a variety of heuristics and robustness checks, we find 1,508,676 inventor ages. We also find the death dates of 206,589 inventors, though are not as confident in its accuracy.</text:p>
          </table:table-cell>
          <table:table-cell table:style-name="ce51" office:value-type="string" calcext:value-type="string">
            <text:p>Inventors, Ages, Gender, Death Dates, Patents, United States</text:p>
          </table:table-cell>
          <table:table-cell table:style-name="ce51" table:number-columns-repeated="2"/>
          <table:table-cell table:style-name="ce51" office:value-type="string" calcext:value-type="string">
            <text:p>name disambiguation, gender estimation, age estimation</text:p>
          </table:table-cell>
          <table:table-cell table:style-name="ce51"/>
          <table:table-cell table:number-columns-repeated="16376"/>
        </table:table-row>
        <table:table-row table:style-name="ro1">
          <table:table-cell table:style-name="ce49" office:value-type="string" calcext:value-type="string">
            <text:p>Newpaper.com Index</text:p>
          </table:table-cell>
          <table:table-cell table:style-name="ce51" office:value-type="string" calcext:value-type="string">
            <text:p><text:a xlink:href="https://elisabethperlman.net/code.html" xlink:type="simple">https://elisabethperlman.net/code.html</text:a></text:p>
          </table:table-cell>
          <table:table-cell table:style-name="ce51" office:value-type="string" calcext:value-type="string">
            <text:p>Index of newspaper.com articles</text:p>
          </table:table-cell>
          <table:table-cell table:style-name="ce51" office:value-type="string" calcext:value-type="string">
            <text:p><text:s/></text:p>
          </table:table-cell>
          <table:table-cell table:style-name="ce51" table:number-columns-repeated="4"/>
          <table:table-cell table:number-columns-repeated="16376"/>
        </table:table-row>
        <table:table-row table:style-name="ro19">
          <table:table-cell table:style-name="ce49" office:value-type="string" calcext:value-type="string">
            <text:p>Long-Term Productivity database</text:p>
          </table:table-cell>
          <table:table-cell table:style-name="ce51" office:value-type="string" calcext:value-type="string">
            <text:p><text:a xlink:href="http://longtermproductivity.com/download.html" xlink:type="simple">http://longtermproductivity.com/download.html</text:a></text:p>
          </table:table-cell>
          <table:table-cell table:style-name="ce51" office:value-type="string" calcext:value-type="string">
            <text:p>The Long-Term Productivity database was created as a project at the Bank of France in 2013 by Antonin Bergeaud, Gilbert Cette and Remy Lecat. Following the work of Cette, Mairesse and Kocoglu (2009), we extended the database to include 17 countries in the latest version (2016). The latest version of the database includes the following countries -- Australia, Belgium, Canada, Denmark, Germany, Finland, France, Italy, Japan, the Netherlands, Norway, Portugal, Spain, Sweden, Switzerland, United Kingdom, United States. We offer data on Total Factor Productivity per hour worked, Labor productivity per hour worked, capital intensity and GDP per capita. These series cover at least the period 1890 to present annually. In addition, other data corresponding to each of the papers linked to this project are available. This includes age of capital stock, education attainment, electricity production per capita.</text:p>
          </table:table-cell>
          <table:table-cell table:style-name="ce51" office:value-type="string" calcext:value-type="string">
            <text:p>productivity, Europe, United States, GDP</text:p>
          </table:table-cell>
          <table:table-cell table:style-name="ce51" table:number-columns-repeated="4"/>
          <table:table-cell table:number-columns-repeated="16376"/>
        </table:table-row>
        <table:table-row table:style-name="ro16">
          <table:table-cell table:style-name="ce49" office:value-type="string" calcext:value-type="string">
            <text:p>Collection of Historical Data on the Uses of Petroleum International Network</text:p>
          </table:table-cell>
          <table:table-cell table:style-name="ce51" office:value-type="string" calcext:value-type="string">
            <text:p><text:a xlink:href="http://www.longtermproductivity.com/chdupin/" xlink:type="simple">http://www.longtermproductivity.com/chdupin/</text:a></text:p>
          </table:table-cell>
          <table:table-cell table:style-name="ce51" office:value-type="string" calcext:value-type="string">
            <text:p> The research project CH.DUPIN (Collection of Historical Data on the Uses of Petroleum International Network) aims at gathering historical data on oil consumption for many countries.</text:p>
            <text:p/>
            <text:p>The current dataset contains yearly information on oil consumption, oil consumption per capita and oil consumption per unit of GDP for 16 OECD countries from 1890.</text:p>
          </table:table-cell>
          <table:table-cell table:style-name="ce51" office:value-type="string" calcext:value-type="string">
            <text:p>petroleum, oil consumption</text:p>
          </table:table-cell>
          <table:table-cell table:style-name="ce51" table:number-columns-repeated="4"/>
          <table:table-cell table:number-columns-repeated="16376"/>
        </table:table-row>
        <table:table-row table:style-name="ro2">
          <table:table-cell table:style-name="ce49" office:value-type="string" calcext:value-type="string">
            <text:p>Classification Data for "Classifying Patents Based on their Semantic Content"</text:p>
          </table:table-cell>
          <table:table-cell table:style-name="ce51" office:value-type="string" calcext:value-type="string">
            <text:p><text:a xlink:href="https://dataverse.harvard.edu/dataset.xhtml?persistentId=doi:10.7910/DVN/ZULMOY" xlink:type="simple">https://dataverse.harvard.edu/dataset.xhtml?persistentId=doi:10.7910/DVN/ZULMOY</text:a></text:p>
          </table:table-cell>
          <table:table-cell table:style-name="ce51" office:value-type="string" calcext:value-type="string">
            <text:p>An open consolidated database from raw data on 4 million patents taken from the US patent office from 1976 onward. To build the pattern network, not only do we look at each patent title, but we also examine their full abstract and extract the relevant keywords accordingly. We refer to this classification as semantic approach in contrast with the more common technological approach which consists in taking the topology when considering US Patent office technological classes. </text:p>
          </table:table-cell>
          <table:table-cell table:style-name="ce51" office:value-type="string" calcext:value-type="string">
            <text:p>United States, patents, similarity</text:p>
          </table:table-cell>
          <table:table-cell table:style-name="ce51"/>
          <table:table-cell table:style-name="ce51" office:value-type="string" calcext:value-type="string">
            <text:p>semantic analysis</text:p>
          </table:table-cell>
          <table:table-cell table:style-name="ce51" office:value-type="string" calcext:value-type="string">
            <text:p>classification</text:p>
          </table:table-cell>
          <table:table-cell table:style-name="ce51"/>
          <table:table-cell table:number-columns-repeated="16376"/>
        </table:table-row>
        <table:table-row table:style-name="ro10">
          <table:table-cell table:style-name="ce49" office:value-type="string" calcext:value-type="string">
            <text:p>List of USPTO patents from US universities</text:p>
          </table:table-cell>
          <table:table-cell table:style-name="ce51" office:value-type="string" calcext:value-type="string">
            <text:p><text:a xlink:href="https://sites.google.com/site/abergeaudeco/data?authuser=0" xlink:type="simple">https://sites.google.com/site/abergeaudeco/data?authuser=0</text:a></text:p>
          </table:table-cell>
          <table:table-cell table:style-name="ce51" office:value-type="string" calcext:value-type="string">
            <text:p>Using cross-state panel and cross-U.S. commuting-zone data to look at the relationship between innovation, top income inequality and social mobility. From the paper "Innovation and Top Income Inequality" (Aghion, Akcigit, Bergeaud, Blundell, Hémous). This dataset lists all USPTO patents from 1969 to 2016 whose assignee is a univeristy and give the name and state of this university (originally taken from USPTO and improved).</text:p>
          </table:table-cell>
          <table:table-cell table:style-name="ce51" office:value-type="string" calcext:value-type="string">
            <text:p>inequality, geography, social mobility, patents</text:p>
          </table:table-cell>
          <table:table-cell table:style-name="ce51" table:number-columns-repeated="2"/>
          <table:table-cell table:style-name="ce51" office:value-type="string" calcext:value-type="string">
            <text:p>geocoding</text:p>
          </table:table-cell>
          <table:table-cell table:style-name="ce51"/>
          <table:table-cell table:number-columns-repeated="16376"/>
        </table:table-row>
        <table:table-row table:style-name="ro2">
          <table:table-cell table:style-name="ce49" office:value-type="string" calcext:value-type="string">
            <text:p>HistPat International Dataset</text:p>
          </table:table-cell>
          <table:table-cell table:style-name="ce51" office:value-type="string" calcext:value-type="string">
            <text:p><text:a xlink:href="https://dataverse.harvard.edu/dataset.xhtml?persistentId=doi:10.7910/DVN/QT4OJS" xlink:type="simple">https://dataverse.harvard.edu/dataset.xhtml?persistentId=doi:10.7910/DVN/QT4OJS</text:a></text:p>
          </table:table-cell>
          <table:table-cell table:style-name="ce51" office:value-type="string" calcext:value-type="string">
            <text:p>HistPat International provides the geography of historical patents granted to foreign nationals by the United States Patent and Trademark Office (USPTO) from 1836 to 1975. This historical dataset is constructed using digitalized records of original patent documents that are publicly available. HistPat can be used in different disciplines ranging from geography, economics, history, network science, and science and technology studies. Additionally, it can easily be merged with post-1975 USPTO digital patent data to extend it until today. </text:p>
          </table:table-cell>
          <table:table-cell table:style-name="ce51" office:value-type="string" calcext:value-type="string">
            <text:p>Historical Patents, Technological Change, Inventions, Geography, Economics</text:p>
          </table:table-cell>
          <table:table-cell table:style-name="ce51" table:number-columns-repeated="2"/>
          <table:table-cell table:style-name="ce51" office:value-type="string" calcext:value-type="string">
            <text:p>geocoding</text:p>
          </table:table-cell>
          <table:table-cell table:style-name="ce51"/>
          <table:table-cell table:number-columns-repeated="16376"/>
        </table:table-row>
        <table:table-row table:style-name="ro2">
          <table:table-cell table:style-name="ce49" office:value-type="string" calcext:value-type="string">
            <text:p>HistPat Dataset</text:p>
          </table:table-cell>
          <table:table-cell table:style-name="ce51" office:value-type="string" calcext:value-type="string">
            <text:p><text:a xlink:href="https://dataverse.harvard.edu/dataset.xhtml?persistentId=doi:10.7910/DVN/BPC15W" xlink:type="simple">https://dataverse.harvard.edu/dataset.xhtml?persistentId=doi:10.7910/DVN/BPC15W</text:a></text:p>
          </table:table-cell>
          <table:table-cell table:style-name="ce51" office:value-type="string" calcext:value-type="string">
            <text:p>HistPat provides the geography of historical patents granted by the United States Patent and Trademark Office (USPTO) from 1790 to 1975. This historical dataset is constructed using digitalized records of original patent documents that are publicly available. HistPat can be used in different disciplines ranging from geography, economics, history, network science, and science and technology studies. Additionally, it can easily be merged with post-1975 USPTO digital patent data to extend it until today. (2016-05-23) </text:p>
          </table:table-cell>
          <table:table-cell table:style-name="ce51" office:value-type="string" calcext:value-type="string">
            <text:p>Historical Patents, Technological Change, Inventions, Geography, Economics</text:p>
          </table:table-cell>
          <table:table-cell table:style-name="ce51" table:number-columns-repeated="2"/>
          <table:table-cell table:style-name="ce51" office:value-type="string" calcext:value-type="string">
            <text:p>geocoding</text:p>
          </table:table-cell>
          <table:table-cell table:style-name="ce51"/>
          <table:table-cell table:number-columns-repeated="16376"/>
        </table:table-row>
        <table:table-row table:style-name="ro7">
          <table:table-cell table:style-name="ce49" office:value-type="string" calcext:value-type="string">
            <text:p>BACI</text:p>
          </table:table-cell>
          <table:table-cell table:style-name="ce51" office:value-type="string" calcext:value-type="string">
            <text:p><text:a xlink:href="http://www.cepii.fr/CEPII/en/bdd_modele/presentation.asp?id=37" xlink:type="simple">http://www.cepii.fr/CEPII/en/bdd_modele/presentation.asp?id=37</text:a></text:p>
          </table:table-cell>
          <table:table-cell table:style-name="ce51" office:value-type="string" calcext:value-type="string">
            <text:p>BACI provides disaggregated data on bilateral trade flows for more than 5000 products and 200 countries.</text:p>
          </table:table-cell>
          <table:table-cell table:style-name="ce51" office:value-type="string" calcext:value-type="string">
            <text:p>trade, global</text:p>
          </table:table-cell>
          <table:table-cell table:style-name="ce51" table:number-columns-repeated="4"/>
          <table:table-cell table:number-columns-repeated="16376"/>
        </table:table-row>
        <table:table-row table:style-name="ro6">
          <table:table-cell table:style-name="ce49" office:value-type="string" calcext:value-type="string">
            <text:p>Chinese Patent Data Project Dataverse</text:p>
          </table:table-cell>
          <table:table-cell table:style-name="ce51" office:value-type="string" calcext:value-type="string">
            <text:p><text:a xlink:href="https://dataverse.harvard.edu/dataset.xhtml?persistentId=doi:10.7910/DVN/CF1IXO" xlink:type="simple">https://dataverse.harvard.edu/dataset.xhtml?persistentId=doi:10.7910/DVN/CF1IXO</text:a></text:p>
          </table:table-cell>
          <table:table-cell table:style-name="ce51" office:value-type="string" calcext:value-type="string">
            <text:p>         </text:p>
            <text:p>Matching SIPO patents to Chinese listed firms ("Main Board"). Please refer to the user documentation "Chinese Patent Database User Documentation: Matching SIPO Patents to Chinese Publicly-Listed Companies and Subsidiaries" for more details about this dataset. </text:p>
          </table:table-cell>
          <table:table-cell table:style-name="ce51" office:value-type="string" calcext:value-type="string">
            <text:p>China, SIPO, disambiguation, patents, firms</text:p>
          </table:table-cell>
          <table:table-cell table:style-name="ce51" table:number-columns-repeated="2"/>
          <table:table-cell table:style-name="ce51" office:value-type="string" calcext:value-type="string">
            <text:p>name disambiguation, firm matching</text:p>
          </table:table-cell>
          <table:table-cell table:style-name="ce51"/>
          <table:table-cell table:number-columns-repeated="16376"/>
        </table:table-row>
        <table:table-row table:style-name="ro6">
          <table:table-cell table:style-name="ce49" office:value-type="string" calcext:value-type="string">
            <text:p>GPT Indicators</text:p>
          </table:table-cell>
          <table:table-cell table:style-name="ce51" office:value-type="string" calcext:value-type="string">
            <text:p><text:a xlink:href="https://dataverse.harvard.edu/dataset.xhtml?persistentId=doi:10.7910/DVN/PQGHKA" xlink:type="simple">https://dataverse.harvard.edu/dataset.xhtml?persistentId=doi:10.7910/DVN/PQGHKA</text:a></text:p>
          </table:table-cell>
          <table:table-cell table:style-name="ce51" office:value-type="string" calcext:value-type="string">
            <text:p>This database contains yearly technology-level measures of Growth, Use Complementarity (UC) and Innovation Complementarity (IC) since 1920 for all technological classes in the United States Patent and Trademark Office (USPTO) classification system, as described in the article entitled "Mapping General Purpose Technologies with Patent Data". (2020-03-06) </text:p>
          </table:table-cell>
          <table:table-cell table:style-name="ce51" office:value-type="string" calcext:value-type="string">
            <text:p>growth, Use Complementarity, Innovation Complementarity, technology, patents, metrics</text:p>
          </table:table-cell>
          <table:table-cell table:style-name="ce51" table:number-columns-repeated="4"/>
          <table:table-cell table:number-columns-repeated="16376"/>
        </table:table-row>
        <table:table-row table:style-name="ro18">
          <table:table-cell table:style-name="ce49" office:value-type="string" calcext:value-type="string">
            <text:p>Imputation of missing applicant country codes in worldwide patent data</text:p>
          </table:table-cell>
          <table:table-cell table:style-name="ce51" office:value-type="string" calcext:value-type="string">
            <text:p><text:a xlink:href="https://dataverse.harvard.edu/dataset.xhtml?persistentId=doi:10.7910/DVN/XNTL0W" xlink:type="simple">https://dataverse.harvard.edu/dataset.xhtml?persistentId=doi:10.7910/DVN/XNTL0W</text:a></text:p>
          </table:table-cell>
          <table:table-cell table:style-name="ce51" office:value-type="string" calcext:value-type="string">
            <text:p>We present a general method for imputing missing information in the Worldwide Patent Statistical Database (PATSTAT) and make the resulting datasets publicly available. The PATSTAT database is the de facto standard for academic research using patent data. Complete information on patents is essential to obtain an accurate picture of technological activities across countries and over time. However, the coverage of the database is far from complete. Our data imputation method exploits detailed institutional knowledge about the international patent system, and we codify it in a SQL algorithm. We provide two datasets related to the imputation of missing country codes and missing technology classification. We also release the algorithm that can be easily adapted to impute other pieces of information that are missing in PATSTAT.</text:p>
          </table:table-cell>
          <table:table-cell table:style-name="ce51" office:value-type="string" calcext:value-type="string">
            <text:p>Patents, Location of applicants, PATSTAT, Imputation</text:p>
          </table:table-cell>
          <table:table-cell table:style-name="ce51" table:number-columns-repeated="2"/>
          <table:table-cell table:style-name="ce51" office:value-type="string" calcext:value-type="string">
            <text:p>geocoding</text:p>
          </table:table-cell>
          <table:table-cell table:style-name="ce51"/>
          <table:table-cell table:number-columns-repeated="16376"/>
        </table:table-row>
        <table:table-row table:style-name="ro3">
          <table:table-cell table:style-name="ce49" office:value-type="string" calcext:value-type="string">
            <text:p>Patent Examination Data System</text:p>
          </table:table-cell>
          <table:table-cell table:style-name="ce51" office:value-type="string" calcext:value-type="string">
            <text:p><text:a xlink:href="https://ped.uspto.gov/peds/#!/" xlink:type="simple">https://ped.uspto.gov/peds/#!/</text:a></text:p>
          </table:table-cell>
          <table:table-cell table:style-name="ce51" office:value-type="string" calcext:value-type="string">
            <text:p>PEDS contains the bibliographic, published document and patent term extension data tabs in Public PAIR from 1981 to present. There is also some data dating back to 1935.The data can be accessed by anyone using the web interface or the provided Application Programming Interface (API). PEDS is updated daily and mirrors the data available in the Patent Application Location and Monitoring system (PALM). PEDS provides access to public applications including: published patent applications and patents. PCT applications that have not been published by WIPO. Any applications that have not been released by the USPTO will not be available in PEDS.</text:p>
          </table:table-cell>
          <table:table-cell table:style-name="ce51" office:value-type="string" calcext:value-type="string">
            <text:p>patents</text:p>
          </table:table-cell>
          <table:table-cell table:style-name="ce51" table:number-columns-repeated="4"/>
          <table:table-cell table:number-columns-repeated="16376"/>
        </table:table-row>
        <table:table-row table:style-name="ro7">
          <table:table-cell table:style-name="ce49" office:value-type="string" calcext:value-type="string">
            <text:p>Indian Patent Advanced Search System</text:p>
          </table:table-cell>
          <table:table-cell table:style-name="ce51" office:value-type="string" calcext:value-type="string">
            <text:p><text:a xlink:href="https://ipindiaservices.gov.in/publicsearch" xlink:type="simple">https://ipindiaservices.gov.in/publicsearch</text:a></text:p>
          </table:table-cell>
          <table:table-cell table:style-name="ce51" office:value-type="string" calcext:value-type="string">
            <text:p>Platform for accessing indian public patents data</text:p>
          </table:table-cell>
          <table:table-cell table:style-name="ce51" office:value-type="string" calcext:value-type="string">
            <text:p>India, patents</text:p>
          </table:table-cell>
          <table:table-cell table:style-name="ce51" table:number-columns-repeated="4"/>
          <table:table-cell table:number-columns-repeated="16376"/>
        </table:table-row>
        <table:table-row table:style-name="ro8">
          <table:table-cell table:style-name="ce49" office:value-type="string" calcext:value-type="string">
            <text:p>UK IPO</text:p>
          </table:table-cell>
          <table:table-cell table:style-name="ce51" office:value-type="string" calcext:value-type="string">
            <text:p><text:a xlink:href="https://www.gov.uk/government/publications/ipo-patent-data" xlink:type="simple">https://www.gov.uk/government/publications/ipo-patent-data</text:a></text:p>
          </table:table-cell>
          <table:table-cell table:style-name="ce51" office:value-type="string" calcext:value-type="string">
            <text:p>Snapshots of British patent/SPC applications received and subsequently published by the Intellectual Property Office.</text:p>
          </table:table-cell>
          <table:table-cell table:style-name="ce51" office:value-type="string" calcext:value-type="string">
            <text:p>United Kingdom, patents</text:p>
          </table:table-cell>
          <table:table-cell table:style-name="ce51" table:number-columns-repeated="4"/>
          <table:table-cell table:number-columns-repeated="16376"/>
        </table:table-row>
        <table:table-row table:style-name="ro7">
          <table:table-cell table:style-name="ce49" office:value-type="string" calcext:value-type="string">
            <text:p>Monthly statistics -- Patents, trade marks, and designs</text:p>
          </table:table-cell>
          <table:table-cell table:style-name="ce51" office:value-type="string" calcext:value-type="string">
            <text:p><text:a xlink:href="https://www.gov.uk/government/collections/patents-trade-marks-and-designs-monthly-statistics" xlink:type="simple">https://www.gov.uk/government/collections/patents-trade-marks-and-designs-monthly-statistics</text:a></text:p>
          </table:table-cell>
          <table:table-cell table:style-name="ce51" office:value-type="string" calcext:value-type="string">
            <text:p>These statistics include monthly data for designs, patents, trade marks.</text:p>
          </table:table-cell>
          <table:table-cell table:style-name="ce51" office:value-type="string" calcext:value-type="string">
            <text:p>Trademarks, United Kingdom, design</text:p>
          </table:table-cell>
          <table:table-cell table:style-name="ce51" table:number-columns-repeated="4"/>
          <table:table-cell table:number-columns-repeated="16376"/>
        </table:table-row>
        <table:table-row table:style-name="ro6">
          <table:table-cell table:style-name="ce49" office:value-type="string" calcext:value-type="string">
            <text:p>Open Sourced Database for CEO Dismissal 1992-2018</text:p>
          </table:table-cell>
          <table:table-cell table:style-name="ce51" office:value-type="string" calcext:value-type="string">
            <text:p><text:a xlink:href="https://zenodo.org/record/5348198" xlink:type="simple">https://zenodo.org/record/5348198</text:a></text:p>
          </table:table-cell>
          <table:table-cell table:style-name="ce51" office:value-type="string" calcext:value-type="string">
            <text:p>This is a database of qualitatively coded reasons for a CEO’s dismissal, for S&amp;P 1500 Companies. The maintainers of this dataset run a mailing list with a signup [here](https://docs.google.com/forms/d/e/1FAIpQLSfiZZHwyeWYEZ5fOT1_RygH-ComG9ltad5IUUY60Fsw9z3hZg/viewform)</text:p>
          </table:table-cell>
          <table:table-cell table:style-name="ce51" office:value-type="string" calcext:value-type="string">
            <text:p>CEO, Dismissal Management, Strategic Management</text:p>
          </table:table-cell>
          <table:table-cell table:style-name="ce51" table:number-columns-repeated="4"/>
          <table:table-cell table:number-columns-repeated="16376"/>
        </table:table-row>
        <table:table-row table:style-name="ro15">
          <table:table-cell table:style-name="ce49" office:value-type="string" calcext:value-type="string">
            <text:p>A large-scale COVID-19 Twitter chatter dataset for open scientific research</text:p>
          </table:table-cell>
          <table:table-cell table:style-name="ce51" office:value-type="string" calcext:value-type="string">
            <text:p><text:a xlink:href="https://zenodo.org/record/5595136" xlink:type="simple">https://zenodo.org/record/5595136</text:a></text:p>
          </table:table-cell>
          <table:table-cell table:style-name="ce51" office:value-type="string" calcext:value-type="string">
            <text:p>Dataset of tweets acquired from the Twitter Stream related to COVID-19 chatter. The first 9 weeks of data (from January 1st, 2020 to March 11th, 2020) contain very low tweet counts as we filtered other data we were collecting for other research purposes, however, one can see the dramatic increase as the awareness for the virus spread. Dedicated data gathering started from March 11th yielding over 4 million tweets a day.</text:p>
            <text:p/>
            <text:p>The data collected from the stream captures all languages, but the higher prevalence are: English, Spanish, and French. We release all tweets and retweets on the full dataset, and a cleaned version with no retweets. There are several practical reasons for us to leave the retweets, tracing important tweets and their dissemination is one of them. For NLP tasks we provide the top 1000 frequent terms, the top 1000 bigrams, and the top 1000 trigrams. Some general statistics per day are included for both datasets.</text:p>
          </table:table-cell>
          <table:table-cell table:style-name="ce51" office:value-type="string" calcext:value-type="string">
            <text:p>social media, twitter, nlp, covid-19, covid19, twitter, covid, open-source</text:p>
          </table:table-cell>
          <table:table-cell table:style-name="ce51" table:number-columns-repeated="4"/>
          <table:table-cell table:number-columns-repeated="16376"/>
        </table:table-row>
        <table:table-row table:style-name="ro14">
          <table:table-cell table:style-name="ce49" office:value-type="string" calcext:value-type="string">
            <text:p>Biospolar Antarctic Literature and Patents</text:p>
          </table:table-cell>
          <table:table-cell table:style-name="ce51" office:value-type="string" calcext:value-type="string">
            <text:p><text:a xlink:href="https://osf.io/py6ve/" xlink:type="simple">https://osf.io/py6ve/</text:a></text:p>
          </table:table-cell>
          <table:table-cell table:style-name="ce51" office:value-type="string" calcext:value-type="string">
            <text:p>Mapping the scientific and patent landscapes for biodiversity based research and innovation from Antarctica and the Southern Ocean. Created under the Biospolar Project, Research Council of Norway</text:p>
          </table:table-cell>
          <table:table-cell table:style-name="ce51" office:value-type="string" calcext:value-type="string">
            <text:p>antarctic, krill, biodiversity</text:p>
          </table:table-cell>
          <table:table-cell table:style-name="ce51" table:number-columns-repeated="4"/>
          <table:table-cell table:number-columns-repeated="16376"/>
        </table:table-row>
        <table:table-row table:style-name="ro14">
          <table:table-cell table:style-name="ce49" office:value-type="string" calcext:value-type="string">
            <text:p>US Patent Similarity Data</text:p>
          </table:table-cell>
          <table:table-cell table:style-name="ce51" office:value-type="string" calcext:value-type="string">
            <text:p><text:a xlink:href="https://zenodo.org/record/3552078" xlink:type="simple">https://zenodo.org/record/3552078</text:a></text:p>
          </table:table-cell>
          <table:table-cell table:style-name="ce51" office:value-type="string" calcext:value-type="string">
            <text:p>Pairwise semantic similarity measures for US utility patents. Includes measures for citing/cited patent pairs, 100 most-similar patents for each patent, and doc2vec vectors for each patent.</text:p>
          </table:table-cell>
          <table:table-cell table:style-name="ce51" office:value-type="string" calcext:value-type="string">
            <text:p>patents, intellectual property, innovation, similarity, legal, patents</text:p>
          </table:table-cell>
          <table:table-cell table:style-name="ce51"/>
          <table:table-cell table:style-name="ce51" office:value-type="string" calcext:value-type="string">
            <text:p>similarity, semantic analysis</text:p>
          </table:table-cell>
          <table:table-cell table:style-name="ce51" office:value-type="string" calcext:value-type="string">
            <text:p>patent pairs, patent similarity</text:p>
          </table:table-cell>
          <table:table-cell table:style-name="ce51"/>
          <table:table-cell table:number-columns-repeated="16376"/>
        </table:table-row>
        <table:table-row table:style-name="ro2">
          <table:table-cell table:style-name="ce49" office:value-type="string" calcext:value-type="string">
            <text:p>Patstat Register</text:p>
          </table:table-cell>
          <table:table-cell table:style-name="ce51" office:value-type="string" calcext:value-type="string">
            <text:p><text:a xlink:href="https://www.epo.org/searching-for-patents/business/patstat.html" xlink:type="simple">https://www.epo.org/searching-for-patents/business/patstat.html</text:a></text:p>
          </table:table-cell>
          <table:table-cell table:style-name="ce51" office:value-type="string" calcext:value-type="string">
            <text:p>This database contains bibliographic and legal event data on published European and Euro-PCT patent applications.</text:p>
            <text:p/>
            <text:p>Like the core PATSTAT database, it is maintained by the EPO, however PATSTAT Register only contains information about patent applications at the European Patent Ofﬁce (EPO). The information in PATSTAT Register is, however, considerably deeper and more detailed.</text:p>
          </table:table-cell>
          <table:table-cell table:style-name="ce51" office:value-type="string" calcext:value-type="string">
            <text:p>Europe, patents, legal, citation</text:p>
          </table:table-cell>
          <table:table-cell table:style-name="ce51" table:number-columns-repeated="4"/>
          <table:table-cell table:number-columns-repeated="16376"/>
        </table:table-row>
        <table:table-row table:style-name="ro5">
          <table:table-cell table:style-name="ce49" office:value-type="string" calcext:value-type="string">
            <text:p>PATENTSCOPE</text:p>
          </table:table-cell>
          <table:table-cell table:style-name="ce51" office:value-type="string" calcext:value-type="string">
            <text:p><text:a xlink:href="https://www.wipo.int/patentscope/en/" xlink:type="simple">https://www.wipo.int/patentscope/en/</text:a></text:p>
          </table:table-cell>
          <table:table-cell table:style-name="ce51" office:value-type="string" calcext:value-type="string">
            <text:p>The PATENTSCOPE database provides access to international Patent Cooperation Treaty (PCT) applications in full text format on the day of publication, as well as to patent documents of participating national and regional patent offices.</text:p>
          </table:table-cell>
          <table:table-cell table:style-name="ce51" office:value-type="string" calcext:value-type="string">
            <text:p>patents, legal</text:p>
          </table:table-cell>
          <table:table-cell table:style-name="ce51" table:number-columns-repeated="4"/>
          <table:table-cell table:number-columns-repeated="16376"/>
        </table:table-row>
        <table:table-row table:style-name="ro14">
          <table:table-cell table:style-name="ce49" office:value-type="string" calcext:value-type="string">
            <text:p>WIPO PATENT REGISTER PORTAL</text:p>
          </table:table-cell>
          <table:table-cell table:style-name="ce51" office:value-type="string" calcext:value-type="string">
            <text:p><text:a xlink:href="https://www.wipo.int/patent_register_portal/en/index.html" xlink:type="simple">https://www.wipo.int/patent_register_portal/en/index.html</text:a></text:p>
          </table:table-cell>
          <table:table-cell table:style-name="ce51" office:value-type="string" calcext:value-type="string">
            <text:p>The WIPO's Patent Register Portal gives details of the availability of online patent registers by country / jurisdiction, as well as their search functionalities and the type of information they provide.</text:p>
          </table:table-cell>
          <table:table-cell table:style-name="ce51" office:value-type="string" calcext:value-type="string">
            <text:p>geography, index, patents</text:p>
          </table:table-cell>
          <table:table-cell table:style-name="ce51" table:number-columns-repeated="4"/>
          <table:table-cell table:number-columns-repeated="16376"/>
        </table:table-row>
        <table:table-row table:style-name="ro14">
          <table:table-cell table:style-name="ce49" office:value-type="string" calcext:value-type="string">
            <text:p>EPO worldwide bibliographic data (DOCDB)</text:p>
          </table:table-cell>
          <table:table-cell table:style-name="ce51" office:value-type="string" calcext:value-type="string">
            <text:p><text:a xlink:href="https://www.epo.org/searching-for-patents/data/bulk-data-sets/docdb.html#tab-1" xlink:type="simple">https://www.epo.org/searching-for-patents/data/bulk-data-sets/docdb.html#tab-1</text:a></text:p>
          </table:table-cell>
          <table:table-cell table:style-name="ce51" office:value-type="string" calcext:value-type="string">
            <text:p>DOCDB is the EPO's master documentation database with worldwide coverage. It contains bibliographic data, abstracts, citations and the DOCDB simple patent family, but no full text or images. </text:p>
          </table:table-cell>
          <table:table-cell table:style-name="ce51" office:value-type="string" calcext:value-type="string">
            <text:p>patents, bibliographic data, abstracts</text:p>
          </table:table-cell>
          <table:table-cell table:style-name="ce51" table:number-columns-repeated="4"/>
          <table:table-cell table:number-columns-repeated="16376"/>
        </table:table-row>
        <table:table-row table:style-name="ro2">
          <table:table-cell table:style-name="ce49" office:value-type="string" calcext:value-type="string">
            <text:p>European Business Performance Database</text:p>
          </table:table-cell>
          <table:table-cell table:style-name="ce51" office:value-type="string" calcext:value-type="string">
            <text:p><text:a xlink:href="https://www.icrios.unibocconi.eu/wps/wcm/connect/Cdr/Icrios/Home/Resources/Databases/EUROPEAN+BUSINESS+PERFORMANCE+database/" xlink:type="simple">https://www.icrios.unibocconi.eu/wps/wcm/connect/Cdr/Icrios/Home/Resources/Databases/EUROPEAN+BUSINESS+PERFORMANCE+database/</text:a></text:p>
          </table:table-cell>
          <table:table-cell table:style-name="ce51" office:value-type="string" calcext:value-type="string">
            <text:p>The European Business Performance database describes the performance of the largest enterprises in the twentieth century. It covers eight countries that together consistently account for above 80 per cent of western European GDP: Great Britain, Germany, France, Belgium, Italy, Spain, Sweden, and Finland. Data have been collected for five benchmark years, namely on the eve of WWI (1913), before the Great Depression (1927), at the extremes of the golden age (1954 and 1972), and in 2000.</text:p>
          </table:table-cell>
          <table:table-cell table:style-name="ce51" office:value-type="string" calcext:value-type="string">
            <text:p>Europe, GDP, productivity</text:p>
          </table:table-cell>
          <table:table-cell table:style-name="ce51" table:number-columns-repeated="4"/>
          <table:table-cell table:number-columns-repeated="16376"/>
        </table:table-row>
        <table:table-row table:style-name="ro5">
          <table:table-cell table:style-name="ce49" office:value-type="string" calcext:value-type="string">
            <text:p>PatentsView Citation data</text:p>
          </table:table-cell>
          <table:table-cell table:style-name="ce51" office:value-type="string" calcext:value-type="string">
            <text:p><text:a xlink:href="https://patentsview.org/download/data-download-tables" xlink:type="simple">https://patentsview.org/download/data-download-tables</text:a></text:p>
          </table:table-cell>
          <table:table-cell table:style-name="ce51" office:value-type="string" calcext:value-type="string">
            <text:p>Citation to foreign patents from US patents (foreigncitation), citation to US patent applications from US patents (usapplicationcitation), citation to US patents from US patents (uspatentcitation), non-patent citations in patents (otherreference)</text:p>
          </table:table-cell>
          <table:table-cell table:style-name="ce51" office:value-type="string" calcext:value-type="string">
            <text:p>United States, citation</text:p>
          </table:table-cell>
          <table:table-cell table:style-name="ce51" table:number-columns-repeated="2"/>
          <table:table-cell table:style-name="ce51" office:value-type="string" calcext:value-type="string">
            <text:p>citation analysis</text:p>
          </table:table-cell>
          <table:table-cell table:style-name="ce51"/>
          <table:table-cell table:number-columns-repeated="16376"/>
        </table:table-row>
        <table:table-row table:style-name="ro14">
          <table:table-cell table:style-name="ce49" office:value-type="string" calcext:value-type="string">
            <text:p>PatentsView Classification data</text:p>
          </table:table-cell>
          <table:table-cell table:style-name="ce51" office:value-type="string" calcext:value-type="string">
            <text:p><text:a xlink:href="https://patentsview.org/download/data-download-tables" xlink:type="simple">https://patentsview.org/download/data-download-tables</text:a></text:p>
          </table:table-cell>
          <table:table-cell table:style-name="ce51" office:value-type="string" calcext:value-type="string">
            <text:p>CPC classifications, NBER classifications (to 2015), USP classificiations, WIPO technology fields, Lookup tables (CPC, USPC, WIPO, NBER, US gov. organizations), botanic info for plant patents.</text:p>
          </table:table-cell>
          <table:table-cell table:style-name="ce51" office:value-type="string" calcext:value-type="string">
            <text:p>United States, classifications, identifiers</text:p>
          </table:table-cell>
          <table:table-cell table:style-name="ce51" table:number-columns-repeated="2"/>
          <table:table-cell table:style-name="ce51" office:value-type="string" calcext:value-type="string">
            <text:p>patent classification</text:p>
          </table:table-cell>
          <table:table-cell table:style-name="ce51"/>
          <table:table-cell table:number-columns-repeated="16376"/>
        </table:table-row>
        <table:table-row table:style-name="ro7">
          <table:table-cell table:style-name="ce49" office:value-type="string" calcext:value-type="string">
            <text:p>Lens Labs</text:p>
          </table:table-cell>
          <table:table-cell table:style-name="ce51" office:value-type="string" calcext:value-type="string">
            <text:p><text:a xlink:href="https://www.lens.org/lens/labs/datafacilities" xlink:type="simple">https://www.lens.org/lens/labs/datafacilities</text:a></text:p>
          </table:table-cell>
          <table:table-cell table:style-name="ce51" office:value-type="string" calcext:value-type="string">
            <text:p>Links to datasets, APIs, and tools</text:p>
          </table:table-cell>
          <table:table-cell table:style-name="ce51" office:value-type="string" calcext:value-type="string">
            <text:p>Global, citation, identifiers, product</text:p>
          </table:table-cell>
          <table:table-cell table:style-name="ce51" table:number-columns-repeated="4"/>
          <table:table-cell table:number-columns-repeated="16376"/>
        </table:table-row>
        <table:table-row table:style-name="ro10">
          <table:table-cell table:style-name="ce49" office:value-type="string" calcext:value-type="string">
            <text:p>Dimensions</text:p>
          </table:table-cell>
          <table:table-cell table:style-name="ce51" office:value-type="string" calcext:value-type="string">
            <text:p><text:a xlink:href="https://www.dimensions.ai/products/free/" xlink:type="simple">https://www.dimensions.ai/products/free/</text:a></text:p>
          </table:table-cell>
          <table:table-cell table:style-name="ce51" office:value-type="string" calcext:value-type="string">
            <text:p>Dimensions contains more than 100 million publications, ranging from articles published in scholarly journals, books and book chapters, to preprints and conference proceedings. All publications are contextualized with linked data sets, funding, publications, patents, clinical trials, and policy documents. You can also view associated categories, funders, institutions, and researcher profiles.</text:p>
          </table:table-cell>
          <table:table-cell table:style-name="ce51" office:value-type="string" calcext:value-type="string">
            <text:p>scholarly literature, patents, funding, clinical trials, academic profiles</text:p>
          </table:table-cell>
          <table:table-cell table:style-name="ce51" table:number-columns-repeated="4"/>
          <table:table-cell table:number-columns-repeated="16376"/>
        </table:table-row>
        <table:table-row table:style-name="ro12">
          <table:table-cell table:style-name="ce49" office:value-type="string" calcext:value-type="string">
            <text:p>Google Patents Research Data</text:p>
          </table:table-cell>
          <table:table-cell table:style-name="ce51" office:value-type="string" calcext:value-type="string">
            <text:p><text:a xlink:href="https://console.cloud.google.com/marketplace/product/google_patents_public_datasets/google-patents-research-data" xlink:type="simple">https://console.cloud.google.com/marketplace/product/google_patents_public_datasets/google-patents-research-data</text:a></text:p>
          </table:table-cell>
          <table:table-cell table:style-name="ce51" office:value-type="string" calcext:value-type="string">
            <text:p>Google Patents Research Data contains the output of much of the data analysis work used in Google Patents (patents.google.com), including machine translations of titles and abstracts from Google Translate, embedding vectors, extracted top terms, similar documents, and forward references.</text:p>
          </table:table-cell>
          <table:table-cell table:style-name="ce51" office:value-type="string" calcext:value-type="string">
            <text:p>terms, citation, forward references, similarity</text:p>
          </table:table-cell>
          <table:table-cell table:style-name="ce51"/>
          <table:table-cell table:style-name="ce51" office:value-type="string" calcext:value-type="string">
            <text:p>semantic analysis, similarity</text:p>
          </table:table-cell>
          <table:table-cell table:style-name="ce51" office:value-type="string" calcext:value-type="string">
            <text:p>patent similarity</text:p>
          </table:table-cell>
          <table:table-cell table:style-name="ce51"/>
          <table:table-cell table:number-columns-repeated="16376"/>
        </table:table-row>
        <table:table-row table:style-name="ro14">
          <table:table-cell table:style-name="ce49" office:value-type="string" calcext:value-type="string">
            <text:p>NBER Economic Indicators and Releases</text:p>
          </table:table-cell>
          <table:table-cell table:style-name="ce51" office:value-type="string" calcext:value-type="string">
            <text:p><text:a xlink:href="https://back.nber.org/releases/" xlink:type="simple">https://back.nber.org/releases/</text:a></text:p>
          </table:table-cell>
          <table:table-cell table:style-name="ce51" office:value-type="string" calcext:value-type="string">
            <text:p>Regularly-updated and archived index of economic indicators, including interest rates, stock reserves, home sales, labour statistics and productivity. This page is updated Monday-Friday.</text:p>
          </table:table-cell>
          <table:table-cell table:style-name="ce51" office:value-type="string" calcext:value-type="string">
            <text:p>metrics, economy, trade, productivity, growth, indicators</text:p>
          </table:table-cell>
          <table:table-cell table:style-name="ce51" table:number-columns-repeated="4"/>
          <table:table-cell table:number-columns-repeated="16376"/>
        </table:table-row>
        <table:table-row table:style-name="ro3">
          <table:table-cell table:style-name="ce49" office:value-type="string" calcext:value-type="string">
            <text:p>Disclosed Standard Essential Patents Database</text:p>
          </table:table-cell>
          <table:table-cell table:style-name="ce51" office:value-type="string" calcext:value-type="string">
            <text:p><text:a xlink:href="http://ssopatents.org/" xlink:type="simple">http://ssopatents.org/</text:a></text:p>
          </table:table-cell>
          <table:table-cell table:style-name="ce51" office:value-type="string" calcext:value-type="string">
            <text:p>The OEIDD database provides a full overview of all disclosed IPR at setting organizations world-wide. Based on the archives of thirteen major SSOs as of March 2011, the disclosure data is cleaned, harmonized, and all disclosed USPTO or EPO patents or patent applications are matched against patent identities in the PATSTAT database. Overall, the database contains 46,906 disclosed patents, patent applications or blankets, from 969 different firms, with 14057 USPTO or EPO patents or patent applications identified in PATSTAT, belonging to 4814 different INPADOC patent families and 5337 different DOCDB patent families. </text:p>
            <text:p/>
          </table:table-cell>
          <table:table-cell table:style-name="ce51" office:value-type="string" calcext:value-type="string">
            <text:p>disclosure, standards, patents</text:p>
          </table:table-cell>
          <table:table-cell table:style-name="ce51" table:number-columns-repeated="4"/>
          <table:table-cell table:number-columns-repeated="16376"/>
        </table:table-row>
        <table:table-row table:style-name="ro20">
          <table:table-cell table:style-name="ce49" office:value-type="string" calcext:value-type="string">
            <text:p>USPTO OCE Patent Examination Research Data (PatEx)</text:p>
          </table:table-cell>
          <table:table-cell table:style-name="ce51" office:value-type="string" calcext:value-type="string">
            <text:p><text:a xlink:href="https://www.uspto.gov/ip-policy/economic-research/research-datasets/patent-examination-research-dataset-public-pair" xlink:type="simple">https://www.uspto.gov/ip-policy/economic-research/research-datasets/patent-examination-research-dataset-public-pair</text:a></text:p>
          </table:table-cell>
          <table:table-cell table:style-name="ce51" office:value-type="string" calcext:value-type="string">
            <text:p>The latest version of PatEx (referred to below as the 2020 release) contains detailed information on nearly 11.9 million publicly-viewable provisional and non-provisional patent applications to the USPTO and over 4.6 million Patent Cooperation Treaty (PCT) applications. It is based on data that OCE downloaded from the Patent Examination Data System (PEDS) in April, 2021. The PEDS data are sourced from Public PAIR. The first time that OCE used PEDS as the basis of PatEx was for the 2019 release. We took the PEDS data and organized it into the familiar PatEx data files, which are based on the organization of the Public PAIR portal. The data files include information on each application’s characteristics, prosecution history, continuation history, claims of foreign priority, patent term adjustment history, publication history, and correspondence address information.</text:p>
          </table:table-cell>
          <table:table-cell table:style-name="ce51" office:value-type="string" calcext:value-type="string">
            <text:p>patents, legal, history</text:p>
          </table:table-cell>
          <table:table-cell table:style-name="ce51" table:number-columns-repeated="4"/>
          <table:table-cell table:number-columns-repeated="16376"/>
        </table:table-row>
        <table:table-row table:style-name="ro3">
          <table:table-cell table:style-name="ce49" office:value-type="string" calcext:value-type="string">
            <text:p>SureChEMBL</text:p>
          </table:table-cell>
          <table:table-cell table:style-name="ce51" office:value-type="string" calcext:value-type="string">
            <text:p><text:a xlink:href="https://www.surechembl.org/search/" xlink:type="simple">https://www.surechembl.org/search/</text:a></text:p>
          </table:table-cell>
          <table:table-cell table:style-name="ce51" office:value-type="string" calcext:value-type="string">
            <text:p>SureChEMBL is a publicly available large-scale resource containing compounds extracted from the full text, images and attachments of patent documents. The data are extracted from the patent literature according to an automated text and image-mining pipeline on a daily basis. SureChEMBL provides access to a previously unavailable, open and timely set of annotated compound-patent associations, complemented with sophisticated combined structure and keyword-based search capabilities against the compound repository and patent document corpus. Currently, the database contains 17 million compounds extracted from 14 million patent documents. </text:p>
          </table:table-cell>
          <table:table-cell table:style-name="ce51" office:value-type="string" calcext:value-type="string">
            <text:p>biotechnology, health, chemical, bioinformatics, medical</text:p>
          </table:table-cell>
          <table:table-cell table:style-name="ce51" table:number-columns-repeated="4"/>
          <table:table-cell table:number-columns-repeated="16376"/>
        </table:table-row>
        <table:table-row table:style-name="ro17">
          <table:table-cell table:style-name="ce49" office:value-type="string" calcext:value-type="string">
            <text:p>MatrixWare Research Collection</text:p>
          </table:table-cell>
          <table:table-cell table:style-name="ce51" office:value-type="string" calcext:value-type="string">
            <text:p><text:a xlink:href="http://www.ifs.tuwien.ac.at/imp/marec.shtml" xlink:type="simple">http://www.ifs.tuwien.ac.at/imp/marec.shtml</text:a></text:p>
          </table:table-cell>
          <table:table-cell table:style-name="ce51" office:value-type="string" calcext:value-type="string">
            <text:p>MAREC Data is a static collection of over 19 million patent applications and granted patents in a unified file format normalized from EP, WO, US, and JP sources, spanning a range from 1976 to June 2008. In MAREC, the documents from different countries and sources are normalized to a common XML format with a uniform patent numbering scheme and citation format. The standardized fields include dates, countries, languages, references, person names, and companies as well as rich subject classifications. It is a comparable corpus, where many documents are available in similar versions in other languages. </text:p>
          </table:table-cell>
          <table:table-cell table:style-name="ce51" office:value-type="string" calcext:value-type="string">
            <text:p>global, patents</text:p>
          </table:table-cell>
          <table:table-cell table:style-name="ce51" table:number-columns-repeated="4"/>
          <table:table-cell table:number-columns-repeated="16376"/>
        </table:table-row>
        <table:table-row table:style-name="ro9">
          <table:table-cell table:style-name="ce49" office:value-type="string" calcext:value-type="string">
            <text:p>USPTO OCE Patent Claims Research Data</text:p>
          </table:table-cell>
          <table:table-cell table:style-name="ce51" office:value-type="string" calcext:value-type="string">
            <text:p><text:a xlink:href="https://www.uspto.gov/ip-policy/economic-research/research-datasets/patent-claims-research-dataset" xlink:type="simple">https://www.uspto.gov/ip-policy/economic-research/research-datasets/patent-claims-research-dataset</text:a></text:p>
          </table:table-cell>
          <table:table-cell table:style-name="ce51" office:value-type="string" calcext:value-type="string">
            <text:p>The Patent Claims Research Dataset contain detailed information on claims from U.S. patents granted between 1976 and 2014 and U.S. patent applications published between 2001 and 2014. The dataset is derived from the Patent Application Publication Full-Text and Patent Grant Full Text files, available at https://bulkdata.uspto.gov/, to which the Office of Chief Economist (OCE) applied a Python algorithm to identify individual claims as well as the dependency relationship between claims. From the parsed claims text, OCE created six data files containing individually-parsed claims, claim-level statistics, and document-level statistics, including newly-developed measures of patent scope.</text:p>
          </table:table-cell>
          <table:table-cell table:style-name="ce51" office:value-type="string" calcext:value-type="string">
            <text:p>financial services, scope, economics</text:p>
          </table:table-cell>
          <table:table-cell table:style-name="ce51" office:value-type="string" calcext:value-type="string">
            <text:p>yes</text:p>
          </table:table-cell>
          <table:table-cell table:style-name="ce51" office:value-type="string" calcext:value-type="string">
            <text:p>summarisation</text:p>
          </table:table-cell>
          <table:table-cell table:style-name="ce51" office:value-type="string" calcext:value-type="string">
            <text:p>dependency, scope</text:p>
          </table:table-cell>
          <table:table-cell table:style-name="ce51"/>
          <table:table-cell table:number-columns-repeated="16376"/>
        </table:table-row>
        <table:table-row table:style-name="ro9">
          <table:table-cell table:style-name="ce49" office:value-type="string" calcext:value-type="string">
            <text:p>USPTO OCE Patent Assignment Data</text:p>
          </table:table-cell>
          <table:table-cell table:style-name="ce51" office:value-type="string" calcext:value-type="string">
            <text:p><text:a xlink:href="https://www.uspto.gov/ip-policy/economic-research/research-datasets/patent-assignment-dataset" xlink:type="simple">https://www.uspto.gov/ip-policy/economic-research/research-datasets/patent-assignment-dataset</text:a></text:p>
          </table:table-cell>
          <table:table-cell table:style-name="ce51" office:value-type="string" calcext:value-type="string">
            <text:p>The USPTO allows parties to record assignments of patents and patent applications to, as much as possible, maintain a complete history of claimed interests in a patent. The USPTO also permits recording of other documents that affect title (such as certificates of name change and mergers of businesses) or are relevant to patent ownership (such as licensing agreements, security interests, mortgages, and liens). The 2020 update to the Patent Assignment Dataset contains detailed information on 8.97 million patent assignments and other transactions recorded at the USPTO since 1970 and involving roughly 15.1 million patents and patent applications. It is derived from the recording of patent transfers by parties with the USPTO.</text:p>
          </table:table-cell>
          <table:table-cell table:style-name="ce51" office:value-type="string" calcext:value-type="string">
            <text:p>patents, claims, assignment</text:p>
          </table:table-cell>
          <table:table-cell table:style-name="ce51" table:number-columns-repeated="4"/>
          <table:table-cell table:number-columns-repeated="16376"/>
        </table:table-row>
        <table:table-row table:style-name="ro4">
          <table:table-cell table:style-name="ce49" office:value-type="string" calcext:value-type="string">
            <text:p>USPTO Patent Trial and Appeal Board (PTAB) API Data </text:p>
          </table:table-cell>
          <table:table-cell table:style-name="ce51" office:value-type="string" calcext:value-type="string">
            <text:p><text:a xlink:href="https://developer.uspto.gov/ptab-web/#/search/decisions" xlink:type="simple">https://developer.uspto.gov/ptab-web/#/search/decisions</text:a></text:p>
          </table:table-cell>
          <table:table-cell table:style-name="ce51" office:value-type="string" calcext:value-type="string">
            <text:p>USPTO Patent Trial and Appeal Board (PTAB) API Data contains data from the PTAB E2E (end-to-end) system making public America Invents Action (AIA) Trials information and documents available.</text:p>
            <text:p/>
            <text:p>This dataset is hosted as a RESTful API with an easy to use search interface. You can easily browse USPTO PTAB public documents, search for specific content, and request a bulk download of PTAB content. The PTAB API synchronizes close to real time with the PTAB E2E (end-to-end) system.</text:p>
          </table:table-cell>
          <table:table-cell table:style-name="ce51" office:value-type="string" calcext:value-type="string">
            <text:p>legal, trials, appeals</text:p>
          </table:table-cell>
          <table:table-cell table:style-name="ce51" table:number-columns-repeated="4"/>
          <table:table-cell table:number-columns-repeated="16376"/>
        </table:table-row>
        <table:table-row table:style-name="ro16">
          <table:table-cell table:style-name="ce49" office:value-type="string" calcext:value-type="string">
            <text:p>Cooperative Patent Classification Data</text:p>
          </table:table-cell>
          <table:table-cell table:style-name="ce51" office:value-type="string" calcext:value-type="string">
            <text:p><text:a xlink:href="https://www.cooperativepatentclassification.org/index" xlink:type="simple">https://www.cooperativepatentclassification.org/index</text:a></text:p>
          </table:table-cell>
          <table:table-cell table:style-name="ce51" office:value-type="string" calcext:value-type="string">
            <text:p>Cooperative Patent Classification Data contains the scheme and definitions of the Cooperative Patent Classification system for classifying patent documents. The CPC is the result of a partnership between the EPO and the USPTO in their joint effort to develop a common, internationally compatible classification system for technical documents, in particular patent publications, which will be used by both offices in the patent granting process</text:p>
          </table:table-cell>
          <table:table-cell table:style-name="ce51" office:value-type="string" calcext:value-type="string">
            <text:p>patents, science</text:p>
          </table:table-cell>
          <table:table-cell table:style-name="ce51" table:number-columns-repeated="4"/>
          <table:table-cell table:number-columns-repeated="16376"/>
        </table:table-row>
        <table:table-row table:style-name="ro8">
          <table:table-cell table:style-name="ce49" office:value-type="string" calcext:value-type="string">
            <text:p>ChEMBL</text:p>
          </table:table-cell>
          <table:table-cell table:style-name="ce51" office:value-type="string" calcext:value-type="string">
            <text:p><text:a xlink:href="https://console.cloud.google.com/marketplace/product/google_patents_public_datasets/chembl" xlink:type="simple">https://console.cloud.google.com/marketplace/product/google_patents_public_datasets/chembl</text:a></text:p>
          </table:table-cell>
          <table:table-cell table:style-name="ce51" office:value-type="string" calcext:value-type="string">
            <text:p>ChEMBL Data is a manually curated database of small molecules used in drug discovery, including information about existing patented drugs.</text:p>
          </table:table-cell>
          <table:table-cell table:style-name="ce51" office:value-type="string" calcext:value-type="string">
            <text:p>biotechnology, health, chemical, bioinformatics, medical</text:p>
          </table:table-cell>
          <table:table-cell table:style-name="ce51" table:number-columns-repeated="4"/>
          <table:table-cell table:number-columns-repeated="16376"/>
        </table:table-row>
        <table:table-row table:style-name="ro9">
          <table:table-cell table:style-name="ce49" office:value-type="string" calcext:value-type="string">
            <text:p>UniChem</text:p>
          </table:table-cell>
          <table:table-cell table:style-name="ce51" office:value-type="string" calcext:value-type="string">
            <text:p><text:a xlink:href="https://www.ebi.ac.uk/unichem/beta/" xlink:type="simple">https://www.ebi.ac.uk/unichem/beta/</text:a></text:p>
          </table:table-cell>
          <table:table-cell table:style-name="ce51" office:value-type="string" calcext:value-type="string">
            <text:p><text:s/>UniChem is large-scale non-redundant database of pointers between chemical structures and EMBL-EBI chemistry resources. Its purpose is to optimise the efficiency with which structure-based hyperlinks may be built and maintained between chemistry-based resources, and is particularly suitable for creating such links 'on the fly' (by use of REST web services). Primarily, this service has been designed to maintain cross references between EBI chemistry resources. These include primary chemistry resources (ChEMBL, ChEBI and SureChEMBL), and other resources where the main focus is not small molecules, but which may nevertheless contain some small molecule information (eg: Gene Expression Atlas, PDBe). </text:p>
          </table:table-cell>
          <table:table-cell table:style-name="ce51" office:value-type="string" calcext:value-type="string">
            <text:p>biotechnology, health, chemical, bioinformatics, medical</text:p>
          </table:table-cell>
          <table:table-cell table:style-name="ce51" table:number-columns-repeated="4"/>
          <table:table-cell table:number-columns-repeated="16376"/>
        </table:table-row>
        <table:table-row table:style-name="ro16">
          <table:table-cell table:style-name="ce49" office:value-type="string" calcext:value-type="string">
            <text:p>ChemBL-NTD</text:p>
          </table:table-cell>
          <table:table-cell table:style-name="ce51" office:value-type="string" calcext:value-type="string">
            <text:p><text:a xlink:href="https://chembl.gitbook.io/chembl-ntd/" xlink:type="simple">https://chembl.gitbook.io/chembl-ntd/</text:a></text:p>
          </table:table-cell>
          <table:table-cell table:style-name="ce51" office:value-type="string" calcext:value-type="string">
            <text:p>CHEMBL-NTD is a repository for Open Access primary screening and medicinal chemistry data directed at neglected diseases - endemic tropical diseases of the developing regions of the Africa, Asia, and the Americas. The primary purpose of ChEMBL-NTD is to provide a freely accessible and permanent archive and distribution centre for deposited data. ChEMBL-NTD is a subset of the data in the free medicinal chemistry and drug discovery database ChEMBL.</text:p>
          </table:table-cell>
          <table:table-cell table:style-name="ce51" office:value-type="string" calcext:value-type="string">
            <text:p>biotechnology, health, chemical, bioinformatics, medical, neglected diseases</text:p>
          </table:table-cell>
          <table:table-cell table:style-name="ce51" table:number-columns-repeated="4"/>
          <table:table-cell table:number-columns-repeated="16376"/>
        </table:table-row>
        <table:table-row table:style-name="ro12">
          <table:table-cell table:style-name="ce49" office:value-type="string" calcext:value-type="string">
            <text:p>World Bank Development Indicators</text:p>
          </table:table-cell>
          <table:table-cell table:style-name="ce51" office:value-type="string" calcext:value-type="string">
            <text:p><text:a xlink:href="https://datacatalog.worldbank.org/search/dataset/0037712" xlink:type="simple">https://datacatalog.worldbank.org/search/dataset/0037712</text:a></text:p>
          </table:table-cell>
          <table:table-cell table:style-name="ce51" office:value-type="string" calcext:value-type="string">
            <text:p>World Development Indicators Data is the primary World Bank collection of development indicators, compiled from officially-recognized international sources. It presents the most current and accurate global development data available, and includes national, regional and global estimates.</text:p>
          </table:table-cell>
          <table:table-cell table:style-name="ce51" office:value-type="string" calcext:value-type="string">
            <text:p>development, growth, global</text:p>
          </table:table-cell>
          <table:table-cell table:style-name="ce51" table:number-columns-repeated="4"/>
          <table:table-cell table:number-columns-repeated="16376"/>
        </table:table-row>
        <table:table-row table:style-name="ro5">
          <table:table-cell table:style-name="ce49" office:value-type="string" calcext:value-type="string">
            <text:p>CPA Global Technical Standards ETSI Data </text:p>
          </table:table-cell>
          <table:table-cell table:style-name="ce51" office:value-type="string" calcext:value-type="string">
            <text:p><text:a xlink:href="https://console.cloud.google.com/marketplace/product/google_patents_public_datasets/cpa-global-technical-standards-etsi" xlink:type="simple">https://console.cloud.google.com/marketplace/product/google_patents_public_datasets/cpa-global-technical-standards-etsi</text:a></text:p>
          </table:table-cell>
          <table:table-cell table:style-name="ce51" office:value-type="string" calcext:value-type="string">
            <text:p>European Telecommunications Standards Institute (ETSI) IPR dataset for technical standards. These are the US assets disclosed by companies as related to technical standards in ETSI. The two major ones included are 3GPP and LTE.</text:p>
          </table:table-cell>
          <table:table-cell table:style-name="ce51" office:value-type="string" calcext:value-type="string">
            <text:p>standards, technology</text:p>
          </table:table-cell>
          <table:table-cell table:style-name="ce51" table:number-columns-repeated="4"/>
          <table:table-cell table:number-columns-repeated="16376"/>
        </table:table-row>
        <table:table-row table:style-name="ro10">
          <table:table-cell table:style-name="ce49" office:value-type="string" calcext:value-type="string">
            <text:p>337Info - Unfair Import Investigations Information System</text:p>
          </table:table-cell>
          <table:table-cell table:style-name="ce51" office:value-type="string" calcext:value-type="string">
            <text:p><text:a xlink:href="https://pubapps2.usitc.gov/337external/" xlink:type="simple">https://pubapps2.usitc.gov/337external/</text:a></text:p>
          </table:table-cell>
          <table:table-cell table:style-name="ce51" office:value-type="string" calcext:value-type="string">
            <text:p>US International Trade Commission 337Info Unfair Import Investigations Information System contains data on investigations done under Section 337. Section 337 declares the infringement of certain statutory intellectual property rights and other forms of unfair competition in import trade to be unlawful practices. Most Section 337 investigations involve allegations of patent or registered trademark infringement.</text:p>
          </table:table-cell>
          <table:table-cell table:style-name="ce51" office:value-type="string" calcext:value-type="string">
            <text:p>import, legal, trade</text:p>
          </table:table-cell>
          <table:table-cell table:style-name="ce51" table:number-columns-repeated="4"/>
          <table:table-cell table:number-columns-repeated="16376"/>
        </table:table-row>
        <table:table-row table:style-name="ro8">
          <table:table-cell table:style-name="ce49" office:value-type="string" calcext:value-type="string">
            <text:p>IFI Claims Patent Data Enrichments</text:p>
          </table:table-cell>
          <table:table-cell table:style-name="ce51" office:value-type="string" calcext:value-type="string">
            <text:p><text:a xlink:href="https://www.ificlaims.com/product/product-data-enrichments.htm" xlink:type="simple">https://www.ificlaims.com/product/product-data-enrichments.htm</text:a></text:p>
          </table:table-cell>
          <table:table-cell table:style-name="ce51" office:value-type="string" calcext:value-type="string">
            <text:p>IFI CLAIMS Patent Data Enrichments includes standardized assignee/applicant names and integrated legal status information.</text:p>
          </table:table-cell>
          <table:table-cell table:style-name="ce51" office:value-type="string" calcext:value-type="string">
            <text:p>analytics, patents</text:p>
          </table:table-cell>
          <table:table-cell table:style-name="ce51" table:number-columns-repeated="4"/>
          <table:table-cell table:number-columns-repeated="16376"/>
        </table:table-row>
        <table:table-row table:style-name="ro3">
          <table:table-cell table:style-name="ce49" office:value-type="string" calcext:value-type="string">
            <text:p>USPTO OCE Cancer Moonshot Patent Data</text:p>
          </table:table-cell>
          <table:table-cell table:style-name="ce51" office:value-type="string" calcext:value-type="string">
            <text:p><text:a xlink:href="https://www.uspto.gov/ip-policy/economic-research/research-datasets/cancer-moonshot-patent-data" xlink:type="simple">https://www.uspto.gov/ip-policy/economic-research/research-datasets/cancer-moonshot-patent-data</text:a></text:p>
          </table:table-cell>
          <table:table-cell table:style-name="ce51" office:value-type="string" calcext:value-type="string">
            <text:p>The USPTO Cancer Moonshot Patent Data contains detailed information on published patent applications and granted patents relevant to cancer research and development (R&amp;D). We generate the dataset using USPTO examiner tools to execute a series of queries designed to identify cancer-specific patents and patent applications. We apply several approaches to ensure coverage of the various fields and subject matter that cancer-related innovations encompass. These include drugs, diagnostics, surgical devices, data analytics, and genomic-based inventions. The final dataset consist of roughly 270,000 patent documents spanning the 1976 to 2016 period. </text:p>
          </table:table-cell>
          <table:table-cell table:style-name="ce51" office:value-type="string" calcext:value-type="string">
            <text:p>health, cancer, drug discovery, biotechnology</text:p>
          </table:table-cell>
          <table:table-cell table:style-name="ce51" table:number-columns-repeated="4"/>
          <table:table-cell table:number-columns-repeated="16376"/>
        </table:table-row>
        <table:table-row table:style-name="ro4">
          <table:table-cell table:style-name="ce49" office:value-type="string" calcext:value-type="string">
            <text:p>UCB Fung Institute Patent Data </text:p>
          </table:table-cell>
          <table:table-cell table:style-name="ce51" office:value-type="string" calcext:value-type="string">
            <text:p><text:a xlink:href="https://console.cloud.google.com/marketplace/product/google_patents_public_datasets/ucb-fung-patent" xlink:type="simple">https://console.cloud.google.com/marketplace/product/google_patents_public_datasets/ucb-fung-patent</text:a></text:p>
          </table:table-cell>
          <table:table-cell table:style-name="ce51" office:value-type="string" calcext:value-type="string">
            <text:p>Drawing upon recent advances in machine learning and natural language processing, we introduce new tools that automatically ingest, parse, disambiguate and build an updated database using United States patent data. The tools identify unique inventor, assignee, and location entities mentioned on each granted US patent from 1976 to 2016. We describe data flow, algorithms, user interfaces, descriptive statistics, a novelty measure based on the first appearance of a word in the patent corpus, and an automated co-inventor network mapping tool. </text:p>
          </table:table-cell>
          <table:table-cell table:style-name="ce51" office:value-type="string" calcext:value-type="string">
            <text:p>patents, machine learning, disambiguation, metrics, novelty</text:p>
          </table:table-cell>
          <table:table-cell table:style-name="ce51" office:value-type="string" calcext:value-type="string">
            <text:p>yes</text:p>
          </table:table-cell>
          <table:table-cell table:style-name="ce51" office:value-type="string" calcext:value-type="string">
            <text:p>parsing</text:p>
          </table:table-cell>
          <table:table-cell table:style-name="ce51" office:value-type="string" calcext:value-type="string">
            <text:p>name disambiguation, geocoding, novelty</text:p>
          </table:table-cell>
          <table:table-cell table:style-name="ce51"/>
          <table:table-cell table:number-columns-repeated="16376"/>
        </table:table-row>
        <table:table-row table:style-name="ro21">
          <table:table-cell table:style-name="ce49" office:value-type="string" calcext:value-type="string">
            <text:p>Patent PDF Samples with Extracted Structured Data </text:p>
          </table:table-cell>
          <table:table-cell table:style-name="ce51" office:value-type="string" calcext:value-type="string">
            <text:p><text:a xlink:href="https://console.cloud.google.com/marketplace/product/global-patents/labeled-patents" xlink:type="simple">https://console.cloud.google.com/marketplace/product/global-patents/labeled-patents</text:a></text:p>
          </table:table-cell>
          <table:table-cell table:style-name="ce51" office:value-type="string" calcext:value-type="string">
            <text:p>The dataset consists of PDFs in Google Cloud Storage from the first page of select US and EU patents, and BigQuery tables with extracted entities, labels, and other properties, including a link to each file in GCS. The structured data contains labels for eleven patent entities (patent inventor, publication date, classification number, patent title, etc.), global properties (US/EU issued, language, invention type), and the location of any figures or schematics on the patent's first page.</text:p>
            <text:p/>
            <text:p>The structured data is the result of a data entry operation collecting information from PDF documents, making the dataset a useful testing ground for benchmarking and developing AI/ML systems intended to perform broad document understanding tasks like extraction of structured data from unstructured documents. This dataset can be used to develop and benchmark natural language tasks such as named entity recognition and text classification, AI/ML vision tasks such as image classification and object detection, as well as more general AI/ML tasks such as automated data entry and document understanding. Google is sharing this dataset to support the AI/ML community because there is a shortage of document extraction/understanding datasets shared under an open license.</text:p>
            <text:p/>
          </table:table-cell>
          <table:table-cell table:style-name="ce51" office:value-type="string" calcext:value-type="string">
            <text:p>machine learning, OCR, document recognition, benchmarking</text:p>
          </table:table-cell>
          <table:table-cell table:style-name="ce51" office:value-type="string" calcext:value-type="string">
            <text:p>yes</text:p>
          </table:table-cell>
          <table:table-cell table:style-name="ce51" office:value-type="string" calcext:value-type="string">
            <text:p>entity extraction, labelling</text:p>
          </table:table-cell>
          <table:table-cell table:style-name="ce51" office:value-type="string" calcext:value-type="string">
            <text:p>entity extraction</text:p>
          </table:table-cell>
          <table:table-cell table:style-name="ce51"/>
          <table:table-cell table:number-columns-repeated="16376"/>
        </table:table-row>
        <table:table-row table:style-name="ro17">
          <table:table-cell table:style-name="ce49" office:value-type="string" calcext:value-type="string">
            <text:p>GRID: Global Database of Research Institutes </text:p>
          </table:table-cell>
          <table:table-cell table:style-name="ce51" office:value-type="string" calcext:value-type="string">
            <text:p><text:a xlink:href="https://www.grid.ac/" xlink:type="simple">https://www.grid.ac/</text:a></text:p>
          </table:table-cell>
          <table:table-cell table:style-name="ce51" office:value-type="string" calcext:value-type="string">
            <text:p>GRID is a free and openly available global database of over 100,000 research-related organisations, including healthcare organizations, companies, governments, non-profits, each provided with a unique and persistent identifier. In addition to IDs and names, the data is augmented with with locations, addresses, hierarchical structures and much more.</text:p>
            <text:p/>
            <text:p>Open IDs such as GeoNames IDs, NUTS3 regions, WikiData IDs, CrossRef Open Funder Registry IDs, ISNI and link to country specific IDs like UCAS codes, UKPRN numbers, HESA codes are used. </text:p>
          </table:table-cell>
          <table:table-cell table:style-name="ce51" office:value-type="string" calcext:value-type="string">
            <text:p>disambiguation, geography, institutions</text:p>
          </table:table-cell>
          <table:table-cell table:style-name="ce51" table:number-columns-repeated="4"/>
          <table:table-cell table:number-columns-repeated="16376"/>
        </table:table-row>
        <table:table-row table:style-name="ro15">
          <table:table-cell table:style-name="ce49" office:value-type="string" calcext:value-type="string">
            <text:p>Transportation Economics in the 21st Century</text:p>
          </table:table-cell>
          <table:table-cell table:style-name="ce51" office:value-type="string" calcext:value-type="string">
            <text:p><text:a xlink:href="https://www.nber.org/research/data/transportation-economics-21st-century-data-resources" xlink:type="simple">https://www.nber.org/research/data/transportation-economics-21st-century-data-resources</text:a></text:p>
          </table:table-cell>
          <table:table-cell table:style-name="ce51" office:value-type="string" calcext:value-type="string">
            <text:p>Improving access to data sets related to transportation economics and facilitating research with these datasets are cental objectives of this project. Post-doctoral researcher Caitlin Gorback, with advice from from a steering committee including Nathaniel Baum-Snow of the University of Toronto, Leah Brooks of George Washington University, Edward Glaeser, Harvard University and NBER, Stephen Redding, Princeton University and NBER, and Matthew Turner of Brown University and NBER, has collected information on a number of data sets that are available from the Department of Transportation (DOT) or that have been created by researchers who have made them available for folllow-on study. These data have been organized into several major categories below. The DOT data span a wide range of transportation modes and include information about the transportation infrastructure, the delivery of transportation services, and the demand for these services. </text:p>
          </table:table-cell>
          <table:table-cell table:style-name="ce51" office:value-type="string" calcext:value-type="string">
            <text:p>geography, transportation, trade, logistics, infrastructure</text:p>
          </table:table-cell>
          <table:table-cell table:style-name="ce51" table:number-columns-repeated="4"/>
          <table:table-cell table:number-columns-repeated="16376"/>
        </table:table-row>
        <table:table-row table:style-name="ro17">
          <table:table-cell table:style-name="ce49" office:value-type="string" calcext:value-type="string">
            <text:p>NBER Macrohistory Database</text:p>
          </table:table-cell>
          <table:table-cell table:style-name="ce51" office:value-type="string" calcext:value-type="string">
            <text:p><text:a xlink:href="https://www.nber.org/research/data/nber-macrohistory-database" xlink:type="simple">https://www.nber.org/research/data/nber-macrohistory-database</text:a></text:p>
          </table:table-cell>
          <table:table-cell table:style-name="ce51" office:value-type="string" calcext:value-type="string">
            <text:p>During the first several decades of its existence, the National Bureau of Economic Research (NBER) assembled an extensive data set that covers all aspects of the pre-WWI and interwar economies, including production, construction, employment, money, prices, asset market transactions, foreign trade, and government activity. Many series are highly disaggregated, and many exist at the monthly or quarterly frequency. The data set has some coverage of the United Kingdom, France and Germany, although it predominantly covers the United States.</text:p>
            <text:p/>
          </table:table-cell>
          <table:table-cell table:style-name="ce51" table:number-columns-repeated="5"/>
          <table:table-cell table:number-columns-repeated="16376"/>
        </table:table-row>
        <table:table-row table:style-name="ro18">
          <table:table-cell table:style-name="ce49" office:value-type="string" calcext:value-type="string">
            <text:p>American Business Cycle</text:p>
          </table:table-cell>
          <table:table-cell table:style-name="ce51" office:value-type="string" calcext:value-type="string">
            <text:p><text:a xlink:href="https://www.nber.org/research/data/tables-american-business-cycle" xlink:type="simple">https://www.nber.org/research/data/tables-american-business-cycle</text:a></text:p>
          </table:table-cell>
          <table:table-cell table:style-name="ce51" office:value-type="string" calcext:value-type="string">
            <text:p>Presented here are the tables of quarterly data from Appendix B of "The American Business Cycle: Continuity and Change" Edited by Robert J. Gordon. National Bureau of Economic Research Studies in Business Cycles Volume 25, Univerisity of Chicago Press 1986. For information about sources and methods please see that volume.</text:p>
            <text:p/>
            <text:p>A feature of that volume is an extensive data appendix, compliled as a project independent of the conference in collaboration with Nathan S. Balke. The unique value of this data set is the fact that it is the only existing source for the pre-1947 quarterly data, as NIPA quarterly data series do not otherwise exist before 1947. These files include the components of GDP back from 1941 to 1919 and the quarterly real GDP back to 1875.</text:p>
          </table:table-cell>
          <table:table-cell table:style-name="ce51" table:number-columns-repeated="5"/>
          <table:table-cell table:number-columns-repeated="16376"/>
        </table:table-row>
        <table:table-row table:style-name="ro4">
          <table:table-cell table:style-name="ce49" office:value-type="string" calcext:value-type="string">
            <text:p>Census Block Distance Database</text:p>
          </table:table-cell>
          <table:table-cell table:style-name="ce51" office:value-type="string" calcext:value-type="string">
            <text:p><text:a xlink:href="https://www.nber.org/research/data/block-distance-database" xlink:type="simple">https://www.nber.org/research/data/block-distance-database</text:a></text:p>
          </table:table-cell>
          <table:table-cell table:style-name="ce51" office:value-type="string" calcext:value-type="string">
            <text:p>Census Block Distances are great-circle distances calculated using the Haversine formula based on internal points in the geographic area.</text:p>
            <text:p/>
            <text:p>Census Blocks are from Census 2000 SF1 and Census 2010 SF1 files. Census Blocks "are statistical areas bounded by visible features, such as streets, roads, streams, and railroad tracks, and by nonvisible boundaries, such as selected property lines and city, township, school district, and county limits and short line-of-sight extensions of streets and roads."</text:p>
          </table:table-cell>
          <table:table-cell table:style-name="ce51" office:value-type="string" calcext:value-type="string">
            <text:p>population, geography</text:p>
          </table:table-cell>
          <table:table-cell table:style-name="ce51" table:number-columns-repeated="4"/>
          <table:table-cell table:number-columns-repeated="16376"/>
        </table:table-row>
        <table:table-row table:style-name="ro5">
          <table:table-cell table:style-name="ce49" office:value-type="string" calcext:value-type="string">
            <text:p>Historical Cross-Country Technology Adoption (HCCTA) Dataset</text:p>
          </table:table-cell>
          <table:table-cell table:style-name="ce51" office:value-type="string" calcext:value-type="string">
            <text:p><text:a xlink:href="https://www.nber.org/research/data/historical-cross-country-technology-adoption-hccta-dataset" xlink:type="simple">https://www.nber.org/research/data/historical-cross-country-technology-adoption-hccta-dataset</text:a></text:p>
          </table:table-cell>
          <table:table-cell table:style-name="ce51" office:value-type="string" calcext:value-type="string">
            <text:p>This Historical Cross Country Technology Adoption Dataset is a dataset that was collected to allow for the analysis of the adoption patterns of some of the major technologies introduced in the past 250 years across the World's leading industrialized economies.</text:p>
          </table:table-cell>
          <table:table-cell table:style-name="ce51" office:value-type="string" calcext:value-type="string">
            <text:p>geography, technology, adoption, metrics</text:p>
          </table:table-cell>
          <table:table-cell table:style-name="ce51" table:number-columns-repeated="4"/>
          <table:table-cell table:number-columns-repeated="16376"/>
        </table:table-row>
        <table:table-row table:style-name="ro12">
          <table:table-cell table:style-name="ce49" office:value-type="string" calcext:value-type="string">
            <text:p>Computer Retrieval of Information on Scientific Projects</text:p>
          </table:table-cell>
          <table:table-cell table:style-name="ce51" office:value-type="string" calcext:value-type="string">
            <text:p><text:a xlink:href="https://www.nber.org/research/data/computer-retrieval-information-scientific-projects" xlink:type="simple">https://www.nber.org/research/data/computer-retrieval-information-scientific-projects</text:a></text:p>
          </table:table-cell>
          <table:table-cell table:style-name="ce51" office:value-type="string" calcext:value-type="string">
            <text:p>The NIH CRISP (Computer Retrieval of Information on Scientific Projects) is a searchable database of federally funded biomedical research projects conducted at universities, hospitals, and other research institutions. This dataset has not been updated since 2007, but is relevant to historic research</text:p>
          </table:table-cell>
          <table:table-cell table:style-name="ce51" table:number-columns-repeated="5"/>
          <table:table-cell table:number-columns-repeated="16376"/>
        </table:table-row>
        <table:table-row table:style-name="ro12">
          <table:table-cell table:style-name="ce49" office:value-type="string" calcext:value-type="string">
            <text:p>CMS's SSA to FIPS CBSA and MSA County Crosswalk</text:p>
          </table:table-cell>
          <table:table-cell table:style-name="ce51" office:value-type="string" calcext:value-type="string">
            <text:p><text:a xlink:href="https://data.nber.org/data/cbsa-msa-fips-ssa-county-crosswalk.html" xlink:type="simple">https://data.nber.org/data/cbsa-msa-fips-ssa-county-crosswalk.html</text:a></text:p>
          </table:table-cell>
          <table:table-cell table:style-name="ce51" office:value-type="string" calcext:value-type="string">
            <text:p>CMS periodically produces SSA to FIPS CBSA to county crosswalk files. They released a CBSA to MSA to FIPS county crosswalk as well. Some CMS data files have SSA state and county codes or county name rather than FIPS state and county codes. Jean Roth processed the data files below for greater ease of use. </text:p>
          </table:table-cell>
          <table:table-cell table:style-name="ce51" office:value-type="string" calcext:value-type="string">
            <text:p>geography, crosswalk, united states</text:p>
          </table:table-cell>
          <table:table-cell table:style-name="ce51" table:number-columns-repeated="4"/>
          <table:table-cell table:number-columns-repeated="16376"/>
        </table:table-row>
        <table:table-row table:style-name="ro14">
          <table:table-cell table:style-name="ce49" office:value-type="string" calcext:value-type="string">
            <text:p>OpenAlex</text:p>
          </table:table-cell>
          <table:table-cell table:style-name="ce51" office:value-type="string" calcext:value-type="string">
            <text:p><text:a xlink:href="https://docs.openalex.org/download-snapshot" xlink:type="simple">https://docs.openalex.org/download-snapshot</text:a></text:p>
          </table:table-cell>
          <table:table-cell table:style-name="ce51" office:value-type="string" calcext:value-type="string">
            <text:p>OpenAlex is a free and open catalog of the world's scholarly papers, researchers, journals, and institutions — along with all the ways they're connected to one another. <text:s/>It is maintained by the non-profit OurResearch.</text:p>
          </table:table-cell>
          <table:table-cell table:style-name="ce51" office:value-type="string" calcext:value-type="string">
            <text:p>citation, scholarly literature</text:p>
          </table:table-cell>
          <table:table-cell table:style-name="ce51" table:number-columns-repeated="4"/>
          <table:table-cell table:number-columns-repeated="16376"/>
        </table:table-row>
        <table:table-row table:style-name="ro6">
          <table:table-cell table:style-name="ce49" office:value-type="string" calcext:value-type="string">
            <text:p>Breadth and RETech (Text-based)</text:p>
          </table:table-cell>
          <table:table-cell table:style-name="ce51" office:value-type="string" calcext:value-type="string">
            <text:p><text:a xlink:href="https://bowen.finance/bfh_data/" xlink:type="simple">https://bowen.finance/bfh_data/</text:a></text:p>
          </table:table-cell>
          <table:table-cell table:style-name="ce51" office:value-type="string" calcext:value-type="string">
            <text:p>Patent-level variables that provide researchers a new way to characterize innovation within public firms, startups, places and more. Importantly, they are distinct from existing measures and do not have look-ahead bias: they only use information available in the patent itself. RETech is higher for patents related to waves of innovation.</text:p>
          </table:table-cell>
          <table:table-cell table:style-name="ce51" office:value-type="string" calcext:value-type="string">
            <text:p>patents, breakthrough, evolution, waves, productivity</text:p>
          </table:table-cell>
          <table:table-cell table:style-name="ce51" table:number-columns-repeated="4"/>
          <table:table-cell table:number-columns-repeated="16376"/>
        </table:table-row>
        <table:table-row table:style-name="ro15">
          <table:table-cell table:style-name="ce49" office:value-type="string" calcext:value-type="string">
            <text:p>Indicators on firm level innovation activities from web scraped data</text:p>
          </table:table-cell>
          <table:table-cell table:style-name="ce51" office:value-type="string" calcext:value-type="string">
            <text:p><text:a xlink:href="https://dataverse.nl/dataset.xhtml?persistentId=doi:10.34894/CI5XRR" xlink:type="simple">https://dataverse.nl/dataset.xhtml?persistentId=doi:10.34894/CI5XRR</text:a></text:p>
          </table:table-cell>
          <table:table-cell table:style-name="ce51" office:value-type="string" calcext:value-type="string">
            <text:p>This data sample (in support the article "Indicators on firm level innovation activities from web scraped data" https://ssrn.com/abstract=3938767) contains data on companies' innovative behavior measured at the firm-level based on web scraped firm-level data derived from medium-high and high-technology companies in the European Union and the United Kingdom. The data are retrieved from individual company websites and contains in total data on 96,921 companies. The data provide information on various aspects of innovation, most significantly the research and development orientation of the company at the company and product level, the company’s collaborative activities, company’s products, and use of standards. In addition to the web scraped data, the dataset aggregates a variety firm-level indicators including patenting activities. In total, the dataset includes 28 variables with unique identifiers which enables connecting to other databases such as financial data. (2021-10-04)</text:p>
          </table:table-cell>
          <table:table-cell table:style-name="ce51" office:value-type="string" calcext:value-type="string">
            <text:p>innovation, digitalization, web mining, big data</text:p>
          </table:table-cell>
          <table:table-cell table:style-name="ce51" table:number-columns-repeated="2"/>
          <table:table-cell table:style-name="ce51" office:value-type="string" calcext:value-type="string">
            <text:p>innovation measurement</text:p>
          </table:table-cell>
          <table:table-cell table:style-name="ce51"/>
          <table:table-cell table:number-columns-repeated="16376"/>
        </table:table-row>
        <table:table-row table:style-name="ro5">
          <table:table-cell table:style-name="ce49" office:value-type="string" calcext:value-type="string">
            <text:p>PatentText</text:p>
          </table:table-cell>
          <table:table-cell table:style-name="ce51" office:value-type="string" calcext:value-type="string">
            <text:p><text:a xlink:href="https://dataverse.harvard.edu/dataverse/patenttext" xlink:type="simple">https://dataverse.harvard.edu/dataverse/patenttext</text:a></text:p>
          </table:table-cell>
          <table:table-cell table:style-name="ce51" office:value-type="string" calcext:value-type="string">
            <text:p>We provide open access to the code and data to calculate the text-based similarity between any two utility patents granted by the United States Patent and Trademark Office between 1976 and 2013, or between any two patent portfolios </text:p>
          </table:table-cell>
          <table:table-cell table:style-name="ce51" office:value-type="string" calcext:value-type="string">
            <text:p>patent, keywords, matching, text mining, patent classification, technological similarity</text:p>
          </table:table-cell>
          <table:table-cell table:style-name="ce51"/>
          <table:table-cell table:style-name="ce51" office:value-type="string" calcext:value-type="string">
            <text:p>similarity</text:p>
          </table:table-cell>
          <table:table-cell table:style-name="ce51" office:value-type="string" calcext:value-type="string">
            <text:p>patent similarity</text:p>
          </table:table-cell>
          <table:table-cell table:style-name="ce51"/>
          <table:table-cell table:number-columns-repeated="16376"/>
        </table:table-row>
        <table:table-row table:style-name="ro13">
          <table:table-cell table:style-name="ce49" office:value-type="string" calcext:value-type="string">
            <text:p>NBER Orange Book Dataset</text:p>
          </table:table-cell>
          <table:table-cell table:style-name="ce51" office:value-type="string" calcext:value-type="string">
            <text:p><text:a xlink:href="https://www.nber.org/research/data/orange-book-patent-and-exclusivity-data-1985-2016" xlink:type="simple">https://www.nber.org/research/data/orange-book-patent-and-exclusivity-data-1985-2016</text:a></text:p>
          </table:table-cell>
          <table:table-cell table:style-name="ce51" office:value-type="string" calcext:value-type="string">
            <text:p>Each edition of the Orange Book provides a snapshot of unexpired patent protection at a moment in time. As patents on a drug expire and new patents are issued, these changes are reflected in later editions. The Orange Book also provides a snapshot of unexpired regulatory exclusivity granted by the FDA. For example, certain novel drugs receive five years of regulatory exclusivity that blocks the entry of generic competition, even in the absence of any patents. Combining multiple editions reveals a comprehensive picture of patent and regulatory protection as it evolves over a drug’s lifecycle. These data files provide digital versions of the US Food and Drug Administration (FDA)'s Orange Book patent and exclusivity tables for years 1985-2016 (no Orange Book was published in 1986). </text:p>
            <text:p/>
            <text:p>PDF versions of the Orange Books were obtained via a Freedom of Information Act (FOIA) request, and data from these PDF files was either hand-entered or parsed in order to create the digital files.</text:p>
          </table:table-cell>
          <table:table-cell table:style-name="ce51" office:value-type="string" calcext:value-type="string">
            <text:p>drugs, pharmaceuticals, us, exclusivity</text:p>
          </table:table-cell>
          <table:table-cell table:style-name="ce51" table:number-columns-repeated="4"/>
          <table:table-cell table:number-columns-repeated="16376"/>
        </table:table-row>
        <table:table-row table:style-name="ro6">
          <table:table-cell table:style-name="ce49" office:value-type="string" calcext:value-type="string">
            <text:p>FDA Orange Book Database</text:p>
          </table:table-cell>
          <table:table-cell table:style-name="ce51" office:value-type="string" calcext:value-type="string">
            <text:p><text:a xlink:href="https://www.fda.gov/drugs/drug-approvals-and-databases/approved-drug-products-therapeutic-equivalence-evaluations-orange-book" xlink:type="simple">https://www.fda.gov/drugs/drug-approvals-and-databases/approved-drug-products-therapeutic-equivalence-evaluations-orange-book</text:a></text:p>
          </table:table-cell>
          <table:table-cell table:style-name="ce51" office:value-type="string" calcext:value-type="string">
            <text:p>The publication Approved Drug Products with Therapeutic Equivalence Evaluations (commonly known as the Orange Book) identifies drug products approved on the basis of safety and effectiveness by the Food and Drug Administration (FDA) under the Federal Food, Drug, and Cosmetic Act (the Act) and related patent and exclusivity information.</text:p>
          </table:table-cell>
          <table:table-cell table:style-name="ce51" office:value-type="string" calcext:value-type="string">
            <text:p>drugs, pharmaceuticals, us, exclusivity</text:p>
          </table:table-cell>
          <table:table-cell table:style-name="ce51" table:number-columns-repeated="4"/>
          <table:table-cell table:number-columns-repeated="16376"/>
        </table:table-row>
        <table:table-row table:style-name="ro10">
          <table:table-cell table:style-name="ce49" office:value-type="string" calcext:value-type="string">
            <text:p>Google Patent Phrase Similarity Dataset</text:p>
          </table:table-cell>
          <table:table-cell table:style-name="ce51" office:value-type="string" calcext:value-type="string">
            <text:p><text:a xlink:href="https://www.kaggle.com/datasets/google/google-patent-phrase-similarity-dataset" xlink:type="simple">https://www.kaggle.com/datasets/google/google-patent-phrase-similarity-dataset</text:a></text:p>
          </table:table-cell>
          <table:table-cell table:style-name="ce51" office:value-type="string" calcext:value-type="string">
            <text:p>This is a human rated contextual phrase to phrase matching dataset focused on technical terms from patents. In addition to similarity scores that are typically included in other benchmark datasets we include granular rating classes similar to WordNet, such as synonym, antonym, hypernym, hyponym, holonym, meronym, domain related. The dataset was used in the U.S. Patent Phrase to Phrase Matching competition.</text:p>
          </table:table-cell>
          <table:table-cell table:style-name="ce51" office:value-type="string" calcext:value-type="string">
            <text:p>phrases, similarity, semantic matching, validation</text:p>
          </table:table-cell>
          <table:table-cell table:style-name="ce51"/>
          <table:table-cell table:style-name="ce51" office:value-type="string" calcext:value-type="string">
            <text:p>classification, similarity</text:p>
          </table:table-cell>
          <table:table-cell table:style-name="ce51" office:value-type="string" calcext:value-type="string">
            <text:p>keyword extraction, patent similarity, patent classification</text:p>
          </table:table-cell>
          <table:table-cell table:style-name="ce51"/>
          <table:table-cell table:number-columns-repeated="16376"/>
        </table:table-row>
        <table:table-row table:style-name="ro4">
          <table:table-cell table:style-name="ce49" office:value-type="string" calcext:value-type="string">
            <text:p>Korea Patent Data Project (KoPDP)</text:p>
          </table:table-cell>
          <table:table-cell table:style-name="ce51" office:value-type="string" calcext:value-type="string">
            <text:p><text:a xlink:href="https://dataverse.harvard.edu/dataset.xhtml?persistentId=doi:10.7910/DVN/AUYERV" xlink:type="simple">https://dataverse.harvard.edu/dataset.xhtml?persistentId=doi:10.7910/DVN/AUYERV</text:a></text:p>
          </table:table-cell>
          <table:table-cell table:style-name="ce51" office:value-type="string" calcext:value-type="string">
            <text:p>The project collects all utility patents granted from the Korea Intellectual Property Office (KIPO) for the period 1948-2016 and the US Patent and Trademark Office (USPTO) for the period 1976-2017. The project also matches their assignees to firms in DataGuide 5.0, a Korean financial database. The resulting dataset includes total 14,803 listed and non-listed Korean firms matched with their Korean and US patents, in addition to a host of accounting and financial information. Over 45% of all sample KIPO patents and 87% of US patents assigned to Korean assignees are matched. </text:p>
          </table:table-cell>
          <table:table-cell table:style-name="ce51" office:value-type="string" calcext:value-type="string">
            <text:p>korea, patent, uspto</text:p>
          </table:table-cell>
          <table:table-cell table:style-name="ce51" table:number-columns-repeated="4"/>
          <table:table-cell table:number-columns-repeated="16376"/>
        </table:table-row>
        <table:table-row table:style-name="ro12">
          <table:table-cell table:style-name="ce49" office:value-type="string" calcext:value-type="string">
            <text:p>US Bureau of Economic Analysis Data</text:p>
          </table:table-cell>
          <table:table-cell table:style-name="ce51" office:value-type="string" calcext:value-type="string">
            <text:p><text:a xlink:href="https://www.bea.gov/data" xlink:type="simple">https://www.bea.gov/data</text:a></text:p>
          </table:table-cell>
          <table:table-cell table:style-name="ce51" office:value-type="string" calcext:value-type="string">
            <text:p>The US Bureau of Economic Analysis publishes live data and metrics on GDP, industries, government investment and R&amp;D spending, international trade, consumer spending and investment. This data is exposed through their API, and also made available through an R package (bea.R).</text:p>
          </table:table-cell>
          <table:table-cell table:style-name="ce51" office:value-type="string" calcext:value-type="string">
            <text:p>us, gdp, industry, consumer, investment, R&amp;D</text:p>
          </table:table-cell>
          <table:table-cell table:style-name="ce51" table:number-columns-repeated="4"/>
          <table:table-cell table:number-columns-repeated="16376"/>
        </table:table-row>
        <table:table-row table:style-name="ro7">
          <table:table-cell table:style-name="ce49" office:value-type="string" calcext:value-type="string">
            <text:p>FnGuide</text:p>
          </table:table-cell>
          <table:table-cell table:style-name="ce51" office:value-type="string" calcext:value-type="string">
            <text:p><text:a xlink:href="https://www.fnguide.com/" xlink:type="simple">https://www.fnguide.com/</text:a></text:p>
          </table:table-cell>
          <table:table-cell table:style-name="ce51" office:value-type="string" calcext:value-type="string">
            <text:p>Database of financial information about Korean firms, plus national banking, finance and economic data</text:p>
          </table:table-cell>
          <table:table-cell table:style-name="ce51" office:value-type="string" calcext:value-type="string">
            <text:p>korea, financial, firms</text:p>
          </table:table-cell>
          <table:table-cell table:style-name="ce51" table:number-columns-repeated="4"/>
          <table:table-cell table:number-columns-repeated="16376"/>
        </table:table-row>
        <table:table-row table:style-name="ro7">
          <table:table-cell table:style-name="ce49" office:value-type="string" calcext:value-type="string">
            <text:p>ORBIS Intellectual Properties</text:p>
          </table:table-cell>
          <table:table-cell table:style-name="ce51" office:value-type="string" calcext:value-type="string">
            <text:p><text:a xlink:href="https://www.bvdinfo.com/en-gb/our-products/data/international/orbis-intellectual-property" xlink:type="simple">https://www.bvdinfo.com/en-gb/our-products/data/international/orbis-intellectual-property</text:a></text:p>
          </table:table-cell>
          <table:table-cell table:style-name="ce51" office:value-type="string" calcext:value-type="string">
            <text:p>Database that links patents to companies</text:p>
          </table:table-cell>
          <table:table-cell table:style-name="ce51" office:value-type="string" calcext:value-type="string">
            <text:p>IP, patents, litigation</text:p>
          </table:table-cell>
          <table:table-cell table:style-name="ce51" table:number-columns-repeated="2"/>
          <table:table-cell table:style-name="ce51" office:value-type="string" calcext:value-type="string">
            <text:p>firm matching</text:p>
          </table:table-cell>
          <table:table-cell table:style-name="ce51"/>
          <table:table-cell table:number-columns-repeated="16376"/>
        </table:table-row>
        <table:table-row table:style-name="ro12">
          <table:table-cell table:style-name="ce49" office:value-type="string" calcext:value-type="string">
            <text:p>Semantic similarity of patent-standard pairs (ETSI, IEEE, ITUT)</text:p>
          </table:table-cell>
          <table:table-cell table:style-name="ce51" office:value-type="string" calcext:value-type="string">
            <text:p><text:a xlink:href="https://dataverse.harvard.edu/dataset.xhtml?persistentId=doi:10.7910/DVN/B2RJSX" xlink:type="simple">https://dataverse.harvard.edu/dataset.xhtml?persistentId=doi:10.7910/DVN/B2RJSX</text:a></text:p>
          </table:table-cell>
          <table:table-cell table:style-name="ce51" office:value-type="string" calcext:value-type="string">
            <text:p>We provide data with information on the semantic similarity of more than 200 million patent-standard pairs for three major standard-setting organizations: ETSI, IEEE and ITU-T. The semantic similarity of patents to standards can be used to approximate their standard essentiality.</text:p>
          </table:table-cell>
          <table:table-cell table:style-name="ce51" office:value-type="string" calcext:value-type="string">
            <text:p>patents, standards, similarity, standard essentiality, SEPs</text:p>
          </table:table-cell>
          <table:table-cell table:style-name="ce51"/>
          <table:table-cell table:style-name="ce51" office:value-type="string" calcext:value-type="string">
            <text:p>semantic analysis, similarity</text:p>
          </table:table-cell>
          <table:table-cell table:style-name="ce51" office:value-type="string" calcext:value-type="string">
            <text:p>patent similarity</text:p>
          </table:table-cell>
          <table:table-cell table:style-name="ce51"/>
          <table:table-cell table:number-columns-repeated="16376"/>
        </table:table-row>
        <table:table-row table:style-name="ro15">
          <table:table-cell table:style-name="ce49" office:value-type="string" calcext:value-type="string">
            <text:p>Inventor biography data linked to administrative data of the IAB (INV-BIO ADIAB)</text:p>
          </table:table-cell>
          <table:table-cell table:style-name="ce51" office:value-type="string" calcext:value-type="string">
            <text:p><text:a xlink:href="https://fdz.iab.de/en/our-data-products/individual-and-household-data/inv-bio-adiab/" xlink:type="simple">https://fdz.iab.de/en/our-data-products/individual-and-household-data/inv-bio-adiab/</text:a></text:p>
          </table:table-cell>
          <table:table-cell table:style-name="ce51" office:value-type="string" calcext:value-type="string">
            <text:p>We introduce the employer-employee inventor dataset INV-BIO ADIAB 1980-2014, which records complete biographies of more than 150,000 inventors in Germany between 1980 and 2014. This dataset tracks each inventor’s employment status and inventive output over time with high precision.</text:p>
            <text:p/>
            <text:p>Linked at the person level, the INV-BIO ADIAB data comprise about 150,000 inventors in Germany with daily information on their employment careers drawn from IAB data sources and detailed patent track records for inventions registered at the European Patent Office or the German Patent and Trademark Office, respectively. All inventors recorded in the INV-BIO ADIAB data filed at least one patent with the European Patent Office between 1999 and 2011 and were identified in the administrative labor market data of the IAB as employees and disambiguated using a combination of record linkage and machine learning methods.</text:p>
          </table:table-cell>
          <table:table-cell table:style-name="ce51" office:value-type="string" calcext:value-type="string">
            <text:p>patents, biography, inventors, EPO, Germany</text:p>
          </table:table-cell>
          <table:table-cell table:style-name="ce51" table:number-columns-repeated="2"/>
          <table:table-cell table:style-name="ce51" office:value-type="string" calcext:value-type="string">
            <text:p>name disambiguation</text:p>
          </table:table-cell>
          <table:table-cell table:style-name="ce51"/>
          <table:table-cell table:number-columns-repeated="16376"/>
        </table:table-row>
        <table:table-row table:style-name="ro20">
          <table:table-cell table:style-name="ce49" office:value-type="string" calcext:value-type="string">
            <text:p>Disclosure of Patenting Activities within Scientific Publications as Potential Conflict-of-Interests: Evidences from Biomedical Literature</text:p>
          </table:table-cell>
          <table:table-cell table:style-name="ce51"/>
          <table:table-cell table:style-name="ce51" office:value-type="string" calcext:value-type="string">
            <text:p>Most scientific publishers require authors to submit their manuscripts with a text reporting their own parallel activities, including patent-related ones, that may be considered as potential Conflict-of-Interest (COI). The authors’ or institutional patenting activities disclosed as COI in the official version of the article within Conflict-of-Interest Statements (COIS) are generally analysed in the literature using either very focused or non-systematic approaches. This study proposes methods for assessing COIS presence and main features, particularly with respect to patent information, across biomedical topics and journals that are covered in the PubMed database for the period 2011-2022.</text:p>
            <text:p/>
            <text:p>The data used for this project is obtained via structured searches of PubMed and Scholar Lens, using searches detailed in the documentation.</text:p>
          </table:table-cell>
          <table:table-cell table:style-name="ce51" office:value-type="string" calcext:value-type="string">
            <text:p>Conflict of interest, Non-patent Literature, Patents, PubMed, Scientific databases, COVID-19</text:p>
          </table:table-cell>
          <table:table-cell table:style-name="ce51" table:number-columns-repeated="4"/>
          <table:table-cell table:number-columns-repeated="16376"/>
        </table:table-row>
        <table:table-row table:style-name="ro8">
          <table:table-cell table:style-name="ce49" office:value-type="string" calcext:value-type="string">
            <text:p>Stanford NLP Model Output for Biofuel Patent Classification</text:p>
          </table:table-cell>
          <table:table-cell table:style-name="ce51" office:value-type="string" calcext:value-type="string">
            <text:p><text:a xlink:href="https://dataverse.harvard.edu/dataset.xhtml?persistentId=doi:10.7910/DVN/29374" xlink:type="simple">https://dataverse.harvard.edu/dataset.xhtml?persistentId=doi:10.7910/DVN/29374</text:a></text:p>
          </table:table-cell>
          <table:table-cell table:style-name="ce51" office:value-type="string" calcext:value-type="string">
            <text:p>Through use of natural language processing and machine-learning algorithms, we expand patent classification capabilities to better explain the history of biofuels innovation.</text:p>
            <text:p/>
            <text:p>This NLP model was generated using the Stanford NLP Classifier (available from: http://nlp.stanford.edu/software/classifier.shtml). The model was trained using a random selection of 700 manually classified biofuel patents from 1976 through 2013, and validated against 300 manually classified biofuel patents on January 03, 2014. Included are the classification results and associated patent numbers for both the manually trained patents, and for the automatically categorized patents. (2015-03)</text:p>
          </table:table-cell>
          <table:table-cell table:style-name="ce51" office:value-type="string" calcext:value-type="string">
            <text:p>biofuel, patents, energy policy</text:p>
          </table:table-cell>
          <table:table-cell table:style-name="ce51" table:number-columns-repeated="4"/>
          <table:table-cell table:number-columns-repeated="16376"/>
        </table:table-row>
        <table:table-row table:style-name="ro8">
          <table:table-cell table:style-name="ce49" office:value-type="string" calcext:value-type="string">
            <text:p>Research Disclosures</text:p>
          </table:table-cell>
          <table:table-cell table:style-name="ce51" office:value-type="string" calcext:value-type="string">
            <text:p><text:a xlink:href="https://www.questel.com/patent/patent-strategy-and-administration/search-defensive-publications/" xlink:type="simple">https://www.questel.com/patent/patent-strategy-and-administration/search-defensive-publications/</text:a></text:p>
          </table:table-cell>
          <table:table-cell table:style-name="ce51" office:value-type="string" calcext:value-type="string">
            <text:p>Research disclosures are a form of defensive publication, that establish innovations as prior art and prevent the same invention from being patented. </text:p>
          </table:table-cell>
          <table:table-cell table:style-name="ce51" table:number-columns-repeated="5"/>
          <table:table-cell table:number-columns-repeated="16376"/>
        </table:table-row>
        <table:table-row table:style-name="ro14">
          <table:table-cell table:style-name="ce49" office:value-type="string" calcext:value-type="string">
            <text:p>AltMetrics</text:p>
          </table:table-cell>
          <table:table-cell table:style-name="ce51" office:value-type="string" calcext:value-type="string">
            <text:p><text:a xlink:href="https://www.altmetric.com/" xlink:type="simple">https://www.altmetric.com/</text:a></text:p>
          </table:table-cell>
          <table:table-cell table:style-name="ce51" office:value-type="string" calcext:value-type="string">
            <text:p>Tracks a combination of public policy documents, wikipedia, open syllabi, social media and mainstream media to provide enhanced measures of academic impact.</text:p>
          </table:table-cell>
          <table:table-cell table:style-name="ce51" office:value-type="string" calcext:value-type="string">
            <text:p>research metrics</text:p>
          </table:table-cell>
          <table:table-cell table:style-name="ce51" table:number-columns-repeated="4"/>
          <table:table-cell table:number-columns-repeated="16376"/>
        </table:table-row>
        <table:table-row table:style-name="ro4">
          <table:table-cell table:style-name="ce49" office:value-type="string" calcext:value-type="string">
            <text:p>EurekAlert</text:p>
          </table:table-cell>
          <table:table-cell table:style-name="ce51" office:value-type="string" calcext:value-type="string">
            <text:p><text:a xlink:href="https://www.eurekalert.org/" xlink:type="simple">https://www.eurekalert.org</text:a></text:p>
          </table:table-cell>
          <table:table-cell table:style-name="ce51" office:value-type="string" calcext:value-type="string">
            <text:p>EurekAlert! is a nonprofit news-release distribution platform operated by the American Association for the Advancement of Science (AAAS) as a resource for journalists and the public. EurekAlert! hosts news releases produced by universities, journal publishers, medical centers, government agencies, corporations, and other organizations engaged in all disciplines of scientific research. EurekAlert! only accepts content contributions from public information officers (PIOs) at eligible organizations that conduct, publish, or fund scientific research.</text:p>
          </table:table-cell>
          <table:table-cell table:style-name="ce51" office:value-type="string" calcext:value-type="string">
            <text:p>media mentions</text:p>
          </table:table-cell>
          <table:table-cell table:style-name="ce51" table:number-columns-repeated="4"/>
          <table:table-cell table:number-columns-repeated="16376"/>
        </table:table-row>
        <table:table-row table:style-name="ro2">
          <table:table-cell table:style-name="ce49" office:value-type="string" calcext:value-type="string">
            <text:p>Journal Commercial Impact Factor</text:p>
          </table:table-cell>
          <table:table-cell table:style-name="ce51" office:value-type="string" calcext:value-type="string">
            <text:p><text:a xlink:href="https://github.com/mattmarx/jcif" xlink:type="simple">https://github.com/mattmarx/jcif</text:a></text:p>
          </table:table-cell>
          <table:table-cell table:style-name="ce51" office:value-type="string" calcext:value-type="string">
            <text:p>This measure is analogous to the commonly used Journal Impact Factor (JIF), which is also calculated here. A journal’s impact factor is a popular measure of its quality, calculated for year t as the number of times articles from years t-1 and t-2 were cited during year t, divided by the number of articles published during years t-1 and t-2. Just like JIF is a journal-level measure of quality, it is possible to build a journal-level measure of appliedness or commercial relevance by replacing paper-to-paper citationss by patent-to-paper citations.</text:p>
          </table:table-cell>
          <table:table-cell table:style-name="ce51" table:number-columns-repeated="5"/>
          <table:table-cell table:number-columns-repeated="16376"/>
        </table:table-row>
        <table:table-row table:style-name="ro6">
          <table:table-cell table:style-name="ce49" office:value-type="string" calcext:value-type="string">
            <text:p>NIH Research Portfolio Online Reporting Tools Database (ExPORTER)</text:p>
          </table:table-cell>
          <table:table-cell table:style-name="ce51" office:value-type="string" calcext:value-type="string">
            <text:p><text:a xlink:href="https://reporter.nih.gov/exporter" xlink:type="simple">https://reporter.nih.gov/exporter</text:a></text:p>
          </table:table-cell>
          <table:table-cell table:style-name="ce51" office:value-type="string" calcext:value-type="string">
            <text:p>ExPORTER is an open data dump of the National Institute of Health RePORTER database, which tracks administrative data on NIH funded projects. ExPORTER provides bulk administrative data found in RePORTER to the public for detailed analyses or to load into their own data systems. Generally, files for downloading are provided in CSV formats.</text:p>
          </table:table-cell>
          <table:table-cell table:style-name="ce51" office:value-type="string" calcext:value-type="string">
            <text:p>scholarly, public funding, USA, health, health policy</text:p>
          </table:table-cell>
          <table:table-cell table:style-name="ce51" table:number-columns-repeated="4"/>
          <table:table-cell table:number-columns-repeated="16376"/>
        </table:table-row>
        <table:table-row table:style-name="ro3">
          <table:table-cell table:style-name="ce49" office:value-type="string" calcext:value-type="string">
            <text:p>KPSS patent assignees to firms </text:p>
          </table:table-cell>
          <table:table-cell table:style-name="ce51" office:value-type="string" calcext:value-type="string">
            <text:p><text:a xlink:href="https://github.com/KPSS2017/Technological-Innovation-Resource-Allocation-and-Growth-Extended-Data" xlink:type="simple">https://github.com/KPSS2017/Technological-Innovation-Resource-Allocation-and-Growth-Extended-Data</text:a></text:p>
          </table:table-cell>
          <table:table-cell table:style-name="ce51" office:value-type="string" calcext:value-type="string">
            <text:p>We propose a new measure of the economic importance of each innovation. Our measure uses newly collected data on patents issued to U.S. firms in the 1926 to 2010 period, combined with the stock market response to news about patents. Our patent-level estimates of private economic value are positively related to the scientific value of these patents, as measured by the number of citations the patent receives in the future.</text:p>
            <text:p/>
            <text:p>This data provides an updated data series for KPSS values and forward citations, a patent number to the CRSP "permno" match and a patent number to CPC class match.</text:p>
          </table:table-cell>
          <table:table-cell table:style-name="ce51" office:value-type="string" calcext:value-type="string">
            <text:p>metrics, market</text:p>
          </table:table-cell>
          <table:table-cell table:style-name="ce51" table:number-columns-repeated="4"/>
          <table:table-cell table:number-columns-repeated="16376"/>
        </table:table-row>
        <table:table-row table:style-name="ro16">
          <table:table-cell table:style-name="ce49" office:value-type="string" calcext:value-type="string">
            <text:p>Long-run dynamics of the US patent classification system</text:p>
          </table:table-cell>
          <table:table-cell table:style-name="ce51" office:value-type="string" calcext:value-type="string">
            <text:p><text:a xlink:href="https://dataverse.harvard.edu/dataset.xhtml?persistentId=doi:10.7910/DVN/ZJCDCE" xlink:type="simple">https://dataverse.harvard.edu/dataset.xhtml?persistentId=doi:10.7910/DVN/ZJCDCE</text:a></text:p>
          </table:table-cell>
          <table:table-cell table:style-name="ce51" office:value-type="string" calcext:value-type="string">
            <text:p>The dataset contains several files used in the paper "Long-run dynamics of the US patent classification system" by François Lafond and Daniel Kim. The files contain data on the evolution of the number of classes in the United States Patent Classification System between 1836 and 2015, data on the original (at grant date) and current (2015) primary classification at the class level of patents granted between 1976 and 2015, and related supporting files.</text:p>
          </table:table-cell>
          <table:table-cell table:style-name="ce51" office:value-type="string" calcext:value-type="string">
            <text:p>patents, classification systems, reclassification</text:p>
          </table:table-cell>
          <table:table-cell table:style-name="ce51" table:number-columns-repeated="4"/>
          <table:table-cell table:number-columns-repeated="16376"/>
        </table:table-row>
        <table:table-row table:style-name="ro9">
          <table:table-cell table:style-name="ce49" office:value-type="string" calcext:value-type="string">
            <text:p>BIGPATENT</text:p>
          </table:table-cell>
          <table:table-cell table:style-name="ce51" office:value-type="string" calcext:value-type="string">
            <text:p><text:a xlink:href="https://huggingface.co/datasets/big_patent" xlink:type="simple">https://huggingface.co/datasets/big_patent</text:a></text:p>
          </table:table-cell>
          <table:table-cell table:style-name="ce51" office:value-type="string" calcext:value-type="string">
            <text:p>BIGPATENT, consisting of 1.3 million records of U.S. patent documents along with human written abstractive summaries. Each US patent application is filed under a Cooperative Patent Classification (CPC) code.</text:p>
            <text:p/>
            <text:p>Compared to existing summarization datasets, BIGPATENT has the following properties: i) summaries contain a richer discourse structure with more recurring entities, ii) salient content is evenly distributed in the input, and iii) lesser and shorter extractive fragments are present in the summaries. Finally, we train and evaluate baselines and popular learning models on BIGPATENT to shed light on new challenges and motivate future directions for summarization research.</text:p>
          </table:table-cell>
          <table:table-cell table:style-name="ce51" office:value-type="string" calcext:value-type="string">
            <text:p>patents, summarization, classification, validation</text:p>
          </table:table-cell>
          <table:table-cell table:style-name="ce51" office:value-type="string" calcext:value-type="string">
            <text:p>yes</text:p>
          </table:table-cell>
          <table:table-cell table:style-name="ce51" office:value-type="string" calcext:value-type="string">
            <text:p>summarisation, classification</text:p>
          </table:table-cell>
          <table:table-cell table:style-name="ce51" office:value-type="string" calcext:value-type="string">
            <text:p>classification</text:p>
          </table:table-cell>
          <table:table-cell table:style-name="ce51"/>
          <table:table-cell table:number-columns-repeated="16376"/>
        </table:table-row>
        <table:table-row table:style-name="ro12">
          <table:table-cell table:style-name="ce49" office:value-type="string" calcext:value-type="string">
            <text:p>FinBERT</text:p>
          </table:table-cell>
          <table:table-cell table:style-name="ce51" office:value-type="string" calcext:value-type="string">
            <text:p><text:a xlink:href="https://huggingface.co/ProsusAI/finbert" xlink:type="simple">https://huggingface.co/ProsusAI/finbert</text:a></text:p>
          </table:table-cell>
          <table:table-cell table:style-name="ce51" office:value-type="string" calcext:value-type="string">
            <text:p>FinBERT is a pre-trained NLP model to analyze sentiment of financial text. It is built by further training the BERT language model in the finance domain, using a large financial corpus and thereby fine-tuning it for financial sentiment classification. Financial PhraseBank by Malo et al. (2014) is used for fine-tuning.</text:p>
          </table:table-cell>
          <table:table-cell table:style-name="ce51" office:value-type="string" calcext:value-type="string">
            <text:p>financial, sentiment, validation</text:p>
          </table:table-cell>
          <table:table-cell table:style-name="ce51" office:value-type="string" calcext:value-type="string">
            <text:p>yes</text:p>
          </table:table-cell>
          <table:table-cell table:style-name="ce51" office:value-type="string" calcext:value-type="string">
            <text:p>sentiment analysis</text:p>
          </table:table-cell>
          <table:table-cell table:style-name="ce51" office:value-type="string" calcext:value-type="string">
            <text:p>financial market analysis</text:p>
          </table:table-cell>
          <table:table-cell table:style-name="ce51"/>
          <table:table-cell table:number-columns-repeated="16376"/>
        </table:table-row>
        <table:table-row table:style-name="ro11">
          <table:table-cell table:style-name="ce49" office:value-type="string" calcext:value-type="string">
            <text:p>Artificial Intelligence Patent Dataset</text:p>
          </table:table-cell>
          <table:table-cell table:style-name="ce51" office:value-type="string" calcext:value-type="string">
            <text:p><text:a xlink:href="https://www.uspto.gov/ip-policy/economic-research/research-datasets/artificial-intelligence-patent-dataset" xlink:type="simple">https://www.uspto.gov/ip-policy/economic-research/research-datasets/artificial-intelligence-patent-dataset</text:a></text:p>
          </table:table-cell>
          <table:table-cell table:style-name="ce51" office:value-type="string" calcext:value-type="string">
            <text:p>The Artificial Intelligence Patent Dataset consists of two files, both released by the OCE. The first data file identifies United States (U.S.) patents issued between 1976 and 2020 and pre-grant publications (PGPubs) published through 2020 that contain one or more of several AI technology components (including machine learning, natural language processing, computer vision, speech, knowledge processing, AI hardware, evolutionary computation, and planning and control). </text:p>
            <text:p/>
            <text:p>OCE generated this data file using a machine learning (ML) approach that analyzed patent text and citations to identify AI in U.S. patent documents. The second data file contains the patent documents used to train the ML models.</text:p>
          </table:table-cell>
          <table:table-cell table:style-name="ce51" office:value-type="string" calcext:value-type="string">
            <text:p>AI, validation, patents</text:p>
          </table:table-cell>
          <table:table-cell table:style-name="ce51" office:value-type="string" calcext:value-type="string">
            <text:p>yes</text:p>
          </table:table-cell>
          <table:table-cell table:style-name="ce51" office:value-type="string" calcext:value-type="string">
            <text:p>semantic analysis</text:p>
          </table:table-cell>
          <table:table-cell table:style-name="ce51" office:value-type="string" calcext:value-type="string">
            <text:p>patent identification, classification</text:p>
          </table:table-cell>
          <table:table-cell table:style-name="ce51"/>
          <table:table-cell table:number-columns-repeated="16376"/>
        </table:table-row>
        <table:table-row table:style-name="ro7">
          <table:table-cell table:style-name="ce49" office:value-type="string" calcext:value-type="string">
            <text:p>CLEF-IP</text:p>
          </table:table-cell>
          <table:table-cell table:style-name="ce51" office:value-type="string" calcext:value-type="string">
            <text:p><text:a xlink:href="http://www.ifs.tuwien.ac.at/~clef-ip/index.html" xlink:type="simple">http://www.ifs.tuwien.ac.at/~clef-ip/index.html</text:a></text:p>
          </table:table-cell>
          <table:table-cell table:style-name="ce51" office:value-type="string" calcext:value-type="string">
            <text:p><text:a xlink:href="https://researchdata.tuwien.at/search?q=clef-ip&amp;l=list&amp;p=1&amp;s=10&amp;sort=bestmatch" xlink:type="simple">CLEF was a long-running project to benchmark cross-language information retrieval (IR) models. CLEF-IP was a strand of this benchmarking research that ran from 2010-2013, the data from which was used as a benchmarking activity of the CLEF 2010-2013 conferences.

The CLEF-IP collection contains patents, physically stored as a collection of XML fields encoding patent documents. A patent document may be an application document, a search report, or a granted patent document. 

All textual documents in the CLEF-IP collection contain the following main XML fields: bibliographic data, abstract, description, and claims. Not all documents actually have content in these _x001c_elds. 

The datasets are archived on the CLEF-IP site, and in the TU Wien research data repository (with DOIs) here: https://researchdata.tuwien.at/search?q=clef-ip&amp;l=list&amp;p=1&amp;s=10&amp;sort=bestmatch</text:a></text:p>
          </table:table-cell>
          <table:table-cell table:style-name="ce51" office:value-type="string" calcext:value-type="string">
            <text:p>validation, information retrieval, patents, semantic</text:p>
          </table:table-cell>
          <table:table-cell table:style-name="ce51" table:number-columns-repeated="4"/>
          <table:table-cell table:number-columns-repeated="16376"/>
        </table:table-row>
        <table:table-row table:style-name="ro13">
          <table:table-cell table:style-name="ce49" office:value-type="string" calcext:value-type="string">
            <text:p>Women in the Copyright System</text:p>
          </table:table-cell>
          <table:table-cell table:style-name="ce51" office:value-type="string" calcext:value-type="string">
            <text:p><text:a xlink:href="https://www.copyright.gov/policy/women-in-copyright-system/" xlink:type="simple">https://www.copyright.gov/policy/women-in-copyright-system/</text:a></text:p>
          </table:table-cell>
          <table:table-cell table:style-name="ce51" office:value-type="string" calcext:value-type="string">
            <text:p>Coverage: The data set contains copyright registration records, copyright renewal records, and recorded document records, from January 1, 1978, to July 8, 2021.</text:p>
            <text:p/>
            <text:p>Content: The data set contains information on authors, types of works registered, publication status, and other relevant copyright information. More detailed descriptions of the fields, variables, and definitions can be found in the Library of Congress Copyright Data as Distributed in the Marc Format document available here.</text:p>
            <text:p/>
            <text:p>The data are available in twenty-six file parts, numbered sequentially, and include recorded document and registration records. Registration and recorded document records for any variable or year may be present in multiple file parts. Individual file parts may not contain all available records pertaining to any specific variable and may not be suitable for analysis independent of the full data set.</text:p>
          </table:table-cell>
          <table:table-cell table:style-name="ce51" office:value-type="string" calcext:value-type="string">
            <text:p>copyright, gender, united states</text:p>
          </table:table-cell>
          <table:table-cell table:style-name="ce51" table:number-columns-repeated="4"/>
          <table:table-cell table:number-columns-repeated="16376"/>
        </table:table-row>
        <table:table-row table:style-name="ro1">
          <table:table-cell table:style-name="ce49" office:value-type="string" calcext:value-type="string">
            <text:p>World Management Survey</text:p>
          </table:table-cell>
          <table:table-cell table:style-name="ce51" office:value-type="string" calcext:value-type="string">
            <text:p><text:a xlink:href="https://dataverse.harvard.edu/dataset.xhtml?persistentId=doi:10.7910/DVN/OY6CBK" xlink:type="simple">https://dataverse.harvard.edu/dataset.xhtml?persistentId=doi:10.7910/DVN/OY6CBK</text:a></text:p>
          </table:table-cell>
          <table:table-cell table:style-name="ce51" office:value-type="string" calcext:value-type="string">
            <text:p><text:a xlink:href="https://worldmanagementsurvey.org/" xlink:type="simple">The World Management Survey is the first cross-country, cross-industry dataset built to measure the quality of management practices in establishments. The WMS is an interview-based evaluation tool that defines 18 key management practices, and scores them from 1 (“worst practice”) to 5 (“best practice”). The evaluation focuses on three key areas: First, monitoring: How well do organizations monitor what goes on inside the firm, and then use this information for continuous improvement? Second, targets: Do organizations set the right targets, track the right outcomes, and take appropriate action if the two are inconsistent? Third, incentives/people management: Are organizations promoting and rewarding employees based on performance, prioritizing careful hiring, and trying to keep their best employees? For more information about the dataset and to request access to the identified version of the dataset and for further variables, please visit the website https://worldmanagementsurvey.org/</text:a></text:p>
          </table:table-cell>
          <table:table-cell table:style-name="ce51" office:value-type="string" calcext:value-type="string">
            <text:p>management</text:p>
          </table:table-cell>
          <table:table-cell table:style-name="ce51" table:number-columns-repeated="4"/>
          <table:table-cell table:number-columns-repeated="16376"/>
        </table:table-row>
        <table:table-row table:style-name="ro22">
          <table:table-cell table:style-name="ce5" office:value-type="string" calcext:value-type="string">
            <text:p>Measuring the Position and Differentiation of Firms in Technology Space</text:p>
          </table:table-cell>
          <table:table-cell table:style-name="ce10" office:value-type="string" calcext:value-type="string">
            <text:p><text:a xlink:href="https://zenodo.org/record/5172146" xlink:type="simple">https://zenodo.org/record/5172146</text:a></text:p>
          </table:table-cell>
          <table:table-cell table:style-name="ce51" office:value-type="string" calcext:value-type="string">
            <text:p>Although the rate of invention by firms and the effect on firm performance have been central themes in economics and strategy, the position and differentiation of invention by firms have received less attention. We develop a method to characterize a firm’s technology portfolio based on the semantic content of patents that allows us to map a firm’s unique spatial position relative to every other firm in technology space and to measure the overall differentiation of a firm’s technology portfolio. Using a large panel of U.S. public firms from 1980 to 2015, we illustrate that technology differentiation has a strong positive correlation with firm performance, particularly in research and development-intensive industries and industries with strong product market rivalry. We also show that technology differentiation is associated with subsequent differentiation from competitors in the product market and a reduction in outgoing technology spillovers to other firms. We provide open access to code and data to characterize the technology portfolio of firms and to measure the technological position and differentiation of U.S. public firms.</text:p>
          </table:table-cell>
          <table:table-cell table:style-name="ce10" office:value-type="string" calcext:value-type="string">
            <text:p>differentiation, semantic analysis, competition</text:p>
          </table:table-cell>
          <table:table-cell table:style-name="ce10" office:value-type="string" calcext:value-type="string">
            <text:p>yes</text:p>
          </table:table-cell>
          <table:table-cell table:number-columns-repeated="2" table:style-name="ce10" office:value-type="string" calcext:value-type="string">
            <text:p>semantic analysis</text:p>
          </table:table-cell>
          <table:table-cell table:style-name="ce10"/>
          <table:table-cell table:style-name="ce13"/>
          <table:table-cell table:style-name="ce10" table:number-columns-repeated="17"/>
          <table:table-cell table:style-name="ce10" office:value-type="string" calcext:value-type="string">
            <text:p>Thu, 21 Sep 2023 16:18:23 GMT</text:p>
          </table:table-cell>
          <table:table-cell table:style-name="ce10" table:number-columns-repeated="18"/>
          <table:table-cell table:style-name="ce51" table:number-columns-repeated="16339"/>
        </table:table-row>
        <table:table-row table:style-name="ro1" table:number-rows-repeated="13">
          <table:table-cell table:number-columns-repeated="4"/>
          <table:table-cell table:style-name="ce51" table:number-columns-repeated="4"/>
          <table:table-cell table:number-columns-repeated="16376"/>
        </table:table-row>
        <table:table-row table:style-name="ro1">
          <table:table-cell table:number-columns-repeated="4"/>
          <table:table-cell table:style-name="ce53" table:number-columns-repeated="4"/>
          <table:table-cell table:number-columns-repeated="16376"/>
        </table:table-row>
        <table:table-row table:style-name="ro1" table:number-rows-repeated="1048437">
          <table:table-cell table:number-columns-repeated="16384"/>
        </table:table-row>
        <table:table-row table:style-name="ro1">
          <table:table-cell table:number-columns-repeated="16384"/>
        </table:table-row>
      </table:table>
      <table:table table:name="Innovation_Data_Toolkit" table:style-name="ta2">
        <table:table-column table:style-name="co5" table:number-columns-repeated="2"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5" table:number-columns-repeated="2" table:default-cell-style-name="Default"/>
        <table:table-column table:style-name="co13" table:default-cell-style-name="Default"/>
        <table:table-column table:style-name="co5" table:number-columns-repeated="1011" table:default-cell-style-name="Default"/>
        <table:table-row table:style-name="ro23">
          <table:table-cell table:style-name="ce54" office:value-type="string" calcext:value-type="string">
            <text:p>UUID</text:p>
          </table:table-cell>
          <table:table-cell table:style-name="ce54" office:value-type="string" calcext:value-type="string">
            <text:p>Title</text:p>
          </table:table-cell>
          <table:table-cell table:style-name="ce19" table:content-validation-name="val1" office:value-type="string" calcext:value-type="string">
            <text:p>Shortname</text:p>
          </table:table-cell>
          <table:table-cell table:style-name="ce19" office:value-type="string" calcext:value-type="string">
            <text:p>Location</text:p>
          </table:table-cell>
          <table:table-cell table:style-name="ce19" office:value-type="string" calcext:value-type="string">
            <text:p>Description</text:p>
          </table:table-cell>
          <table:table-cell table:style-name="ce19" office:value-type="string" calcext:value-type="string">
            <text:p>Documentation</text:p>
          </table:table-cell>
          <table:table-cell table:style-name="ce19" office:value-type="string" calcext:value-type="string">
            <text:p>Authors</text:p>
          </table:table-cell>
          <table:table-cell table:style-name="ce19" office:value-type="string" calcext:value-type="string">
            <text:p>Citation</text:p>
          </table:table-cell>
          <table:table-cell table:style-name="ce60" office:value-type="string" calcext:value-type="string">
            <text:p>Terms of Use</text:p>
          </table:table-cell>
          <table:table-cell table:style-name="ce19" office:value-type="string" calcext:value-type="string">
            <text:p>Tags</text:p>
          </table:table-cell>
          <table:table-cell table:style-name="ce19" office:value-type="string" calcext:value-type="string">
            <text:p>Datasets created using this tool</text:p>
          </table:table-cell>
          <table:table-cell table:style-name="ce19" office:value-type="string" calcext:value-type="string">
            <text:p>Associated papers</text:p>
          </table:table-cell>
          <table:table-cell table:style-name="ce19" office:value-type="string" calcext:value-type="string">
            <text:p>Last Edit</text:p>
          </table:table-cell>
          <table:table-cell table:style-name="ce61"/>
          <table:table-cell table:style-name="ce19" table:number-columns-repeated="31"/>
          <table:table-cell table:number-columns-repeated="979"/>
        </table:table-row>
        <table:table-row table:style-name="ro24">
          <table:table-cell table:style-name="ce58" office:value-type="string" calcext:value-type="string">
            <text:p>23999351-4c68-4e28-aec2-9b16e18e4d9c</text:p>
          </table:table-cell>
          <table:table-cell table:style-name="ce54" office:value-type="string" calcext:value-type="string">
            <text:p>Automated Patent Landscaping</text:p>
          </table:table-cell>
          <table:table-cell table:style-name="ce80" table:content-validation-name="val1" office:value-type="string" calcext:value-type="string">
            <text:p>patent_landscaping</text:p>
          </table:table-cell>
          <table:table-cell table:style-name="ce82" office:value-type="string" calcext:value-type="string">
            <text:p><text:a xlink:href="https://github.com/google/patents-public-data/tree/master/models/landscaping" xlink:type="simple">https://github.com/google/patents-public-data/tree/master/models/landscaping</text:a></text:p>
          </table:table-cell>
          <table:table-cell table:style-name="ce7" office:value-type="string" calcext:value-type="string">
            <text:p>Patent landscaping is the process of finding patents related to a particular topic. It is important for companies, investors, governments, and academics seeking to gauge innovation and assess risk. However, there is no broadly recognized best approach to landscaping. Frequently, patent landscaping is a bespoke human-driven process that relies heavily on complex queries over bibliographic patent databases. This tool can be used to perform Automated Patent Landscaping, an approach that jointly leverages human domain expertise, heuristics based on patent metadata, and machine learning to generate high-quality patent landscapes with minimal effort.</text:p>
          </table:table-cell>
          <table:table-cell table:style-name="ce82" office:value-type="string" calcext:value-type="string">
            <text:p><text:a xlink:href="https://github.com/google/patents-public-data/tree/master/models/landscaping" xlink:type="simple">https://github.com/google/patents-public-data/tree/master/models/landscaping</text:a></text:p>
          </table:table-cell>
          <table:table-cell table:style-name="ce7" office:value-type="string" calcext:value-type="string">
            <text:p>Google Patents, Aaron Abood, Dave Feltenberger</text:p>
          </table:table-cell>
          <table:table-cell table:style-name="ce7"/>
          <table:table-cell table:style-name="ce37" office:value-type="string" calcext:value-type="string">
            <text:p><text:a xlink:href="http://www.apache.org/licenses/LICENSE-2.0" xlink:type="simple">http://www.apache.org/licenses/LICENSE-2.0</text:a></text:p>
          </table:table-cell>
          <table:table-cell table:style-name="ce7" office:value-type="string" calcext:value-type="string">
            <text:p>machine learning, patent landscaping, citation</text:p>
          </table:table-cell>
          <table:table-cell table:style-name="ce7"/>
          <table:table-cell table:style-name="ce82" office:value-type="string" calcext:value-type="string">
            <text:p><text:a xlink:href="https://link.springer.com/content/pdf/10.1007%2Fs10506-018-9222-4.pdf" xlink:type="simple">https://link.springer.com/content/pdf/10.1007%2Fs10506-018-9222-4.pdf</text:a></text:p>
          </table:table-cell>
          <table:table-cell table:style-name="ce7" office:value-type="string" calcext:value-type="string">
            <text:p>Wed, 04 May 2022 11:04:06 GMT</text:p>
          </table:table-cell>
          <table:table-cell/>
          <table:table-cell table:style-name="ce7" table:number-columns-repeated="31"/>
          <table:table-cell table:number-columns-repeated="979"/>
        </table:table-row>
        <table:table-row table:style-name="ro25">
          <table:table-cell table:style-name="ce58" office:value-type="string" calcext:value-type="string">
            <text:p>2af204fa-8074-44a1-8137-f0b605d97c68</text:p>
          </table:table-cell>
          <table:table-cell table:style-name="ce54" office:value-type="string" calcext:value-type="string">
            <text:p>Claim Text Extraction</text:p>
          </table:table-cell>
          <table:table-cell table:style-name="ce80" table:content-validation-name="val1" office:value-type="string" calcext:value-type="string">
            <text:p>claim_text_extraction</text:p>
          </table:table-cell>
          <table:table-cell table:style-name="ce82" office:value-type="string" calcext:value-type="string">
            <text:p><text:a xlink:href="https://github.com/google/patents-public-data/blob/master/examples/claim-text/claim_text_extraction.ipynb" xlink:type="simple">https://github.com/google/patents-public-data/blob/master/examples/claim-text/claim_text_extraction.ipynb</text:a></text:p>
          </table:table-cell>
          <table:table-cell table:style-name="ce7" office:value-type="string" calcext:value-type="string">
            <text:p>Imagine you're analyzing a subset of patents and want to do some text analysis of the first independent claim. To do this, you'd need to be able to join your list of patent publication numbers with a dataset containing the patent text. Additionally, you'd need a method to extract the first claim from the rest of the claims. This notebook is a demonstration of one method to perform this analysis using python, BigQuery, and Google's new public dataset on patents.</text:p>
          </table:table-cell>
          <table:table-cell table:style-name="ce7"/>
          <table:table-cell table:style-name="ce7" office:value-type="string" calcext:value-type="string">
            <text:p>Google Patents, Otto Stegmaier, MtDersvan</text:p>
          </table:table-cell>
          <table:table-cell table:style-name="ce7"/>
          <table:table-cell table:style-name="ce37" office:value-type="string" calcext:value-type="string">
            <text:p><text:a xlink:href="http://www.apache.org/licenses/LICENSE-2.0" xlink:type="simple">http://www.apache.org/licenses/LICENSE-2.0</text:a></text:p>
          </table:table-cell>
          <table:table-cell table:style-name="ce7" office:value-type="string" calcext:value-type="string">
            <text:p>machine learning</text:p>
          </table:table-cell>
          <table:table-cell table:style-name="ce7" table:number-columns-repeated="2"/>
          <table:table-cell table:style-name="ce7" office:value-type="string" calcext:value-type="string">
            <text:p>Fri, 03 Dec 2021 18:45:21 GMT</text:p>
          </table:table-cell>
          <table:table-cell/>
          <table:table-cell table:style-name="ce7" table:number-columns-repeated="31"/>
          <table:table-cell table:number-columns-repeated="979"/>
        </table:table-row>
        <table:table-row table:style-name="ro26">
          <table:table-cell table:style-name="ce58" office:value-type="string" calcext:value-type="string">
            <text:p>87ef4394-8339-453f-b1e8-5715f68dd0fd</text:p>
          </table:table-cell>
          <table:table-cell table:style-name="ce54" office:value-type="string" calcext:value-type="string">
            <text:p>Claim Breadth Model</text:p>
          </table:table-cell>
          <table:table-cell table:style-name="ce80" table:content-validation-name="val1" office:value-type="string" calcext:value-type="string">
            <text:p>claim_breadth_model</text:p>
          </table:table-cell>
          <table:table-cell table:style-name="ce82" office:value-type="string" calcext:value-type="string">
            <text:p><text:a xlink:href="https://github.com/google/patents-public-data/blob/master/models/claim_breadth/README.md" xlink:type="simple">https://github.com/google/patents-public-data/blob/master/models/claim_breadth/README.md</text:a></text:p>
          </table:table-cell>
          <table:table-cell table:style-name="ce7" office:value-type="string" calcext:value-type="string">
            <text:p>We demonstrate a machine learning (ML) based approach to estimating claim breadth, which has the ability to capture more nuance than a simple word count model. While our approach may be an improvement over simpler methods, it is still imperfect and does not account for any semantic meaning within the text of the claim. This is not intended to be a recommendation on how to measure claim breadth, but instead we aim to spark academic and corporate interest in using the large amounts of public patent data in BigQuery to further the state of the art in patent research.</text:p>
          </table:table-cell>
          <table:table-cell table:style-name="ce82" office:value-type="string" calcext:value-type="string">
            <text:p><text:a xlink:href="https://cloud.google.com/blog/products/ai-machine-learning/measuring-patent-claim-breadth-using-google-patents-public-datasets" xlink:type="simple">https://cloud.google.com/blog/products/ai-machine-learning/measuring-patent-claim-breadth-using-google-patents-public-datasets</text:a></text:p>
          </table:table-cell>
          <table:table-cell table:style-name="ce7" office:value-type="string" calcext:value-type="string">
            <text:p>Google Patents, Otto Stegmaier, Vihang Mehta, Darío Hereñú</text:p>
          </table:table-cell>
          <table:table-cell table:style-name="ce7"/>
          <table:table-cell table:style-name="ce82" office:value-type="string" calcext:value-type="string">
            <text:p><text:a xlink:href="http://www.apache.org/licenses/LICENSE-2.0" xlink:type="simple">http://www.apache.org/licenses/LICENSE-2.0</text:a></text:p>
          </table:table-cell>
          <table:table-cell table:style-name="ce7" office:value-type="string" calcext:value-type="string">
            <text:p>machine learning</text:p>
          </table:table-cell>
          <table:table-cell table:style-name="ce7" table:number-columns-repeated="3"/>
          <table:table-cell/>
          <table:table-cell table:style-name="ce7" table:number-columns-repeated="31"/>
          <table:table-cell table:number-columns-repeated="979"/>
        </table:table-row>
        <table:table-row table:style-name="ro24">
          <table:table-cell table:style-name="ce58" office:value-type="string" calcext:value-type="string">
            <text:p>db1c19b5-a1b3-4a49-9fce-583c0b522d9f</text:p>
          </table:table-cell>
          <table:table-cell table:style-name="ce54" office:value-type="string" calcext:value-type="string">
            <text:p>Citation Chaser</text:p>
          </table:table-cell>
          <table:table-cell table:style-name="ce80" table:content-validation-name="val1" office:value-type="string" calcext:value-type="string">
            <text:p>citation_chaser</text:p>
          </table:table-cell>
          <table:table-cell table:style-name="ce82" office:value-type="string" calcext:value-type="string">
            <text:p><text:a xlink:href="https://github.com/nealhaddaway/citationchaser" xlink:type="simple">https://github.com/nealhaddaway/citationchaser</text:a></text:p>
          </table:table-cell>
          <table:table-cell table:style-name="ce7" office:value-type="string" calcext:value-type="string">
            <text:p>In systematic reviews, we often want to obtain lists of references from across studies: forward citation chasing looks for all records citing one or more articles of known relevance; backward ciation chasing looks for all records referenced in one or more articles. This package contains functions to automate the process of forward and backward citation chasing by making use of the Lens.org API. An input article list can be used to return a list of all referenced records, and/or all citing records in the Lens.org database (consisting of PubMed, PubMed Central, CrossRef, Microsoft Academic Graph and CORE; 'https://www.lens.org').</text:p>
          </table:table-cell>
          <table:table-cell table:style-name="ce7"/>
          <table:table-cell table:style-name="ce7" office:value-type="string" calcext:value-type="string">
            <text:p>Neal Haddaway</text:p>
          </table:table-cell>
          <table:table-cell table:style-name="ce7" office:value-type="string" calcext:value-type="string">
            <text:p>Haddaway, N.R., Grainger, M.J., Gray, C.T. 2021. citationchaser: An R package and Shiny app for forward and backward citations chasing in academic searching.</text:p>
          </table:table-cell>
          <table:table-cell table:style-name="ce7" office:value-type="string" calcext:value-type="string">
            <text:p>MIT License</text:p>
          </table:table-cell>
          <table:table-cell table:style-name="ce7" office:value-type="string" calcext:value-type="string">
            <text:p>citation, reviews, lens</text:p>
          </table:table-cell>
          <table:table-cell table:style-name="ce7" table:number-columns-repeated="2"/>
          <table:table-cell table:style-name="ce7" office:value-type="string" calcext:value-type="string">
            <text:p>Wed, 01 Dec 2021 19:24:38 GMT</text:p>
          </table:table-cell>
          <table:table-cell/>
          <table:table-cell table:style-name="ce7" table:number-columns-repeated="31"/>
          <table:table-cell table:number-columns-repeated="979"/>
        </table:table-row>
        <table:table-row table:style-name="ro27">
          <table:table-cell table:style-name="ce58" office:value-type="string" calcext:value-type="string">
            <text:p>d5e6e419-faf0-4672-bb87-0da1cb8dfa35</text:p>
          </table:table-cell>
          <table:table-cell table:style-name="ce54" office:value-type="string" calcext:value-type="string">
            <text:p>Frictionless Framework</text:p>
          </table:table-cell>
          <table:table-cell table:style-name="ce80" table:content-validation-name="val1" office:value-type="string" calcext:value-type="string">
            <text:p>frictionless_framework</text:p>
          </table:table-cell>
          <table:table-cell table:style-name="ce82" office:value-type="string" calcext:value-type="string">
            <text:p><text:a xlink:href="https://framework.frictionlessdata.io/" xlink:type="simple">https://framework.frictionlessdata.io/</text:a></text:p>
          </table:table-cell>
          <table:table-cell table:style-name="ce7" office:value-type="string" calcext:value-type="string">
            <text:p>Frictionless is a framework to describe, extract, validate, and transform tabular data, available as a Python library. It supports working with data in a standardised and reproducible way by improving data quality and consistency.</text:p>
          </table:table-cell>
          <table:table-cell table:style-name="ce82" office:value-type="string" calcext:value-type="string">
            <text:p><text:a xlink:href="https://framework.frictionlessdata.io/docs/guides/introduction/" xlink:type="simple">https://framework.frictionlessdata.io/docs/guides/introduction/</text:a></text:p>
          </table:table-cell>
          <table:table-cell table:style-name="ce7" office:value-type="string" calcext:value-type="string">
            <text:p>frictionless data</text:p>
          </table:table-cell>
          <table:table-cell table:style-name="ce7"/>
          <table:table-cell table:style-name="ce7" office:value-type="string" calcext:value-type="string">
            <text:p>MIT License</text:p>
          </table:table-cell>
          <table:table-cell table:style-name="ce7" office:value-type="string" calcext:value-type="string">
            <text:p>reproducibility</text:p>
          </table:table-cell>
          <table:table-cell table:style-name="ce7" table:number-columns-repeated="3"/>
          <table:table-cell/>
          <table:table-cell table:style-name="ce7" table:number-columns-repeated="31"/>
          <table:table-cell table:number-columns-repeated="979"/>
        </table:table-row>
        <table:table-row table:style-name="ro26">
          <table:table-cell table:style-name="ce58" office:value-type="string" calcext:value-type="string">
            <text:p>20d46742-3c4c-4563-90f3-ec3e5ebeb0b8</text:p>
          </table:table-cell>
          <table:table-cell table:style-name="ce54" office:value-type="string" calcext:value-type="string">
            <text:p>OpenRefine</text:p>
          </table:table-cell>
          <table:table-cell table:style-name="ce80" table:content-validation-name="val1" office:value-type="string" calcext:value-type="string">
            <text:p>openrefine</text:p>
          </table:table-cell>
          <table:table-cell table:style-name="ce82" office:value-type="string" calcext:value-type="string">
            <text:p><text:a xlink:href="https://openrefine.org/" xlink:type="simple">https://openrefine.org/</text:a></text:p>
          </table:table-cell>
          <table:table-cell table:style-name="ce7" office:value-type="string" calcext:value-type="string">
            <text:p>OpenRefine is a desktop application that uses your web browser as a graphical interface. It is described as “a power tool for working with messy data”. OpenRefine is most useful where you have data in a simple tabular format such as a spreadsheet, a comma separated values file (csv) or a tab delimited file (tsv) but with internal inconsistencies either in data formats, or where data appears, or in terminology used. OpenRefine can be used to standardize and clean data across your file, as well as performing more complex operations including entity reconciliation against external APIs.</text:p>
          </table:table-cell>
          <table:table-cell table:style-name="ce82" office:value-type="string" calcext:value-type="string">
            <text:p><text:a xlink:href="https://openrefine.org/documentation.html" xlink:type="simple">https://openrefine.org/documentation.html</text:a></text:p>
          </table:table-cell>
          <table:table-cell table:style-name="ce7" office:value-type="string" calcext:value-type="string">
            <text:p>OpenRefine</text:p>
          </table:table-cell>
          <table:table-cell table:style-name="ce7"/>
          <table:table-cell table:style-name="ce91"/>
          <table:table-cell table:style-name="ce7" office:value-type="string" calcext:value-type="string">
            <text:p>data cleaning</text:p>
          </table:table-cell>
          <table:table-cell table:style-name="ce7" table:number-columns-repeated="3"/>
          <table:table-cell/>
          <table:table-cell table:style-name="ce7" table:number-columns-repeated="31"/>
          <table:table-cell table:number-columns-repeated="979"/>
        </table:table-row>
        <table:table-row table:style-name="ro28">
          <table:table-cell table:style-name="ce58" office:value-type="string" calcext:value-type="string">
            <text:p>a4d92bb0-baa8-4b85-a439-52b18e6c3c6b</text:p>
          </table:table-cell>
          <table:table-cell table:style-name="ce54" office:value-type="string" calcext:value-type="string">
            <text:p>Mediawiki Citation API</text:p>
          </table:table-cell>
          <table:table-cell table:style-name="ce80" table:content-validation-name="val1" office:value-type="string" calcext:value-type="string">
            <text:p>citoid</text:p>
          </table:table-cell>
          <table:table-cell table:style-name="ce82" office:value-type="string" calcext:value-type="string">
            <text:p><text:a xlink:href="https://en.wikipedia.org/api/rest_v1/#/Citation/getCitation" xlink:type="simple">https://en.wikipedia.org/api/rest_v1/#/Citation/getCitation</text:a></text:p>
          </table:table-cell>
          <table:table-cell table:style-name="ce7" office:value-type="string" calcext:value-type="string">
            <text:p>Citoid is an auto-filled citation generator which automatically creates a citation template from online sources based on a URL or some academic reference identifiers like DOIs, PMIDs, PMCIDs and ISBNs. Mediawiki hosts a citoid API, which it's possible to call: alternately, the code is open-source and can be run locally or on a server -- it uses Zotero's translation servers.</text:p>
          </table:table-cell>
          <table:table-cell table:style-name="ce82" office:value-type="string" calcext:value-type="string">
            <text:p><text:a xlink:href="https://www.mediawiki.org/wiki/Citoid" xlink:type="simple">https://www.mediawiki.org/wiki/Citoid</text:a></text:p>
          </table:table-cell>
          <table:table-cell table:style-name="ce7" office:value-type="string" calcext:value-type="string">
            <text:p>Mediawiki, Zotero</text:p>
          </table:table-cell>
          <table:table-cell table:style-name="ce7"/>
          <table:table-cell table:style-name="ce7" office:value-type="string" calcext:value-type="string">
            <text:p>API: Limit client to no more than 200 requests/sec </text:p>
            <text:p/>
            <text:p>code:</text:p>
            <text:p>http://www.apache.org/licenses/LICENSE-2.0</text:p>
          </table:table-cell>
          <table:table-cell table:style-name="ce7" office:value-type="string" calcext:value-type="string">
            <text:p>citation</text:p>
          </table:table-cell>
          <table:table-cell table:style-name="ce7" table:number-columns-repeated="2"/>
          <table:table-cell table:style-name="ce7" office:value-type="string" calcext:value-type="string">
            <text:p>Wed, 01 Dec 2021 19:24:42 GMT</text:p>
          </table:table-cell>
          <table:table-cell/>
          <table:table-cell table:style-name="ce7" table:number-columns-repeated="31"/>
          <table:table-cell table:number-columns-repeated="979"/>
        </table:table-row>
        <table:table-row table:style-name="ro29">
          <table:table-cell table:style-name="ce58" office:value-type="string" calcext:value-type="string">
            <text:p>c24e498a-5b03-4daa-8d36-874e00a41f08</text:p>
          </table:table-cell>
          <table:table-cell table:style-name="ce54" office:value-type="string" calcext:value-type="string">
            <text:p>PatentsView API</text:p>
          </table:table-cell>
          <table:table-cell table:style-name="ce80" table:content-validation-name="val1" office:value-type="string" calcext:value-type="string">
            <text:p>patentsview_api</text:p>
          </table:table-cell>
          <table:table-cell table:style-name="ce82" office:value-type="string" calcext:value-type="string">
            <text:p><text:a xlink:href="https://patentsview.org/apis/api-query-language" xlink:type="simple">https://patentsview.org/apis/api-query-language</text:a></text:p>
          </table:table-cell>
          <table:table-cell table:style-name="ce7" office:value-type="string" calcext:value-type="string">
            <text:p>The PatentsView platform is built on a newly developed database that longitudinally links inventors, organizations, locations, and patenting activity since 1976. The data visualization tool, query tool, and flexible API enable a broad spectrum of users to examine the dynamics of inventor patenting activity over time and space. These tools also permit users to explore technology categories, assignees, citation patterns, and co-inventor networks.</text:p>
          </table:table-cell>
          <table:table-cell table:style-name="ce7" table:number-columns-repeated="3"/>
          <table:table-cell table:style-name="ce7" office:value-type="string" calcext:value-type="string">
            <text:p>Currently no key is necessary to access the PatentsView API. However, we reserve the right to halt excessive usage of the API. Users are free to use, share, or adapt the material for any purpose, subject to the standards of the Creative Commons Attribution 4.0 International License (https://creativecommons.org/licenses/by/4.0/). Attribution should be given to PatentsView (www.patentsview.org) for use, distribution, or derivative works.</text:p>
          </table:table-cell>
          <table:table-cell table:style-name="ce7" office:value-type="string" calcext:value-type="string">
            <text:p>disambiguation, entity reconciliation</text:p>
          </table:table-cell>
          <table:table-cell table:style-name="ce7" table:number-columns-repeated="3"/>
          <table:table-cell/>
          <table:table-cell table:style-name="ce7" table:number-columns-repeated="31"/>
          <table:table-cell table:number-columns-repeated="979"/>
        </table:table-row>
        <table:table-row table:style-name="ro30">
          <table:table-cell table:style-name="ce58" office:value-type="string" calcext:value-type="string">
            <text:p>c6b61a07-2fd6-426d-99e6-2b825b98d102</text:p>
          </table:table-cell>
          <table:table-cell table:style-name="ce54" office:value-type="string" calcext:value-type="string">
            <text:p>Grobid</text:p>
          </table:table-cell>
          <table:table-cell table:style-name="ce80" table:content-validation-name="val1" office:value-type="string" calcext:value-type="string">
            <text:p>grobid</text:p>
          </table:table-cell>
          <table:table-cell table:style-name="ce82" office:value-type="string" calcext:value-type="string">
            <text:p><text:a xlink:href="https://github.com/kermitt2/grobid" xlink:type="simple">https://github.com/kermitt2/grobid</text:a></text:p>
          </table:table-cell>
          <table:table-cell table:style-name="ce7" office:value-type="string" calcext:value-type="string">
            <text:p>GROBID (or Grobid, but not GroBid nor GroBiD) means GeneRation Of BIbliographic Data.</text:p>
            <text:p/>
            <text:p>GROBID is a machine learning library for extracting, parsing and re-structuring raw documents such as PDF into structured XML/TEI encoded documents with a particular focus on technical and scientific publications.</text:p>
            <text:p/>
            <text:p>GROBID should run properly "out of the box" on Linux (32 and 64 bits) and macOS. </text:p>
          </table:table-cell>
          <table:table-cell table:style-name="ce82" office:value-type="string" calcext:value-type="string">
            <text:p><text:a xlink:href="https://grobid.readthedocs.io/en/latest/Introduction/" xlink:type="simple">https://grobid.readthedocs.io/en/latest/Introduction/</text:a></text:p>
          </table:table-cell>
          <table:table-cell table:style-name="ce7" office:value-type="string" calcext:value-type="string">
            <text:p>The main author is Patrice Lopez (patrice.lopez@science-miner.com).</text:p>
            <text:p/>
            <text:p>Core committers and maintenance: Patrice Lopez (science-miner) and Luca Foppiano (NIMS).</text:p>
          </table:table-cell>
          <table:table-cell table:style-name="ce7" office:value-type="string" calcext:value-type="string">
            <text:p>@misc{GROBID,</text:p>
            <text:p>    title = {GROBID},</text:p>
            <text:p>    howpublished = {\url{https://github.com/kermitt2/grobid}},</text:p>
            <text:p>    publisher = {GitHub},</text:p>
            <text:p>    year = {2008--2021},</text:p>
            <text:p>    archivePrefix = {swh},</text:p>
            <text:p>    eprint = {1:dir:dab86b296e3c3216e2241968f0d63b68e8209d3c}</text:p>
            <text:p>}</text:p>
            <text:p/>
          </table:table-cell>
          <table:table-cell table:style-name="ce7" office:value-type="string" calcext:value-type="string">
            <text:p>GROBID is distributed under Apache 2.0 license.</text:p>
          </table:table-cell>
          <table:table-cell table:style-name="ce7" table:number-columns-repeated="4"/>
          <table:table-cell/>
          <table:table-cell table:style-name="ce7" table:number-columns-repeated="31"/>
          <table:table-cell table:number-columns-repeated="979"/>
        </table:table-row>
        <table:table-row table:style-name="ro31">
          <table:table-cell table:style-name="ce58" office:value-type="string" calcext:value-type="string">
            <text:p>fd1340fe-fcae-4c59-9c5e-5e1bbbc19592</text:p>
          </table:table-cell>
          <table:table-cell table:style-name="ce54" office:value-type="string" calcext:value-type="string">
            <text:p>CiteSpace</text:p>
          </table:table-cell>
          <table:table-cell table:style-name="ce80" table:content-validation-name="val1" office:value-type="string" calcext:value-type="string">
            <text:p>citespace</text:p>
          </table:table-cell>
          <table:table-cell table:style-name="ce37" office:value-type="string" calcext:value-type="string">
            <text:p><text:a xlink:href="https://citespace.podia.com/" xlink:type="simple">https://citespace.podia.com</text:a></text:p>
          </table:table-cell>
          <table:table-cell table:style-name="ce7" office:value-type="string" calcext:value-type="string">
            <text:p>CiteSpace generates interactive visualizations of structural and temporal patterns and trends of a scientific field. It facilitates a systematic review of a knowledge domain through an in-depth visual analytic process. It can process citation data from popular sources such as the Web of Science, Scopus, Dimensions, and the Lens. CiteSpace also supports basic visual analytic functions for datasets without citation-related information, for example, PubMed, CNKI, ProQuest Dissertations and Theses. CiteSpace reveals how a field of research has evolved, what intellectual turning points are evident along a critical path, and what topics have attracted attention. CiteSpace can be applied repeatedly so as to track the development of a field closely and extensively.</text:p>
          </table:table-cell>
          <table:table-cell table:style-name="ce37" office:value-type="string" calcext:value-type="string">
            <text:p><text:a xlink:href="http://cluster.ischool.drexel.edu/~cchen/citespace/tutorial/" xlink:type="simple">http://cluster.ischool.drexel.edu/~cchen/citespace/tutorial/</text:a></text:p>
          </table:table-cell>
          <table:table-cell table:style-name="ce7" office:value-type="string" calcext:value-type="string">
            <text:p>Chaomei Chen </text:p>
          </table:table-cell>
          <table:table-cell table:style-name="ce7" table:number-columns-repeated="5"/>
          <table:table-cell table:style-name="ce7" office:value-type="string" calcext:value-type="string">
            <text:p>Tue, 30 Nov 2021 17:24:01 GMT</text:p>
          </table:table-cell>
          <table:table-cell/>
          <table:table-cell table:style-name="ce7" table:number-columns-repeated="31"/>
          <table:table-cell table:number-columns-repeated="979"/>
        </table:table-row>
        <table:table-row table:style-name="ro27">
          <table:table-cell table:style-name="ce58" office:value-type="string" calcext:value-type="string">
            <text:p>1809b659-d1e1-43db-8dbe-664a6e9a5bc0</text:p>
          </table:table-cell>
          <table:table-cell table:style-name="ce54" office:value-type="string" calcext:value-type="string">
            <text:p>Google Patents match API</text:p>
          </table:table-cell>
          <table:table-cell table:style-name="ce80" table:content-validation-name="val1" office:value-type="string" calcext:value-type="string">
            <text:p>google_patents_match</text:p>
          </table:table-cell>
          <table:table-cell table:style-name="ce82" office:value-type="string" calcext:value-type="string">
            <text:p><text:a xlink:href="https://patents.google.com/api/match" xlink:type="simple">https://patents.google.com/api/match</text:a></text:p>
          </table:table-cell>
          <table:table-cell table:style-name="ce7" office:value-type="string" calcext:value-type="string">
            <text:p>Resolves messy patent publication and application numbers to DOCDB publication number format.</text:p>
          </table:table-cell>
          <table:table-cell table:style-name="ce82" office:value-type="string" calcext:value-type="string">
            <text:p><text:a xlink:href="https://patents.google.com/api/match" xlink:type="simple">https://patents.google.com/api/match</text:a></text:p>
          </table:table-cell>
          <table:table-cell table:style-name="ce7" office:value-type="string" calcext:value-type="string">
            <text:p>Google Patents</text:p>
          </table:table-cell>
          <table:table-cell table:style-name="ce7" table:number-columns-repeated="5"/>
          <table:table-cell table:style-name="ce7" office:value-type="string" calcext:value-type="string">
            <text:p>Thu, 02 Dec 2021 02:09:15 GMT</text:p>
          </table:table-cell>
          <table:table-cell/>
          <table:table-cell table:style-name="ce7" table:number-columns-repeated="31"/>
          <table:table-cell table:number-columns-repeated="979"/>
        </table:table-row>
        <table:table-row table:style-name="ro25">
          <table:table-cell table:style-name="ce58" office:value-type="string" calcext:value-type="string">
            <text:p>b8c70382-7b6f-43b2-a6c0-c788e970e99e</text:p>
          </table:table-cell>
          <table:table-cell table:style-name="ce54" office:value-type="string" calcext:value-type="string">
            <text:p>Google BERT for Patents</text:p>
          </table:table-cell>
          <table:table-cell table:style-name="ce80" table:content-validation-name="val1" office:value-type="string" calcext:value-type="string">
            <text:p>bert_for_patents</text:p>
          </table:table-cell>
          <table:table-cell table:style-name="ce82" office:value-type="string" calcext:value-type="string">
            <text:p><text:a xlink:href="https://github.com/google/patents-public-data/blob/master/models/BERT%20for%20Patents.md" xlink:type="simple">https://github.com/google/patents-public-data/blob/master/models/BERT%20for%20Patents.md</text:a></text:p>
          </table:table-cell>
          <table:table-cell table:style-name="ce7" office:value-type="string" calcext:value-type="string">
            <text:p>A BERT (bidirectional encoder representation from transformers) model pretrained on over 100 million patent publications from the U.S. and other countries using open-source tooling. The trained model can be used for a number of use cases, including how to more effectively perform prior art searching to determine the novelty of a patent application, automatically generate classification codes to assist with patent categorization, and autocomplete.</text:p>
          </table:table-cell>
          <table:table-cell table:style-name="ce82" office:value-type="string" calcext:value-type="string">
            <text:p><text:a xlink:href="https://github.com/google/patents-public-data/blob/master/examples/BERT_For_Patents.ipynb" xlink:type="simple">https://github.com/google/patents-public-data/blob/master/examples/BERT_For_Patents.ipynb</text:a></text:p>
          </table:table-cell>
          <table:table-cell table:style-name="ce7" office:value-type="string" calcext:value-type="string">
            <text:p>Google Patents, Rob Srebrovic, Jay Yonamine</text:p>
          </table:table-cell>
          <table:table-cell table:style-name="ce82" office:value-type="string" calcext:value-type="string">
            <text:p><text:a xlink:href="https://cloud.google.com/blog/products/ai-machine-learning/how-ai-improves-patent-analysis" xlink:type="simple">https://cloud.google.com/blog/products/ai-machine-learning/how-ai-improves-patent-analysis</text:a></text:p>
          </table:table-cell>
          <table:table-cell table:style-name="ce82" office:value-type="string" calcext:value-type="string">
            <text:p><text:a xlink:href="http://www.apache.org/licenses/LICENSE-2.0" xlink:type="simple">http://www.apache.org/licenses/LICENSE-2.0</text:a></text:p>
          </table:table-cell>
          <table:table-cell table:style-name="ce7" table:number-columns-repeated="3"/>
          <table:table-cell table:style-name="ce7" office:value-type="string" calcext:value-type="string">
            <text:p>Thu, 02 Dec 2021 02:14:21 GMT</text:p>
          </table:table-cell>
          <table:table-cell/>
          <table:table-cell table:style-name="ce7" table:number-columns-repeated="31"/>
          <table:table-cell table:number-columns-repeated="979"/>
        </table:table-row>
        <table:table-row table:style-name="ro25">
          <table:table-cell table:style-name="ce2" office:value-type="string" calcext:value-type="string">
            <text:p>3aa314f5-20eb-4e21-96e8-d1f28e8dd51c</text:p>
          </table:table-cell>
          <table:table-cell table:style-name="ce4" office:value-type="string" calcext:value-type="string">
            <text:p>Cooperative Patent Classification Scheme</text:p>
          </table:table-cell>
          <table:table-cell table:style-name="ce85" table:content-validation-name="val1" office:value-type="string" calcext:value-type="string">
            <text:p>cooperative_patent_classification</text:p>
          </table:table-cell>
          <table:table-cell table:style-name="ce18" office:value-type="string" calcext:value-type="string">
            <text:p><text:a xlink:href="https://www.cooperativepatentclassification.org/about" xlink:type="simple">https://www.cooperativepatentclassification.org/about</text:a></text:p>
          </table:table-cell>
          <table:table-cell table:style-name="ce8" office:value-type="string" calcext:value-type="string">
            <text:p>CPC is the outcome of an ambitious harmonization effort to bring the best practices from the EPO and USPTO together. In fact, most U.S. patent documents are already classified in ECLA. The conversion from ECLA to CPC at the EPO will ensure IPC compliance and eliminate the need for the EPO to classify U.S. patent documents. At the USPTO, the conversion will provide an up-to date classification system that is internationally compatible.</text:p>
          </table:table-cell>
          <table:table-cell table:style-name="ce18" office:value-type="string" calcext:value-type="string">
            <text:p><text:a xlink:href="https://www.cooperativepatentclassification.org/cpcSchemeAndDefinitions" xlink:type="simple">https://www.cooperativepatentclassification.org/cpcSchemeAndDefinitions</text:a></text:p>
          </table:table-cell>
          <table:table-cell table:style-name="ce8" office:value-type="string" calcext:value-type="string">
            <text:p>collaboration between EPO and USPTO</text:p>
          </table:table-cell>
          <table:table-cell table:style-name="ce25"/>
          <table:table-cell table:style-name="ce8" table:number-columns-repeated="4"/>
          <table:table-cell table:style-name="ce8" office:value-type="string" calcext:value-type="string">
            <text:p>Thu, 02 Dec 2021 11:52:57 GMT</text:p>
          </table:table-cell>
          <table:table-cell/>
          <table:table-cell table:style-name="ce8" table:number-columns-repeated="3"/>
          <table:table-cell table:style-name="ce48"/>
          <table:table-cell table:style-name="ce8" table:number-columns-repeated="27"/>
          <table:table-cell table:number-columns-repeated="979"/>
        </table:table-row>
        <table:table-row table:style-name="ro24">
          <table:table-cell table:style-name="ce58" office:value-type="string" calcext:value-type="string">
            <text:p>6ba552a7-ec31-4710-9d8b-d8177b293a90</text:p>
          </table:table-cell>
          <table:table-cell table:style-name="ce54" office:value-type="string" calcext:value-type="string">
            <text:p>Tools for Harmonizing County Boundaries</text:p>
          </table:table-cell>
          <table:table-cell table:style-name="ce80" table:content-validation-name="val1" office:value-type="string" calcext:value-type="string">
            <text:p>harmonising_county_boundaries</text:p>
          </table:table-cell>
          <table:table-cell table:style-name="ce82" office:value-type="string" calcext:value-type="string">
            <text:p><text:a xlink:href="https://elisabethperlman.net/code.html" xlink:type="simple">https://elisabethperlman.net/code.html</text:a></text:p>
          </table:table-cell>
          <table:table-cell table:style-name="ce7" office:value-type="string" calcext:value-type="string">
            <text:p>This tool creates the csv tables that allow county boundaries to be synchronized to a base year, exported to the directory you run this from. While this code takes shape files of any type and preforms an intersect, it was written to follow the method used in Hornbeck (2010) (see https://www.dropbox.com/s/1cygkeoo4p89vrw/BWreplication_BorderFixes.rar for those replication files), that is to say, I wrote it to take shapefiles of US counties from NHGIS from a selections of years and then to reapportioning them by area to the boundaries as they were in a base year. The stata code that uses these csvs was writen to be used with Haines' census data (ICPSR 02896).</text:p>
          </table:table-cell>
          <table:table-cell table:style-name="ce7"/>
          <table:table-cell table:style-name="ce7" office:value-type="string" calcext:value-type="string">
            <text:p>Bitsy Perlman</text:p>
          </table:table-cell>
          <table:table-cell table:style-name="ce7" table:number-columns-repeated="2"/>
          <table:table-cell table:style-name="ce7" office:value-type="string" calcext:value-type="string">
            <text:p>geography</text:p>
          </table:table-cell>
          <table:table-cell table:number-columns-repeated="2" table:style-name="ce7" office:value-type="string" calcext:value-type="string">
            <text:p><text:s/></text:p>
          </table:table-cell>
          <table:table-cell table:style-name="ce7" office:value-type="string" calcext:value-type="string">
            <text:p>Thu, 02 Dec 2021 13:37:42 GMT</text:p>
          </table:table-cell>
          <table:table-cell/>
          <table:table-cell table:style-name="ce7" table:number-columns-repeated="31"/>
          <table:table-cell table:number-columns-repeated="979"/>
        </table:table-row>
        <table:table-row table:style-name="ro31">
          <table:table-cell table:style-name="ce58" office:value-type="string" calcext:value-type="string">
            <text:p>98efee7f-c66a-4e8d-bb15-d23709698dbd</text:p>
          </table:table-cell>
          <table:table-cell table:style-name="ce54" office:value-type="string" calcext:value-type="string">
            <text:p>Manual of Patent Examining Procedure</text:p>
          </table:table-cell>
          <table:table-cell table:style-name="ce80" table:content-validation-name="val1" office:value-type="string" calcext:value-type="string">
            <text:p>manual_patent_examining</text:p>
          </table:table-cell>
          <table:table-cell table:style-name="ce82" office:value-type="string" calcext:value-type="string">
            <text:p><text:a xlink:href="https://www.uspto.gov/web/offices/pac/mpep/" xlink:type="simple">https://www.uspto.gov/web/offices/pac/mpep/</text:a></text:p>
          </table:table-cell>
          <table:table-cell table:style-name="ce7" office:value-type="string" calcext:value-type="string">
            <text:p>This Manual is published to provide U.S. Patent and Trademark Office (USPTO) patent examiners, applicants, attorneys, agents, and representatives of applicants with a reference work on the practices and procedures relative to the prosecution of patent applications and other proceedings before the USPTO. For example, the Manual contains instructions to examiners, as well as other material in the nature of information and interpretation, and outlines the current procedures which the examiners are required or authorized to follow in appropriate cases in the normal examination of a patent application. The Manual does not have the force of law or the force of the rules in Title 37 of the Code of Federal Regulations.</text:p>
          </table:table-cell>
          <table:table-cell table:style-name="ce7" table:number-columns-repeated="7"/>
          <table:table-cell table:style-name="ce7" office:value-type="string" calcext:value-type="string">
            <text:p>Fri, 03 Dec 2021 11:01:10 GMT</text:p>
          </table:table-cell>
          <table:table-cell/>
          <table:table-cell table:style-name="ce7" table:number-columns-repeated="31"/>
          <table:table-cell table:number-columns-repeated="979"/>
        </table:table-row>
        <table:table-row table:style-name="ro27">
          <table:table-cell table:style-name="ce58" office:value-type="string" calcext:value-type="string">
            <text:p>9d6d4e5a-5c8d-486a-b9bd-dc1f0485041f</text:p>
          </table:table-cell>
          <table:table-cell table:style-name="ce54" office:value-type="string" calcext:value-type="string">
            <text:p>Wellcome Trust data tools</text:p>
          </table:table-cell>
          <table:table-cell table:style-name="ce80" table:content-validation-name="val1" office:value-type="string" calcext:value-type="string">
            <text:p>wellcome_trust_grants</text:p>
          </table:table-cell>
          <table:table-cell table:style-name="ce82" office:value-type="string" calcext:value-type="string">
            <text:p><text:a xlink:href="https://github.com/wellcometrust" xlink:type="simple">https://github.com/wellcometrust</text:a></text:p>
          </table:table-cell>
          <table:table-cell table:style-name="ce7" office:value-type="string" calcext:value-type="string">
            <text:p>Machine Learning tools, other scripts they use to analyze + visualize grant proposals and outcomes from their public data</text:p>
          </table:table-cell>
          <table:table-cell table:style-name="ce7" table:number-columns-repeated="7"/>
          <table:table-cell table:style-name="ce7" office:value-type="string" calcext:value-type="string">
            <text:p>Thu, 03 Feb 2022 19:32:13 GMT</text:p>
          </table:table-cell>
          <table:table-cell/>
          <table:table-cell table:style-name="ce7" table:number-columns-repeated="31"/>
          <table:table-cell table:number-columns-repeated="979"/>
        </table:table-row>
        <table:table-row table:style-name="ro27">
          <table:table-cell table:style-name="ce58" office:value-type="string" calcext:value-type="string">
            <text:p>5615d902-2dfe-4f8b-8205-df0b0b33ce08</text:p>
          </table:table-cell>
          <table:table-cell table:style-name="ce54" office:value-type="string" calcext:value-type="string">
            <text:p>Octimine</text:p>
          </table:table-cell>
          <table:table-cell table:style-name="ce80" table:content-validation-name="val1" office:value-type="string" calcext:value-type="string">
            <text:p>octimine</text:p>
          </table:table-cell>
          <table:table-cell table:style-name="ce82" office:value-type="string" calcext:value-type="string">
            <text:p><text:a xlink:href="https://www.dennemeyer.com/octimine/" xlink:type="simple">https://www.dennemeyer.com/octimine/</text:a></text:p>
          </table:table-cell>
          <table:table-cell table:style-name="ce7" office:value-type="string" calcext:value-type="string">
            <text:p>Machine-learning based patent search and semantic analysis tool.</text:p>
          </table:table-cell>
          <table:table-cell table:style-name="ce7" table:number-columns-repeated="4"/>
          <table:table-cell table:style-name="ce7" office:value-type="string" calcext:value-type="string">
            <text:p>semantic analysis</text:p>
          </table:table-cell>
          <table:table-cell table:style-name="ce7" table:number-columns-repeated="2"/>
          <table:table-cell table:style-name="ce7" office:value-type="string" calcext:value-type="string">
            <text:p>Wed, 28 Jun 2023 18:35:05 GMT</text:p>
          </table:table-cell>
          <table:table-cell/>
          <table:table-cell table:style-name="ce7" table:number-columns-repeated="31"/>
          <table:table-cell table:number-columns-repeated="979"/>
        </table:table-row>
        <table:table-row table:style-name="ro27">
          <table:table-cell table:style-name="ce58" office:value-type="string" calcext:value-type="string">
            <text:p>0a68e139-4068-4b2f-a262-ce7124c6cf73</text:p>
          </table:table-cell>
          <table:table-cell table:style-name="ce54" office:value-type="string" calcext:value-type="string">
            <text:p>Prodigy</text:p>
          </table:table-cell>
          <table:table-cell table:style-name="ce80" table:content-validation-name="val1" office:value-type="string" calcext:value-type="string">
            <text:p>prodigy</text:p>
          </table:table-cell>
          <table:table-cell table:style-name="ce82" office:value-type="string" calcext:value-type="string">
            <text:p><text:a xlink:href="https://prodi.gy/" xlink:type="simple">https://prodi.gy/</text:a></text:p>
          </table:table-cell>
          <table:table-cell table:style-name="ce7" office:value-type="string" calcext:value-type="string">
            <text:p>Prodigy is a scriptable annotation tool used for creating new machine learning datasets.</text:p>
          </table:table-cell>
          <table:table-cell table:style-name="ce7" table:number-columns-repeated="4"/>
          <table:table-cell table:style-name="ce7" office:value-type="string" calcext:value-type="string">
            <text:p>annotation</text:p>
          </table:table-cell>
          <table:table-cell table:style-name="ce7" table:number-columns-repeated="2"/>
          <table:table-cell table:style-name="ce7" office:value-type="string" calcext:value-type="string">
            <text:p>Wed, 28 Jun 2023 18:34:55 GMT</text:p>
          </table:table-cell>
          <table:table-cell/>
          <table:table-cell table:style-name="ce7" table:number-columns-repeated="31"/>
          <table:table-cell table:number-columns-repeated="979"/>
        </table:table-row>
        <table:table-row table:style-name="ro32">
          <table:table-cell table:style-name="ce58" office:value-type="string" calcext:value-type="string">
            <text:p>9519fa86-2fa6-4600-9c10-06ceef41f423</text:p>
          </table:table-cell>
          <table:table-cell table:style-name="ce54" office:value-type="string" calcext:value-type="string">
            <text:p>Biblio-glutton</text:p>
          </table:table-cell>
          <table:table-cell table:style-name="ce80" table:content-validation-name="val1" office:value-type="string" calcext:value-type="string">
            <text:p>biblio-glutton</text:p>
          </table:table-cell>
          <table:table-cell table:style-name="ce82" office:value-type="string" calcext:value-type="string">
            <text:p><text:a xlink:href="https://github.com/kermitt2/biblio-glutton" xlink:type="simple">https://github.com/kermitt2/biblio-glutton</text:a></text:p>
          </table:table-cell>
          <table:table-cell table:style-name="ce7" office:value-type="string" calcext:value-type="string">
            <text:p>Framework dedicated to bibliographic information. It includes:</text:p>
            <text:p/>
            <text:p>-- a bibliographical reference matching service: from an input such as a raw bibliographical reference and/or a combination of key metadata, the service will return the disambiguated bibliographical object with in particular its DOI and a set of metadata aggregated from Crossref and other sources,</text:p>
            <text:p>--  a fast metadata look-up service: from a "strong" identifier such as DOI, PMID, etc. the service will return a set of metadata aggregated from Crossref and other sources,</text:p>
            <text:p>--  various mapping between DOI, PMID, PMC, ISTEX ID and ark, integrated in the bibliographical service,</text:p>
            <text:p>--  Open Access resolver: Integration of Open Access links via the Unpaywall dataset from Impactstory,</text:p>
            <text:p>--  Gap and daily update for Crossref resources (via the Crossref REST API), so that your glutton data service stays always in sync with Crossref,</text:p>
            <text:p>--  MeSH classes mapping for PubMed articles.</text:p>
          </table:table-cell>
          <table:table-cell table:style-name="ce7" table:number-columns-repeated="4"/>
          <table:table-cell table:style-name="ce7" office:value-type="string" calcext:value-type="string">
            <text:p>citation, metadata, identifiers, mapping</text:p>
          </table:table-cell>
          <table:table-cell table:style-name="ce7" table:number-columns-repeated="2"/>
          <table:table-cell table:style-name="ce7" office:value-type="string" calcext:value-type="string">
            <text:p>Wed, 28 Jun 2023 18:35:29 GMT</text:p>
          </table:table-cell>
          <table:table-cell/>
          <table:table-cell table:style-name="ce7" table:number-columns-repeated="31"/>
          <table:table-cell table:number-columns-repeated="979"/>
        </table:table-row>
        <table:table-row table:style-name="ro33" table:number-rows-repeated="2">
          <table:table-cell table:style-name="ce58"/>
          <table:table-cell table:style-name="ce54"/>
          <table:table-cell table:style-name="ce80" table:content-validation-name="val1"/>
          <table:table-cell table:style-name="ce7" table:number-columns-repeated="10"/>
          <table:table-cell/>
          <table:table-cell table:style-name="ce7" table:number-columns-repeated="31"/>
          <table:table-cell table:number-columns-repeated="979"/>
        </table:table-row>
        <table:table-row table:style-name="ro34" table:number-rows-repeated="982">
          <table:table-cell table:style-name="ce58"/>
          <table:table-cell table:style-name="ce54"/>
          <table:table-cell table:style-name="ce80" table:content-validation-name="val1"/>
          <table:table-cell table:style-name="ce7" table:number-columns-repeated="10"/>
          <table:table-cell/>
          <table:table-cell table:style-name="ce7" table:number-columns-repeated="31"/>
          <table:table-cell table:number-columns-repeated="979"/>
        </table:table-row>
        <table:table-row table:style-name="ro35" table:number-rows-repeated="1047571">
          <table:table-cell table:number-columns-repeated="1024"/>
        </table:table-row>
        <table:table-row table:style-name="ro35">
          <table:table-cell table:number-columns-repeated="1024"/>
        </table:table-row>
      </table:table>
      <table:table table:name="External_Guides" table:style-name="ta3">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5" table:number-columns-repeated="1019" table:default-cell-style-name="Default"/>
        <table:table-row table:style-name="ro36">
          <table:table-cell table:style-name="ce94" office:value-type="string" calcext:value-type="string">
            <text:p>title</text:p>
          </table:table-cell>
          <table:table-cell table:style-name="ce94" office:value-type="string" calcext:value-type="string">
            <text:p>location</text:p>
          </table:table-cell>
          <table:table-cell table:style-name="ce94" office:value-type="string" calcext:value-type="string">
            <text:p>description</text:p>
          </table:table-cell>
          <table:table-cell table:style-name="ce94" office:value-type="string" calcext:value-type="string">
            <text:p>publisher</text:p>
          </table:table-cell>
          <table:table-cell table:style-name="ce94" office:value-type="string" calcext:value-type="string">
            <text:p>authors</text:p>
          </table:table-cell>
          <table:table-cell table:style-name="ce94" office:value-type="string" calcext:value-type="string">
            <text:p>publication date</text:p>
          </table:table-cell>
          <table:table-cell table:style-name="ce94" table:number-columns-repeated="38"/>
          <table:table-cell table:number-columns-repeated="980"/>
        </table:table-row>
        <table:table-row table:style-name="ro28">
          <table:table-cell table:style-name="ce94" office:value-type="string" calcext:value-type="string">
            <text:p>Choosing an open-source licence</text:p>
          </table:table-cell>
          <table:table-cell table:style-name="ce97" office:value-type="string" calcext:value-type="string">
            <text:p><text:a xlink:href="https://www.software.ac.uk/resources/guides/choosing-open-source-licence" xlink:type="simple">https://www.software.ac.uk/resources/guides/choosing-open-source-licence</text:a></text:p>
          </table:table-cell>
          <table:table-cell table:style-name="ce96" office:value-type="string" calcext:value-type="string">
            <text:p>You've written some software as part of your research, and you would like others to be able to use it. You've made sure your code is ready for release so there's only one thing left to do: choose a licence.</text:p>
          </table:table-cell>
          <table:table-cell table:style-name="ce96" office:value-type="string" calcext:value-type="string">
            <text:p>Software Sustainability Institute</text:p>
          </table:table-cell>
          <table:table-cell table:style-name="ce96" office:value-type="string" calcext:value-type="string">
            <text:p>Neil Chue Hong, Tim Parkinson</text:p>
          </table:table-cell>
          <table:table-cell table:style-name="ce96" table:number-columns-repeated="39"/>
          <table:table-cell table:number-columns-repeated="980"/>
        </table:table-row>
        <table:table-row table:style-name="ro31">
          <table:table-cell table:style-name="ce94" office:value-type="string" calcext:value-type="string">
            <text:p>Approaches to software sustainability</text:p>
          </table:table-cell>
          <table:table-cell table:style-name="ce97" office:value-type="string" calcext:value-type="string">
            <text:p><text:a xlink:href="https://www.software.ac.uk/resources/approaches-software-sustainability" xlink:type="simple">https://www.software.ac.uk/resources/approaches-software-sustainability</text:a></text:p>
          </table:table-cell>
          <table:table-cell table:style-name="ce96" office:value-type="string" calcext:value-type="string">
            <text:p>There are many different approaches to sustainability. The way that you approach sustainability will depend on many factors, such as how important is the software, how mature is it, what is the size of its community and what resources available for achieving sustainability? Here is our breakdown of the different approaches to achieving software sustainability. </text:p>
          </table:table-cell>
          <table:table-cell table:style-name="ce96" office:value-type="string" calcext:value-type="string">
            <text:p>Software Sustainability Institute</text:p>
          </table:table-cell>
          <table:table-cell table:style-name="ce96" office:value-type="string" calcext:value-type="string">
            <text:p>Simon Hettrick</text:p>
          </table:table-cell>
          <table:table-cell table:style-name="ce96" table:number-columns-repeated="39"/>
          <table:table-cell table:number-columns-repeated="980"/>
        </table:table-row>
        <table:table-row table:style-name="ro37">
          <table:table-cell table:style-name="ce94" office:value-type="string" calcext:value-type="string">
            <text:p>How to cite and describe software</text:p>
          </table:table-cell>
          <table:table-cell table:style-name="ce97" office:value-type="string" calcext:value-type="string">
            <text:p><text:a xlink:href="https://www.software.ac.uk/how-cite-software" xlink:type="simple">https://www.software.ac.uk/how-cite-software</text:a></text:p>
          </table:table-cell>
          <table:table-cell table:style-name="ce96" office:value-type="string" calcext:value-type="string">
            <text:p>Researchers face significant challenges when trying to understand, reproduce or reuse research in which software has played an integral part. In this green paper, I give examples of the problems that can arise when reproducing someone else's research, and propose some practical approaches to resolving, or at least reducing, them. I also look at the important distinction between describing the software that was used, and citing it.</text:p>
          </table:table-cell>
          <table:table-cell table:style-name="ce96" office:value-type="string" calcext:value-type="string">
            <text:p>Software Sustainability Institute</text:p>
          </table:table-cell>
          <table:table-cell table:style-name="ce96" office:value-type="string" calcext:value-type="string">
            <text:p>Mike Jackson</text:p>
          </table:table-cell>
          <table:table-cell table:style-name="ce96" table:number-columns-repeated="39"/>
          <table:table-cell table:number-columns-repeated="980"/>
        </table:table-row>
        <table:table-row table:style-name="ro38">
          <table:table-cell table:style-name="ce94" office:value-type="string" calcext:value-type="string">
            <text:p>Data and Code Guidance by Data Editors</text:p>
          </table:table-cell>
          <table:table-cell table:style-name="ce97" office:value-type="string" calcext:value-type="string">
            <text:p><text:a xlink:href="https://social-science-data-editors.github.io/guidance/Verification_guidance.html" xlink:type="simple">https://social-science-data-editors.github.io/guidance/Verification_guidance.html</text:a></text:p>
          </table:table-cell>
          <table:table-cell table:style-name="ce96" office:value-type="string" calcext:value-type="string">
            <text:p>Useful checklist for publishing an open-source data and code research project</text:p>
          </table:table-cell>
          <table:table-cell table:style-name="ce96" office:value-type="string" calcext:value-type="string">
            <text:p>Social Science Data Editors</text:p>
          </table:table-cell>
          <table:table-cell table:style-name="ce96" office:value-type="string" calcext:value-type="string">
            <text:p>Lars Vilhuber</text:p>
          </table:table-cell>
          <table:table-cell table:style-name="ce96" table:number-columns-repeated="39"/>
          <table:table-cell table:number-columns-repeated="980"/>
        </table:table-row>
        <table:table-row table:style-name="ro23">
          <table:table-cell table:style-name="ce94" office:value-type="string" calcext:value-type="string">
            <text:p>Tips for Publishing Research Code (Machine Learning specific)</text:p>
          </table:table-cell>
          <table:table-cell table:style-name="ce97" office:value-type="string" calcext:value-type="string">
            <text:p><text:a xlink:href="https://github.com/paperswithcode/releasing-research-code" xlink:type="simple">https://github.com/paperswithcode/releasing-research-code</text:a></text:p>
          </table:table-cell>
          <table:table-cell table:style-name="ce96" office:value-type="string" calcext:value-type="string">
            <text:p>Collated best practices from most popular ML research repositories - now official guidelines at NeurIPS 2021!</text:p>
          </table:table-cell>
          <table:table-cell table:style-name="ce96" office:value-type="string" calcext:value-type="string">
            <text:p>paperswithcode</text:p>
          </table:table-cell>
          <table:table-cell table:style-name="ce96" table:number-columns-repeated="40"/>
          <table:table-cell table:number-columns-repeated="980"/>
        </table:table-row>
        <table:table-row table:style-name="ro24">
          <table:table-cell table:style-name="ce95" office:value-type="string" calcext:value-type="string">
            <text:p>WIPO Guidelines for Preparing Patent Landscape Reports</text:p>
          </table:table-cell>
          <table:table-cell table:style-name="ce82" office:value-type="string" calcext:value-type="string">
            <text:p><text:a xlink:href="https://www.wipo.int/publications/en/details.jsp?id=3938" xlink:type="simple">https://www.wipo.int/publications/en/details.jsp?id=3938</text:a></text:p>
          </table:table-cell>
          <table:table-cell table:style-name="ce80" office:value-type="string" calcext:value-type="string">
            <text:p>These Guidelines are designed both for general users of patent information, as well as for those involved in producing Patent Landscape Reports (PLRs). They provide step-by-step instructions on how to prepare a PLR, as well as background information such as objectives, patent analytics, concepts and frameworks.</text:p>
          </table:table-cell>
          <table:table-cell table:style-name="ce98" office:value-type="string" calcext:value-type="string">
            <text:p>WIPO</text:p>
          </table:table-cell>
          <table:table-cell table:style-name="ce80" office:value-type="string" calcext:value-type="string">
            <text:p>Anthony Trippe</text:p>
          </table:table-cell>
          <table:table-cell/>
          <table:table-cell table:style-name="ce80" table:number-columns-repeated="5"/>
          <table:table-cell table:style-name="ce80" office:value-type="string" calcext:value-type="string">
            <text:p>Sat, 18 Dec 2021 11:28:59 GMT</text:p>
          </table:table-cell>
          <table:table-cell/>
          <table:table-cell table:style-name="ce80" table:number-columns-repeated="31"/>
          <table:table-cell table:number-columns-repeated="980"/>
        </table:table-row>
        <table:table-row table:style-name="ro26">
          <table:table-cell table:style-name="ce94" office:value-type="string" calcext:value-type="string">
            <text:p>Measuring patent claim breadth using Google Patents Public Datasets</text:p>
          </table:table-cell>
          <table:table-cell table:style-name="ce97" office:value-type="string" calcext:value-type="string">
            <text:p><text:a xlink:href="https://cloud.google.com/blog/products/ai-machine-learning/measuring-patent-claim-breadth-using-google-patents-public-datasets" xlink:type="simple">https://cloud.google.com/blog/products/ai-machine-learning/measuring-patent-claim-breadth-using-google-patents-public-datasets</text:a></text:p>
          </table:table-cell>
          <table:table-cell table:style-name="ce96" office:value-type="string" calcext:value-type="string">
            <text:p>This post is a tutorial on how to use the Google Patents Public Data dataset, along with Apache Beam, Cloud Dataflow, TensorFlow, and Cloud ML Engine to create a machine learning model to estimate the ‘breadth’ of patent claims. You can find all of the associated code for this post on GitHub. </text:p>
          </table:table-cell>
          <table:table-cell table:style-name="ce96" office:value-type="string" calcext:value-type="string">
            <text:p>Google Patents</text:p>
          </table:table-cell>
          <table:table-cell table:style-name="ce96" office:value-type="string" calcext:value-type="string">
            <text:p>Otto Stegmaier</text:p>
          </table:table-cell>
          <table:table-cell table:style-name="ce99" office:value-type="date" office:date-value="2018-07-01" calcext:value-type="date">
            <text:p>July 2018</text:p>
          </table:table-cell>
          <table:table-cell table:style-name="ce96" table:number-columns-repeated="38"/>
          <table:table-cell table:number-columns-repeated="980"/>
        </table:table-row>
        <table:table-row table:style-name="ro38">
          <table:table-cell table:style-name="ce94" office:value-type="string" calcext:value-type="string">
            <text:p>Validating Your Machine Learning Model</text:p>
          </table:table-cell>
          <table:table-cell table:style-name="ce97" office:value-type="string" calcext:value-type="string">
            <text:p><text:a xlink:href="https://towardsdatascience.com/validating-your-machine-learning-model-25b4c8643fb7" xlink:type="simple">https://towardsdatascience.com/validating-your-machine-learning-model-25b4c8643fb7</text:a></text:p>
          </table:table-cell>
          <table:table-cell table:style-name="ce96" office:value-type="string" calcext:value-type="string">
            <text:p>Thorough review of different validation techniques for machine learning models.</text:p>
          </table:table-cell>
          <table:table-cell table:style-name="ce96" office:value-type="string" calcext:value-type="string">
            <text:p>Towards Data Science</text:p>
          </table:table-cell>
          <table:table-cell table:style-name="ce96" office:value-type="string" calcext:value-type="string">
            <text:p>Maarten Grootendorst</text:p>
          </table:table-cell>
          <table:table-cell table:style-name="ce100" office:value-type="date" office:date-value="2019-09-01" calcext:value-type="date">
            <text:p>Sep 2019</text:p>
          </table:table-cell>
          <table:table-cell table:style-name="ce96" table:number-columns-repeated="38"/>
          <table:table-cell table:number-columns-repeated="980"/>
        </table:table-row>
        <table:table-row table:style-name="ro34" table:number-rows-repeated="989">
          <table:table-cell table:style-name="ce96" table:number-columns-repeated="44"/>
          <table:table-cell table:number-columns-repeated="980"/>
        </table:table-row>
        <table:table-row table:style-name="ro35" table:number-rows-repeated="1047577">
          <table:table-cell table:number-columns-repeated="1024"/>
        </table:table-row>
        <table:table-row table:style-name="ro35">
          <table:table-cell table:number-columns-repeated="1024"/>
        </table:table-row>
      </table:table>
      <table:table table:name="Salient_Fields" table:style-name="ta4">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5" table:default-cell-style-name="Default"/>
        <table:table-column table:style-name="co26" table:default-cell-style-name="Default"/>
        <table:table-column table:style-name="co5" table:number-columns-repeated="1018" table:default-cell-style-name="Default"/>
        <table:table-row table:style-name="ro39">
          <table:table-cell table:style-name="ce94" office:value-type="string" calcext:value-type="string">
            <text:p>UUID</text:p>
          </table:table-cell>
          <table:table-cell table:style-name="ce94" office:value-type="string" calcext:value-type="string">
            <text:p>Name</text:p>
          </table:table-cell>
          <table:table-cell table:style-name="ce94" office:value-type="string" calcext:value-type="string">
            <text:p>Definition</text:p>
          </table:table-cell>
          <table:table-cell table:style-name="ce94" office:value-type="string" calcext:value-type="string">
            <text:p>Variants</text:p>
          </table:table-cell>
          <table:table-cell table:style-name="ce94" office:value-type="string" calcext:value-type="string">
            <text:p>Aliases</text:p>
          </table:table-cell>
          <table:table-cell table:style-name="ce94" office:value-type="string" calcext:value-type="string">
            <text:p>Last Edit</text:p>
          </table:table-cell>
          <table:table-cell table:style-name="ce94" office:value-type="string" calcext:value-type="string">
            <text:p>ref_url</text:p>
          </table:table-cell>
          <table:table-cell table:style-name="ce94" table:number-columns-repeated="20"/>
          <table:table-cell table:number-columns-repeated="997"/>
        </table:table-row>
        <table:table-row table:style-name="ro28">
          <table:table-cell table:style-name="ce96" office:value-type="string" calcext:value-type="string">
            <text:p>25176ade-62ea-4aea-aa25-ae5ce32ccde4</text:p>
          </table:table-cell>
          <table:table-cell table:style-name="ce94" office:value-type="string" calcext:value-type="string">
            <text:p>Document Number</text:p>
          </table:table-cell>
          <table:table-cell table:style-name="ce96" office:value-type="string" calcext:value-type="string">
            <text:p>The document number assigned to a patent application on publication. e.g. 20130227762</text:p>
          </table:table-cell>
          <table:table-cell table:style-name="ce96"/>
          <table:table-cell table:style-name="ce96" office:value-type="string" calcext:value-type="string">
            <text:p>doc number</text:p>
          </table:table-cell>
          <table:table-cell table:style-name="ce96" office:value-type="string" calcext:value-type="string">
            <text:p>Fri, 22 Apr 2022 17:45:29 GMT</text:p>
          </table:table-cell>
          <table:table-cell table:style-name="ce96" table:number-columns-repeated="21"/>
          <table:table-cell table:number-columns-repeated="997"/>
        </table:table-row>
        <table:table-row table:style-name="ro31">
          <table:table-cell table:style-name="ce96" office:value-type="string" calcext:value-type="string">
            <text:p>2948c32f-7386-472a-ae3f-e7aca6837248</text:p>
          </table:table-cell>
          <table:table-cell table:style-name="ce94" office:value-type="string" calcext:value-type="string">
            <text:p>Patent ID</text:p>
          </table:table-cell>
          <table:table-cell table:style-name="ce96" office:value-type="string" calcext:value-type="string">
            <text:p>A string used to identify a patent. Important to note: this is not always a consistent 'identifier' as such as a combination of jurisdiction, document number, application stage that can be used to identify a patent document. While most patent id formats can be used to uniquely id patents, different datasets might use different formats.</text:p>
          </table:table-cell>
          <table:table-cell table:style-name="ce96" table:number-columns-repeated="2"/>
          <table:table-cell table:style-name="ce96" office:value-type="string" calcext:value-type="string">
            <text:p>Wed, 13 Apr 2022 16:00:04 GMT</text:p>
          </table:table-cell>
          <table:table-cell table:style-name="ce96" table:number-columns-repeated="21"/>
          <table:table-cell table:number-columns-repeated="997"/>
        </table:table-row>
        <table:table-row table:style-name="ro28">
          <table:table-cell table:style-name="ce96" office:value-type="string" calcext:value-type="string">
            <text:p>13643658-5460-40c3-b871-bcb61ffd5565</text:p>
          </table:table-cell>
          <table:table-cell table:style-name="ce94" office:value-type="string" calcext:value-type="string">
            <text:p>DocDB ID</text:p>
          </table:table-cell>
          <table:table-cell table:style-name="ce96" office:value-type="string" calcext:value-type="string">
            <text:p>The DocDB identifier of a patent document (assigned by EPO worldwide bibliographic data)</text:p>
          </table:table-cell>
          <table:table-cell table:style-name="ce96" table:number-columns-repeated="2"/>
          <table:table-cell table:style-name="ce96" office:value-type="string" calcext:value-type="string">
            <text:p>Wed, 13 Apr 2022 15:55:52 GMT</text:p>
          </table:table-cell>
          <table:table-cell table:style-name="ce96" table:number-columns-repeated="21"/>
          <table:table-cell table:number-columns-repeated="997"/>
        </table:table-row>
        <table:table-row table:style-name="ro28">
          <table:table-cell table:style-name="ce96" office:value-type="string" calcext:value-type="string">
            <text:p>dd1b0b2d-5da4-4af1-ae0d-4c2c173d4c04</text:p>
          </table:table-cell>
          <table:table-cell table:style-name="ce94" office:value-type="string" calcext:value-type="string">
            <text:p>Patent Family</text:p>
          </table:table-cell>
          <table:table-cell table:style-name="ce96" office:value-type="string" calcext:value-type="string">
            <text:p>Information pertaining to the patent's family</text:p>
          </table:table-cell>
          <table:table-cell table:style-name="ce96" table:number-columns-repeated="2"/>
          <table:table-cell table:style-name="ce96" office:value-type="string" calcext:value-type="string">
            <text:p>Wed, 13 Apr 2022 16:00:18 GMT</text:p>
          </table:table-cell>
          <table:table-cell table:style-name="ce96" table:number-columns-repeated="21"/>
          <table:table-cell table:number-columns-repeated="997"/>
        </table:table-row>
        <table:table-row table:style-name="ro28">
          <table:table-cell table:style-name="ce96" office:value-type="string" calcext:value-type="string">
            <text:p>fbd8d0c3-8302-41e9-a663-3c4520dff39d</text:p>
          </table:table-cell>
          <table:table-cell table:style-name="ce94" office:value-type="string" calcext:value-type="string">
            <text:p>Publication Date</text:p>
          </table:table-cell>
          <table:table-cell table:style-name="ce96" office:value-type="string" calcext:value-type="string">
            <text:p>Date of publication, for a paper or patent document</text:p>
          </table:table-cell>
          <table:table-cell table:style-name="ce96"/>
          <table:table-cell table:style-name="ce96" office:value-type="string" calcext:value-type="string">
            <text:p>pub date, date of publication</text:p>
          </table:table-cell>
          <table:table-cell table:style-name="ce96" office:value-type="string" calcext:value-type="string">
            <text:p>Fri, 22 Apr 2022 17:45:34 GMT</text:p>
          </table:table-cell>
          <table:table-cell table:style-name="ce96" table:number-columns-repeated="21"/>
          <table:table-cell table:number-columns-repeated="997"/>
        </table:table-row>
        <table:table-row table:style-name="ro28">
          <table:table-cell table:style-name="ce96" office:value-type="string" calcext:value-type="string">
            <text:p>e798ad87-7bad-4195-9d0f-2b18993b7e69</text:p>
          </table:table-cell>
          <table:table-cell table:style-name="ce94" office:value-type="string" calcext:value-type="string">
            <text:p>PubMed ID</text:p>
          </table:table-cell>
          <table:table-cell table:style-name="ce96" office:value-type="string" calcext:value-type="string">
            <text:p>Identifier associated with biomedical and life sciences journal literature</text:p>
          </table:table-cell>
          <table:table-cell table:style-name="ce96"/>
          <table:table-cell table:style-name="ce96" office:value-type="string" calcext:value-type="string">
            <text:p>pmid</text:p>
          </table:table-cell>
          <table:table-cell table:style-name="ce96" office:value-type="string" calcext:value-type="string">
            <text:p>Fri, 22 Apr 2022 17:45:21 GMT</text:p>
          </table:table-cell>
          <table:table-cell table:style-name="ce96" table:number-columns-repeated="21"/>
          <table:table-cell table:number-columns-repeated="997"/>
        </table:table-row>
        <table:table-row table:style-name="ro28">
          <table:table-cell table:style-name="ce96" office:value-type="string" calcext:value-type="string">
            <text:p>dfaabaaf-b595-416b-86ff-070ff5238ef8</text:p>
          </table:table-cell>
          <table:table-cell table:style-name="ce94" office:value-type="string" calcext:value-type="string">
            <text:p>Lens ID</text:p>
          </table:table-cell>
          <table:table-cell table:style-name="ce96" office:value-type="string" calcext:value-type="string">
            <text:p>Unique lens identifier. Every document in the Lens has a unique 15-digit identifier called a Lens ID. e.g. 186-488-232-022-055</text:p>
          </table:table-cell>
          <table:table-cell table:style-name="ce96" table:number-columns-repeated="2"/>
          <table:table-cell table:style-name="ce96" office:value-type="string" calcext:value-type="string">
            <text:p>Wed, 13 Apr 2022 15:54:01 GMT</text:p>
          </table:table-cell>
          <table:table-cell table:style-name="ce96" table:number-columns-repeated="21"/>
          <table:table-cell table:number-columns-repeated="997"/>
        </table:table-row>
        <table:table-row table:style-name="ro28">
          <table:table-cell table:style-name="ce96" office:value-type="string" calcext:value-type="string">
            <text:p>aec66463-67db-4eb4-b16c-6e1164e42f32</text:p>
          </table:table-cell>
          <table:table-cell table:style-name="ce94" office:value-type="string" calcext:value-type="string">
            <text:p>DOI</text:p>
          </table:table-cell>
          <table:table-cell table:style-name="ce96" office:value-type="string" calcext:value-type="string">
            <text:p>Digital Object Identifier, used to uniquely ID academic papers</text:p>
          </table:table-cell>
          <table:table-cell table:style-name="ce96" office:value-type="string" calcext:value-type="string">
            <text:p>sometimes formatted as a URL</text:p>
          </table:table-cell>
          <table:table-cell table:style-name="ce96" office:value-type="string" calcext:value-type="string">
            <text:p>digital object identifier</text:p>
          </table:table-cell>
          <table:table-cell table:style-name="ce96" office:value-type="string" calcext:value-type="string">
            <text:p>Fri, 22 Apr 2022 17:52:04 GMT</text:p>
          </table:table-cell>
          <table:table-cell table:style-name="ce96" table:number-columns-repeated="21"/>
          <table:table-cell table:number-columns-repeated="997"/>
        </table:table-row>
        <table:table-row table:style-name="ro28">
          <table:table-cell table:style-name="ce96" office:value-type="string" calcext:value-type="string">
            <text:p>49278650-b987-4b47-9fe2-d6040a6f57a2</text:p>
          </table:table-cell>
          <table:table-cell table:style-name="ce94" office:value-type="string" calcext:value-type="string">
            <text:p>ISSN</text:p>
          </table:table-cell>
          <table:table-cell table:style-name="ce96" office:value-type="string" calcext:value-type="string">
            <text:p>International Standard Serial Number, used to uniquely id serial publications</text:p>
          </table:table-cell>
          <table:table-cell table:style-name="ce96" table:number-columns-repeated="2"/>
          <table:table-cell table:style-name="ce96" office:value-type="string" calcext:value-type="string">
            <text:p>Fri, 28 Apr 2023 12:18:44 GMT</text:p>
          </table:table-cell>
          <table:table-cell table:style-name="ce96" table:number-columns-repeated="21"/>
          <table:table-cell table:number-columns-repeated="997"/>
        </table:table-row>
        <table:table-row table:style-name="ro28">
          <table:table-cell table:style-name="ce96" office:value-type="string" calcext:value-type="string">
            <text:p>3ab93c3d-886e-4f1a-b100-aa06999419df</text:p>
          </table:table-cell>
          <table:table-cell table:style-name="ce94" office:value-type="string" calcext:value-type="string">
            <text:p>ISBN</text:p>
          </table:table-cell>
          <table:table-cell table:style-name="ce96" office:value-type="string" calcext:value-type="string">
            <text:p>International Standard Book Number, used to uniquely identify books</text:p>
          </table:table-cell>
          <table:table-cell table:style-name="ce96" table:number-columns-repeated="2"/>
          <table:table-cell table:style-name="ce96" office:value-type="string" calcext:value-type="string">
            <text:p>Fri, 28 Apr 2023 12:19:12 GMT</text:p>
          </table:table-cell>
          <table:table-cell table:style-name="ce96" table:number-columns-repeated="21"/>
          <table:table-cell table:number-columns-repeated="997"/>
        </table:table-row>
        <table:table-row table:style-name="ro28">
          <table:table-cell table:style-name="ce96" office:value-type="string" calcext:value-type="string">
            <text:p>68da0a34-d91b-48df-a130-ebb48ebadfe1</text:p>
          </table:table-cell>
          <table:table-cell table:style-name="ce94" office:value-type="string" calcext:value-type="string">
            <text:p>CPC</text:p>
          </table:table-cell>
          <table:table-cell table:style-name="ce96" office:value-type="string" calcext:value-type="string">
            <text:p>The CPC classification indicates the subject to which the patent relates.</text:p>
          </table:table-cell>
          <table:table-cell table:style-name="ce96" table:number-columns-repeated="2"/>
          <table:table-cell table:style-name="ce96" office:value-type="string" calcext:value-type="string">
            <text:p>Fri, 05 May 2023 11:48:58 GMT</text:p>
          </table:table-cell>
          <table:table-cell table:style-name="ce97" office:value-type="string" calcext:value-type="string">
            <text:p><text:a xlink:href="https://www.uspto.gov/web/patents/classification/cpc/html/cpc.html" xlink:type="simple">https://www.uspto.gov/web/patents/classification/cpc/html/cpc.html</text:a></text:p>
          </table:table-cell>
          <table:table-cell table:style-name="ce96" table:number-columns-repeated="20"/>
          <table:table-cell table:number-columns-repeated="997"/>
        </table:table-row>
        <table:table-row table:style-name="ro34" table:number-rows-repeated="985">
          <table:table-cell table:style-name="ce94" table:number-columns-repeated="2"/>
          <table:table-cell table:style-name="ce96" table:number-columns-repeated="25"/>
          <table:table-cell table:number-columns-repeated="997"/>
        </table:table-row>
        <table:table-row table:style-name="ro35" table:number-rows-repeated="1047578">
          <table:table-cell table:number-columns-repeated="1024"/>
        </table:table-row>
        <table:table-row table:style-name="ro35">
          <table:table-cell table:number-columns-repeated="1024"/>
        </table:table-row>
      </table:table>
      <table:table table:name="Data_Publishing_Platform_Guide" table:style-name="ta5">
        <table:table-column table:style-name="co27" table:default-cell-style-name="Default"/>
        <table:table-column table:style-name="co21" table:default-cell-style-name="Default"/>
        <table:table-column table:style-name="co28" table:default-cell-style-name="Default"/>
        <table:table-column table:style-name="co29" table:default-cell-style-name="Default"/>
        <table:table-column table:style-name="co30" table:default-cell-style-name="Default"/>
        <table:table-column table:style-name="co5" table:number-columns-repeated="5" table:default-cell-style-name="Default"/>
        <table:table-column table:style-name="co31" table:default-cell-style-name="Default"/>
        <table:table-column table:style-name="co5" table:number-columns-repeated="4" table:default-cell-style-name="Default"/>
        <table:table-column table:style-name="co32" table:default-cell-style-name="Default"/>
        <table:table-column table:style-name="co33" table:default-cell-style-name="Default"/>
        <table:table-column table:style-name="co26" table:default-cell-style-name="Default"/>
        <table:table-column table:style-name="co34" table:default-cell-style-name="Default"/>
        <table:table-column table:style-name="co5" table:number-columns-repeated="2" table:default-cell-style-name="Default"/>
        <table:table-column table:style-name="co33" table:default-cell-style-name="Default"/>
        <table:table-column table:style-name="co5" table:number-columns-repeated="1002" table:default-cell-style-name="Default"/>
        <table:table-row table:style-name="ro40">
          <table:table-cell table:style-name="ce54" office:value-type="string" calcext:value-type="string">
            <text:p>UUID</text:p>
          </table:table-cell>
          <table:table-cell table:style-name="ce54" office:value-type="string" calcext:value-type="string">
            <text:p>Name</text:p>
          </table:table-cell>
          <table:table-cell table:style-name="ce80" office:value-type="string" calcext:value-type="string">
            <text:p>Description</text:p>
          </table:table-cell>
          <table:table-cell table:style-name="ce80" office:value-type="string" calcext:value-type="string">
            <text:p>Host/Funder</text:p>
          </table:table-cell>
          <table:table-cell table:style-name="ce80" office:value-type="string" calcext:value-type="string">
            <text:p>Recommended Use</text:p>
          </table:table-cell>
          <table:table-cell table:style-name="ce91" office:value-type="string" calcext:value-type="string">
            <text:p>Link</text:p>
          </table:table-cell>
          <table:table-cell table:style-name="ce80" office:value-type="string" calcext:value-type="string">
            <text:p>API?</text:p>
          </table:table-cell>
          <table:table-cell table:style-name="ce80" office:value-type="string" calcext:value-type="string">
            <text:p>Free?</text:p>
          </table:table-cell>
          <table:table-cell table:style-name="ce80" office:value-type="string" calcext:value-type="string">
            <text:p>Fees?</text:p>
          </table:table-cell>
          <table:table-cell table:style-name="ce80" office:value-type="string" calcext:value-type="string">
            <text:p>Max File Size</text:p>
          </table:table-cell>
          <table:table-cell table:style-name="ce109" office:value-type="string" calcext:value-type="string">
            <text:p>Formats</text:p>
          </table:table-cell>
          <table:table-cell table:style-name="ce80" office:value-type="string" calcext:value-type="string">
            <text:p>Open Access</text:p>
          </table:table-cell>
          <table:table-cell table:style-name="ce80" office:value-type="string" calcext:value-type="string">
            <text:p>Licensing</text:p>
          </table:table-cell>
          <table:table-cell table:style-name="ce80" office:value-type="string" calcext:value-type="string">
            <text:p>Versioning?</text:p>
          </table:table-cell>
          <table:table-cell table:style-name="ce80" office:value-type="string" calcext:value-type="string">
            <text:p>Permalinks?</text:p>
          </table:table-cell>
          <table:table-cell table:style-name="ce80" office:value-type="string" calcext:value-type="string">
            <text:p>Domain-Specific?</text:p>
          </table:table-cell>
          <table:table-cell table:style-name="ce80" office:value-type="string" calcext:value-type="string">
            <text:p>Metadata</text:p>
          </table:table-cell>
          <table:table-cell table:style-name="ce80" office:value-type="string" calcext:value-type="string">
            <text:p>Sensitive Data?</text:p>
          </table:table-cell>
          <table:table-cell table:style-name="ce80" office:value-type="string" calcext:value-type="string">
            <text:p>Other Features</text:p>
          </table:table-cell>
          <table:table-cell table:style-name="ce80" office:value-type="string" calcext:value-type="string">
            <text:p>Required Software</text:p>
          </table:table-cell>
          <table:table-cell table:style-name="ce91" office:value-type="string" calcext:value-type="string">
            <text:p>Open-Source Code?</text:p>
          </table:table-cell>
          <table:table-cell table:style-name="ce80" office:value-type="string" calcext:value-type="string">
            <text:p>Comments</text:p>
          </table:table-cell>
          <table:table-cell table:style-name="ce110" office:value-type="string" calcext:value-type="string">
            <text:p>Last Edit</text:p>
          </table:table-cell>
          <table:table-cell table:number-columns-repeated="1001"/>
        </table:table-row>
        <table:table-row table:style-name="ro32">
          <table:table-cell table:style-name="ce54"/>
          <table:table-cell table:style-name="ce54" office:value-type="string" calcext:value-type="string">
            <text:p>Harvard Dataverse</text:p>
          </table:table-cell>
          <table:table-cell table:style-name="ce80" office:value-type="string" calcext:value-type="string">
            <text:p>An instance of the Dataverse (above) hosted by Harvard, which allows institutional creation of customised 'dataverses' for institutions without requiring that institution to host and maintain their own instance of the dataverse. </text:p>
          </table:table-cell>
          <table:table-cell table:style-name="ce80" office:value-type="string" calcext:value-type="string">
            <text:p>Harvard IQSS</text:p>
          </table:table-cell>
          <table:table-cell table:style-name="ce80" office:value-type="string" calcext:value-type="string">
            <text:p>sharing and versioning non-sensitive data used in publications. Can handle data restrictions, but should not be used with security concerns. Dataverse takes a wide range of file types and sizes, and, while it can be used by researchers in any field, it offers specific support for Social Science, Life Science, Geospatial, and Astronomy datasets. Notable for its thorough support for metadata.</text:p>
          </table:table-cell>
          <table:table-cell table:style-name="ce91" office:value-type="string" calcext:value-type="string">
            <text:p><text:a xlink:href="https://dataverse.harvard.edu/" xlink:type="simple">https://dataverse.harvard.edu/</text:a></text:p>
          </table:table-cell>
          <table:table-cell table:number-columns-repeated="2" table:style-name="ce80" office:value-type="string" calcext:value-type="string">
            <text:p>yes</text:p>
          </table:table-cell>
          <table:table-cell table:style-name="ce80" office:value-type="string" calcext:value-type="string">
            <text:p>no</text:p>
          </table:table-cell>
          <table:table-cell table:style-name="ce108" office:value-type="string" calcext:value-type="string">
            <text:p>File upload limit is 2.5 GB per file. </text:p>
          </table:table-cell>
          <table:table-cell table:style-name="ce108" office:value-type="string" calcext:value-type="string">
            <text:p>STATA</text:p>
            <text:p>SPSS</text:p>
            <text:p>R</text:p>
            <text:p>.tab</text:p>
            <text:p>.xlsx</text:p>
            <text:p>.csv</text:p>
            <text:p>.zip</text:p>
            <text:p>.jpg</text:p>
            <text:p>.shp</text:p>
            <text:p>.shx</text:p>
            <text:p>.prj</text:p>
            <text:p>.dbf</text:p>
            <text:p>.png</text:p>
            <text:p>.pdf</text:p>
            <text:p>FITS</text:p>
            <text:p/>
            <text:p>+ more I think</text:p>
          </table:table-cell>
          <table:table-cell table:style-name="ce80" office:value-type="string" calcext:value-type="string">
            <text:p>YES, Green Access</text:p>
          </table:table-cell>
          <table:table-cell table:style-name="ce80" table:number-columns-repeated="2"/>
          <table:table-cell table:style-name="ce80" office:value-type="string" calcext:value-type="string">
            <text:p>YES -- DOIs</text:p>
          </table:table-cell>
          <table:table-cell table:style-name="ce80" office:value-type="string" calcext:value-type="string">
            <text:p>no, but additional domain-specific support for Social Science, Life Science, Geospatial, and Astronomy datasets</text:p>
          </table:table-cell>
          <table:table-cell table:style-name="ce80" office:value-type="string" calcext:value-type="string">
            <text:p>A dataset contains 3 layers of metadata:</text:p>
            <text:p>-- Citation Metadata</text:p>
            <text:p>-- Domain Specific Metadata (specific support currently for Social Science, Life Science, Geospatial, and Astronomy datasets)</text:p>
            <text:p>-- File-level metadata</text:p>
            <text:p>Supported Metadata formats:</text:p>
            <text:p>-- Dublin Core</text:p>
            <text:p>-- DDI (Data Documentation Initiative Codebook 2.5)</text:p>
            <text:p>-- DDI HTML Codebook (A more human-readable, HTML version of the DDI Codebook 2.5 metadata export)</text:p>
            <text:p>-- DataCite 4</text:p>
            <text:p>-- JSON (native Dataverse format)</text:p>
            <text:p>-- OAI_ORE</text:p>
            <text:p>-- OpenAIRE</text:p>
            <text:p>-- Schema.org JSON-LD</text:p>
            <text:p/>
          </table:table-cell>
          <table:table-cell table:style-name="ce80" office:value-type="string" calcext:value-type="string">
            <text:p>Currently supports the upload of low-security restricted data. Considering the implementation of differentially private repositories, and/or the inclusion of repositories stored on secure servers, hosting as metadata+link reference to location</text:p>
          </table:table-cell>
          <table:table-cell table:style-name="ce80" office:value-type="string" calcext:value-type="string">
            <text:p>Supports previews of common file formats (+ soon previews of 3d files). Also an 'explore' feature for tabular data that allows graphing in the browser, without download.</text:p>
            <text:p>Provides API access, and also a number of alternate metrics</text:p>
          </table:table-cell>
          <table:table-cell table:style-name="ce80" office:value-type="string" calcext:value-type="string">
            <text:p>browser</text:p>
          </table:table-cell>
          <table:table-cell table:style-name="ce106" office:value-type="string" calcext:value-type="string">
            <text:p><text:a xlink:href="https://github.com/IQSS/dataverse/releases" xlink:type="simple">https://github.com/IQSS/dataverse/releases</text:a></text:p>
          </table:table-cell>
          <table:table-cell table:style-name="ce80"/>
          <table:table-cell table:style-name="ce110"/>
          <table:table-cell table:number-columns-repeated="1001"/>
        </table:table-row>
        <table:table-row table:style-name="ro41">
          <table:table-cell table:style-name="ce54"/>
          <table:table-cell table:style-name="ce54" office:value-type="string" calcext:value-type="string">
            <text:p>Zenodo</text:p>
          </table:table-cell>
          <table:table-cell table:style-name="ce80"/>
          <table:table-cell table:style-name="ce80" office:value-type="string" calcext:value-type="string">
            <text:p>CERN, OpenAIRE</text:p>
          </table:table-cell>
          <table:table-cell table:style-name="ce80" office:value-type="string" calcext:value-type="string">
            <text:p>Designed to reduce barriers to entry of datasharing.</text:p>
          </table:table-cell>
          <table:table-cell table:style-name="ce91" office:value-type="string" calcext:value-type="string">
            <text:p><text:a xlink:href="https://zenodo.org/" xlink:type="simple">https://zenodo.org/</text:a></text:p>
          </table:table-cell>
          <table:table-cell table:style-name="ce80" office:value-type="string" calcext:value-type="string">
            <text:p>yes</text:p>
          </table:table-cell>
          <table:table-cell table:style-name="ce80" table:number-columns-repeated="2"/>
          <table:table-cell table:style-name="ce80" office:value-type="string" calcext:value-type="string">
            <text:p>file size limit per record is 50GB, though higher can be requested</text:p>
          </table:table-cell>
          <table:table-cell table:style-name="ce108" office:value-type="string" calcext:value-type="string">
            <text:p>Zenodo does not impose any requirements on format, size, access restrictions or licence</text:p>
          </table:table-cell>
          <table:table-cell table:style-name="ce80"/>
          <table:table-cell table:style-name="ce80" office:value-type="string" calcext:value-type="string">
            <text:p>uploaders can use any license, but only open-access repositories are displayed on the front page</text:p>
          </table:table-cell>
          <table:table-cell table:style-name="ce80" office:value-type="string" calcext:value-type="string">
            <text:p>all data files are versioned, records are not versioned. Uploaded data archived as a Submission Information Package</text:p>
          </table:table-cell>
          <table:table-cell table:style-name="ce80" office:value-type="string" calcext:value-type="string">
            <text:p>YES -- DOIs</text:p>
          </table:table-cell>
          <table:table-cell table:style-name="ce80" office:value-type="string" calcext:value-type="string">
            <text:p>no</text:p>
          </table:table-cell>
          <table:table-cell table:style-name="ce80" office:value-type="string" calcext:value-type="string">
            <text:p>Metadata types and sources: All metadata is stored internally in JSON-format according to a defined JSON schema. Metadata is exported in several standard formats such as MARCXML, Dublin Core, and DataCite Metadata Schema (according to the OpenAIRE Guidelines)</text:p>
          </table:table-cell>
          <table:table-cell table:style-name="ce80" office:value-type="string" calcext:value-type="string">
            <text:p>Files may be deposited under closed, open, or embargoed access. Files deposited under closed access are protected against unauthorized access at all levels. Access to metadata and data files is provided over standard protocols such as HTTP and OAI-PMH.</text:p>
          </table:table-cell>
          <table:table-cell table:style-name="ce80" table:number-columns-repeated="2"/>
          <table:table-cell table:style-name="ce106" office:value-type="string" calcext:value-type="string">
            <text:p><text:a xlink:href="https://github.com/zenodo/zenodo" xlink:type="simple">https://github.com/zenodo/zenodo</text:a></text:p>
          </table:table-cell>
          <table:table-cell table:style-name="ce80" office:value-type="string" calcext:value-type="string">
            <text:p>Named after this guy.</text:p>
          </table:table-cell>
          <table:table-cell table:style-name="ce110"/>
          <table:table-cell table:number-columns-repeated="1001"/>
        </table:table-row>
        <table:table-row table:style-name="ro37">
          <table:table-cell table:style-name="ce101"/>
          <table:table-cell table:style-name="ce101" office:value-type="string" calcext:value-type="string">
            <text:p>PapersWithCode</text:p>
          </table:table-cell>
          <table:table-cell table:style-name="ce104" office:value-type="string" calcext:value-type="string">
            <text:p>Catalogs code implementations of new machine-learning papers, and to allow the community to add new ways to evaluate existing implementations. Leaderboards offer comparisons of different approaches, applied to commonly-used benchmark datasets in Machine Learning. Uses a combination of automated and community curation to parse papers, datasets and results to track current state-of-the-art.</text:p>
            <text:p/>
          </table:table-cell>
          <table:table-cell table:style-name="ce104" office:value-type="string" calcext:value-type="string">
            <text:p>Facebook AI</text:p>
          </table:table-cell>
          <table:table-cell table:style-name="ce104"/>
          <table:table-cell table:style-name="ce105" office:value-type="string" calcext:value-type="string">
            <text:p><text:a xlink:href="https://paperswithcode.com/" xlink:type="simple">https://paperswithcode.com/</text:a></text:p>
          </table:table-cell>
          <table:table-cell table:style-name="ce108"/>
          <table:table-cell table:style-name="ce80" table:number-columns-repeated="3"/>
          <table:table-cell table:style-name="ce109"/>
          <table:table-cell table:style-name="ce80"/>
          <table:table-cell table:style-name="ce80" office:value-type="string" calcext:value-type="string">
            <text:p>CC BY-SA</text:p>
          </table:table-cell>
          <table:table-cell table:style-name="ce80" table:number-columns-repeated="2"/>
          <table:table-cell table:style-name="ce80" office:value-type="string" calcext:value-type="string">
            <text:p>yes: machine learning and AI</text:p>
          </table:table-cell>
          <table:table-cell table:style-name="ce104" table:number-columns-repeated="3"/>
          <table:table-cell table:style-name="ce80"/>
          <table:table-cell table:style-name="ce106" office:value-type="string" calcext:value-type="string">
            <text:p><text:a xlink:href="https://github.com/paperswithcode" xlink:type="simple">https://github.com/paperswithcode</text:a></text:p>
          </table:table-cell>
          <table:table-cell table:style-name="ce80" office:value-type="string" calcext:value-type="string">
            <text:p>Their code-sharing guidelines are really great, and have been adopted by NeurIPS this year. They're somewhat machine-learning specific, but a more generalised version would be applicable to all code-sharing.</text:p>
          </table:table-cell>
          <table:table-cell table:style-name="ce110"/>
          <table:table-cell table:number-columns-repeated="1001"/>
        </table:table-row>
        <table:table-row table:style-name="ro30">
          <table:table-cell table:style-name="ce54"/>
          <table:table-cell table:style-name="ce54" office:value-type="string" calcext:value-type="string">
            <text:p>arXIV.org (and the rXiv family)</text:p>
          </table:table-cell>
          <table:table-cell table:style-name="ce80" office:value-type="string" calcext:value-type="string">
            <text:p>A preprints archive for scientific papers in the fields of mathematics, physics, astronomy, electrical engineering, computer science, quantitative biology, statistics, mathematical finance and economics, which can be accessed online.</text:p>
          </table:table-cell>
          <table:table-cell table:style-name="ce80" office:value-type="string" calcext:value-type="string">
            <text:p>Cornell University</text:p>
          </table:table-cell>
          <table:table-cell table:style-name="ce80" office:value-type="string" calcext:value-type="string">
            <text:p>preprints, sharing papers</text:p>
          </table:table-cell>
          <table:table-cell table:style-name="ce91" office:value-type="string" calcext:value-type="string">
            <text:p><text:a xlink:href="http://arxiv.org/" xlink:type="simple">http://arxiv.org/</text:a></text:p>
          </table:table-cell>
          <table:table-cell table:style-name="ce80"/>
          <table:table-cell table:style-name="ce80" office:value-type="string" calcext:value-type="string">
            <text:p>yes</text:p>
          </table:table-cell>
          <table:table-cell table:style-name="ce80" office:value-type="string" calcext:value-type="string">
            <text:p>no</text:p>
          </table:table-cell>
          <table:table-cell table:style-name="ce80" office:value-type="string" calcext:value-type="string">
            <text:p>Limited ancillary capacity</text:p>
          </table:table-cell>
          <table:table-cell table:style-name="ce109" office:value-type="string" calcext:value-type="string">
            <text:p>Accepted submission formats (in order of preference):(La)TeX, AMS(La)TeX, PDFLaTeX.  Our goal is to store articles in formats that are highly portable and stable over time. Currently, the best choice is TeX/LaTeX.       We do not accept dvi, PS, or PDF created from TeX/LaTeX source, and we do not accept scanned documents, regardless of format.</text:p>
            <text:p>PDF</text:p>
            <text:p>HTML with JPEG/PNG/GIF images</text:p>
          </table:table-cell>
          <table:table-cell table:style-name="ce80" office:value-type="string" calcext:value-type="string">
            <text:p>YES, Green Access</text:p>
          </table:table-cell>
          <table:table-cell table:style-name="ce80" table:number-columns-repeated="3"/>
          <table:table-cell table:style-name="ce80" office:value-type="string" calcext:value-type="string">
            <text:p>mathematics, physics, astronomy, electrical engineering, computer science, quantitative biology, statistics, mathematical finance and economics. Equivalent platforms exist for the social sciences, engineering, psychology, agriculture and law (these are built on the OSF preprints platform). bioRxiv is not built usinf OSF preprints but is specific to biology, and is hosted by the Cold Spring Harbor Laboratory</text:p>
          </table:table-cell>
          <table:table-cell table:style-name="ce80" office:value-type="string" calcext:value-type="string">
            <text:p>Metadata for arXiv is made available through OAI-PMH, the standard for open access repositories.[28] Content is therefore indexed in all major consumers of such data, such as BASE, CORE and Unpaywall. As of 2020, the Unpaywall dump links over 500,000 arxiv URLs as the open access version of a work found in CrossRef data from the publishers, making arXiv a top 10 global host of green open access.</text:p>
          </table:table-cell>
          <table:table-cell table:style-name="ce80" table:number-columns-repeated="4"/>
          <table:table-cell table:style-name="ce80" office:value-type="string" calcext:value-type="string">
            <text:p>NOTE: only accepts "registered authors, new authors may need endorsements, all submissions subject to review. <text:s text:c="27"/>Controversy per Wikipedia 2020: While arXiv does contain some dubious e-prints, such as those claiming to refute famous theorems or proving famous conjectures such as Fermat's Last Theorem using only high-school mathematics, a 2002 article which appeared in Notices of the American Mathematical Society described those as "surprisingly rare".[30] arXiv generally re-classifies these works, e.g. in "General mathematics", rather than deleting them;[31] however, some authors have voiced concern over the lack of transparency in the arXiv screening process.[18]</text:p>
          </table:table-cell>
          <table:table-cell table:style-name="ce110"/>
          <table:table-cell table:number-columns-repeated="1001"/>
        </table:table-row>
        <table:table-row table:style-name="ro42">
          <table:table-cell table:style-name="ce54"/>
          <table:table-cell table:style-name="ce54" office:value-type="string" calcext:value-type="string">
            <text:p>Github</text:p>
          </table:table-cell>
          <table:table-cell table:style-name="ce80" office:value-type="string" calcext:value-type="string">
            <text:p>An online repository for storing files versioned with git.</text:p>
          </table:table-cell>
          <table:table-cell table:style-name="ce80" office:value-type="string" calcext:value-type="string">
            <text:p>Microsoft</text:p>
          </table:table-cell>
          <table:table-cell table:style-name="ce80" office:value-type="string" calcext:value-type="string">
            <text:p>sharing, collaborating on and versioning code. Supports both open-sourced and private collaboration. Not suited to sharing binary files. Github is more commonly used than gitlab in most academic communities.</text:p>
          </table:table-cell>
          <table:table-cell table:style-name="ce106" office:value-type="string" calcext:value-type="string">
            <text:p><text:a xlink:href="http://github.com/" xlink:type="simple">github.com/</text:a></text:p>
          </table:table-cell>
          <table:table-cell table:style-name="ce80" office:value-type="string" calcext:value-type="string">
            <text:p>yes</text:p>
          </table:table-cell>
          <table:table-cell table:style-name="ce80" office:value-type="string" calcext:value-type="string">
            <text:p>yes - the standard version</text:p>
          </table:table-cell>
          <table:table-cell table:style-name="ce80" office:value-type="string" calcext:value-type="string">
            <text:p>not for standard, yes for institutional/organisational accounts</text:p>
          </table:table-cell>
          <table:table-cell table:style-name="ce80" office:value-type="string" calcext:value-type="string">
            <text:p>60MB per repository</text:p>
          </table:table-cell>
          <table:table-cell table:style-name="ce109" office:value-type="string" calcext:value-type="string">
            <text:p>in theory, any, but the versioning is only designed to work for plaintext files (e.g. code, csv, txt, markdown)</text:p>
          </table:table-cell>
          <table:table-cell table:style-name="ce80" office:value-type="string" calcext:value-type="string">
            <text:p>yes</text:p>
          </table:table-cell>
          <table:table-cell table:style-name="ce80" office:value-type="string" calcext:value-type="string">
            <text:p>MIT license by default</text:p>
          </table:table-cell>
          <table:table-cell table:style-name="ce80" office:value-type="string" calcext:value-type="string">
            <text:p>yes, inherently</text:p>
          </table:table-cell>
          <table:table-cell table:style-name="ce80" office:value-type="string" calcext:value-type="string">
            <text:p>yes</text:p>
          </table:table-cell>
          <table:table-cell table:style-name="ce80" office:value-type="string" calcext:value-type="string">
            <text:p>no, but only suited to code/plaintext</text:p>
          </table:table-cell>
          <table:table-cell table:style-name="ce80" office:value-type="string" calcext:value-type="string">
            <text:p>not really</text:p>
          </table:table-cell>
          <table:table-cell table:style-name="ce80" office:value-type="string" calcext:value-type="string">
            <text:p>in private repositories only</text:p>
          </table:table-cell>
          <table:table-cell table:style-name="ce80"/>
          <table:table-cell table:style-name="ce80" office:value-type="string" calcext:value-type="string">
            <text:p>git</text:p>
          </table:table-cell>
          <table:table-cell table:style-name="ce91" office:value-type="string" calcext:value-type="string">
            <text:p>no! (well, in part...)</text:p>
          </table:table-cell>
          <table:table-cell table:style-name="ce80"/>
          <table:table-cell table:style-name="ce110"/>
          <table:table-cell table:number-columns-repeated="1001"/>
        </table:table-row>
        <table:table-row table:style-name="ro25">
          <table:table-cell table:style-name="ce54"/>
          <table:table-cell table:style-name="ce54" office:value-type="string" calcext:value-type="string">
            <text:p>Gitlab</text:p>
          </table:table-cell>
          <table:table-cell table:style-name="ce80" office:value-type="string" calcext:value-type="string">
            <text:p>An online repository for storing files versioned with git.</text:p>
          </table:table-cell>
          <table:table-cell table:style-name="ce80" office:value-type="string" calcext:value-type="string">
            <text:p>Gitlab Inc.</text:p>
          </table:table-cell>
          <table:table-cell table:style-name="ce80" office:value-type="string" calcext:value-type="string">
            <text:p>sharing, collaborating on and versioning code. Supports both open-sourced and private collaboration, with granular permissions. Less well-used in academia but popular with DevOps community.</text:p>
          </table:table-cell>
          <table:table-cell table:style-name="ce80"/>
          <table:table-cell table:style-name="ce80" office:value-type="string" calcext:value-type="string">
            <text:p>yes</text:p>
          </table:table-cell>
          <table:table-cell table:style-name="ce80" office:value-type="string" calcext:value-type="string">
            <text:p>yes -- for community edition and basic accounts</text:p>
          </table:table-cell>
          <table:table-cell table:style-name="ce80" office:value-type="string" calcext:value-type="string">
            <text:p>not for standard, yes for institutional/organisational accounts</text:p>
          </table:table-cell>
          <table:table-cell table:style-name="ce80"/>
          <table:table-cell table:style-name="ce109"/>
          <table:table-cell table:style-name="ce80" table:number-columns-repeated="4"/>
          <table:table-cell table:style-name="ce80" office:value-type="string" calcext:value-type="string">
            <text:p>no, but only suited to code/plaintext</text:p>
          </table:table-cell>
          <table:table-cell table:style-name="ce80" office:value-type="string" calcext:value-type="string">
            <text:p>not really</text:p>
          </table:table-cell>
          <table:table-cell table:style-name="ce80" office:value-type="string" calcext:value-type="string">
            <text:p>in private repositories only. gitlab supports much more granular organisational permissions than gitlab</text:p>
          </table:table-cell>
          <table:table-cell table:style-name="ce80" office:value-type="string" calcext:value-type="string">
            <text:p>supports continuous integration</text:p>
          </table:table-cell>
          <table:table-cell table:style-name="ce80" office:value-type="string" calcext:value-type="string">
            <text:p>git</text:p>
          </table:table-cell>
          <table:table-cell table:style-name="ce80" office:value-type="string" calcext:value-type="string">
            <text:p>yes</text:p>
          </table:table-cell>
          <table:table-cell table:style-name="ce80"/>
          <table:table-cell table:style-name="ce110"/>
          <table:table-cell table:number-columns-repeated="1001"/>
        </table:table-row>
        <table:table-row table:style-name="ro26">
          <table:table-cell table:style-name="ce54"/>
          <table:table-cell table:style-name="ce54" office:value-type="string" calcext:value-type="string">
            <text:p>Dataverse Software</text:p>
          </table:table-cell>
          <table:table-cell table:style-name="ce80" office:value-type="string" calcext:value-type="string">
            <text:p>federated? system of datasharing repositories, with the core codebase maintained by a team at Harvard's Institute for Quantitative Social Science. Institutions host their own repositories, which might be either open-access or private. The project itself is open-source.</text:p>
          </table:table-cell>
          <table:table-cell table:style-name="ce80" office:value-type="string" calcext:value-type="string">
            <text:p>Harvard IQSS</text:p>
          </table:table-cell>
          <table:table-cell table:style-name="ce80" office:value-type="string" calcext:value-type="string">
            <text:p>institutional hosting of data and repositories</text:p>
          </table:table-cell>
          <table:table-cell table:style-name="ce106" office:value-type="string" calcext:value-type="string">
            <text:p><text:a xlink:href="https://github.com/IQSS/dataverse/releases" xlink:type="simple">https://github.com/IQSS/dataverse/releases</text:a></text:p>
          </table:table-cell>
          <table:table-cell table:number-columns-repeated="2" table:style-name="ce80" office:value-type="string" calcext:value-type="string">
            <text:p>yes</text:p>
          </table:table-cell>
          <table:table-cell table:style-name="ce80" office:value-type="string" calcext:value-type="string">
            <text:p>no</text:p>
          </table:table-cell>
          <table:table-cell table:style-name="ce108" office:value-type="string" calcext:value-type="string">
            <text:p>(I think this can be set by the institution)</text:p>
          </table:table-cell>
          <table:table-cell table:style-name="ce108" office:value-type="string" calcext:value-type="string">
            <text:p>see below</text:p>
          </table:table-cell>
          <table:table-cell table:style-name="ce80" office:value-type="string" calcext:value-type="string">
            <text:p>Depends on the institution whether the data is open-access (the software is completely open-source)</text:p>
          </table:table-cell>
          <table:table-cell table:style-name="ce80" table:number-columns-repeated="2"/>
          <table:table-cell table:style-name="ce80" office:value-type="string" calcext:value-type="string">
            <text:p>yes</text:p>
          </table:table-cell>
          <table:table-cell table:style-name="ce80" office:value-type="string" calcext:value-type="string">
            <text:p>depends on institution</text:p>
          </table:table-cell>
          <table:table-cell table:style-name="ce80"/>
          <table:table-cell table:style-name="ce80" office:value-type="string" calcext:value-type="string">
            <text:p>Depends on institutional implementation and security of server it's installed on</text:p>
          </table:table-cell>
          <table:table-cell table:style-name="ce80"/>
          <table:table-cell table:style-name="ce80" office:value-type="string" calcext:value-type="string">
            <text:p>server + some kind of containerisation (current support for Docker, Ansible and Vagrant)</text:p>
          </table:table-cell>
          <table:table-cell table:style-name="ce106" office:value-type="string" calcext:value-type="string">
            <text:p><text:a xlink:href="https://github.com/IQSS/dataverse/releases" xlink:type="simple">https://github.com/IQSS/dataverse/releases</text:a></text:p>
          </table:table-cell>
          <table:table-cell table:style-name="ce80" office:value-type="string" calcext:value-type="string">
            <text:p>Institutions don't need to install a dataverse to have an institutional repository (as they can also create a custom 'dataverse' hosted on main harvard server), though hosting their own instance allows for more considerations like server security and support for sensitive data.</text:p>
          </table:table-cell>
          <table:table-cell table:style-name="ce110"/>
          <table:table-cell table:number-columns-repeated="1001"/>
        </table:table-row>
        <table:table-row table:style-name="ro24">
          <table:table-cell table:style-name="ce54"/>
          <table:table-cell table:style-name="ce54" office:value-type="string" calcext:value-type="string">
            <text:p>OSF (Open Science Framework)</text:p>
          </table:table-cell>
          <table:table-cell table:style-name="ce80" office:value-type="string" calcext:value-type="string">
            <text:p>OSF is a free and open source project management tool that supports researchers throughout their entire project lifecycle. Can be used to collaborate privately on projects or make publicly accessible, and integrates a lot of tools already used.</text:p>
          </table:table-cell>
          <table:table-cell table:style-name="ce80" office:value-type="string" calcext:value-type="string">
            <text:p>Center for Open Science</text:p>
          </table:table-cell>
          <table:table-cell table:style-name="ce80"/>
          <table:table-cell table:style-name="ce91" office:value-type="string" calcext:value-type="string">
            <text:p><text:a xlink:href="https://osf.io/" xlink:type="simple">https://osf.io</text:a></text:p>
          </table:table-cell>
          <table:table-cell table:style-name="ce91"/>
          <table:table-cell table:style-name="ce80" office:value-type="string" calcext:value-type="string">
            <text:p>yes (for plain OSF)</text:p>
          </table:table-cell>
          <table:table-cell table:style-name="ce80" office:value-type="string" calcext:value-type="string">
            <text:p>no (for OSF), institutional fees for OSF Collections, Institutions, Meetings, Preprints and Registries</text:p>
          </table:table-cell>
          <table:table-cell table:style-name="ce108" office:value-type="string" calcext:value-type="string">
            <text:p>Individual files uploaded to OSF Storage must be 5GB or less. Larger files can be stored in an add-on.</text:p>
          </table:table-cell>
          <table:table-cell table:style-name="ce108"/>
          <table:table-cell table:style-name="ce80" table:number-columns-repeated="2"/>
          <table:table-cell table:style-name="ce80" office:value-type="string" calcext:value-type="string">
            <text:p>Yes, on the file level</text:p>
          </table:table-cell>
          <table:table-cell table:style-name="ce80" table:number-columns-repeated="2"/>
          <table:table-cell table:style-name="ce80" office:value-type="string" calcext:value-type="string">
            <text:p>Hosts a wiki for each 'project' -- a collection of papers and data.</text:p>
          </table:table-cell>
          <table:table-cell table:style-name="ce80" office:value-type="string" calcext:value-type="string">
            <text:p>allows staging of projects (e.g. 'private' -&gt; 'make public') but there doesn't seem to be support for partial/restricted access in the free version</text:p>
          </table:table-cell>
          <table:table-cell table:style-name="ce80" office:value-type="string" calcext:value-type="string">
            <text:p>Has an API</text:p>
          </table:table-cell>
          <table:table-cell table:style-name="ce80" table:number-columns-repeated="2"/>
          <table:table-cell table:style-name="ce80" office:value-type="string" calcext:value-type="string">
            <text:p>At least from clicking around a bit, this platform doesn't seem to be very well-used at present</text:p>
          </table:table-cell>
          <table:table-cell table:style-name="ce110"/>
          <table:table-cell table:number-columns-repeated="1001"/>
        </table:table-row>
        <table:table-row table:style-name="ro42">
          <table:table-cell table:style-name="ce54"/>
          <table:table-cell table:style-name="ce54" office:value-type="string" calcext:value-type="string">
            <text:p>SHARE</text:p>
          </table:table-cell>
          <table:table-cell table:style-name="ce80" office:value-type="string" calcext:value-type="string">
            <text:p>An open metadata platform, building a free + open metadata dataset. SHARE harvests metadata nightly from 100+ repositories, transforms that metadata into one format, and makes it accessable via a web API.</text:p>
          </table:table-cell>
          <table:table-cell table:style-name="ce80" office:value-type="string" calcext:value-type="string">
            <text:p>Center for Open Science, Association of Research Libraries</text:p>
          </table:table-cell>
          <table:table-cell table:style-name="ce80"/>
          <table:table-cell table:style-name="ce80" office:value-type="string" calcext:value-type="string">
            <text:p>https://share.osf.io/ </text:p>
            <text:p>https://www.share-research.org/</text:p>
          </table:table-cell>
          <table:table-cell table:style-name="ce80" office:value-type="string" calcext:value-type="string">
            <text:p>yes, not sure how well documented</text:p>
          </table:table-cell>
          <table:table-cell table:style-name="ce80" office:value-type="string" calcext:value-type="string">
            <text:p>yes</text:p>
          </table:table-cell>
          <table:table-cell table:style-name="ce80" table:number-columns-repeated="2"/>
          <table:table-cell table:style-name="ce109"/>
          <table:table-cell table:style-name="ce80" table:number-columns-repeated="9"/>
          <table:table-cell table:style-name="ce106" office:value-type="string" calcext:value-type="string">
            <text:p><text:a xlink:href="https://github.com/CenterForOpenScience/SHARE" xlink:type="simple">https://github.com/CenterForOpenScience/SHARE</text:a></text:p>
          </table:table-cell>
          <table:table-cell table:style-name="ce80"/>
          <table:table-cell table:style-name="ce110"/>
          <table:table-cell table:number-columns-repeated="1001"/>
        </table:table-row>
        <table:table-row table:style-name="ro26">
          <table:table-cell table:style-name="ce54"/>
          <table:table-cell table:style-name="ce54" office:value-type="string" calcext:value-type="string">
            <text:p>SciHub + LibGen</text:p>
          </table:table-cell>
          <table:table-cell table:style-name="ce80" office:value-type="string" calcext:value-type="string">
            <text:p>Huge, pirated, free and open-access scientific paper and book repository. Notably, it sees the highest use in cities with an already high degree of institutional access to paywalled articles, as it's comparatively convenient to use.</text:p>
          </table:table-cell>
          <table:table-cell table:style-name="ce80" table:number-columns-repeated="2"/>
          <table:table-cell table:style-name="ce91"/>
          <table:table-cell table:style-name="ce80"/>
          <table:table-cell table:style-name="ce80" office:value-type="string" calcext:value-type="string">
            <text:p>yes</text:p>
          </table:table-cell>
          <table:table-cell table:style-name="ce80" office:value-type="string" calcext:value-type="string">
            <text:p>no</text:p>
          </table:table-cell>
          <table:table-cell table:style-name="ce80" office:value-type="string" calcext:value-type="string">
            <text:p>Max 50MB</text:p>
          </table:table-cell>
          <table:table-cell table:style-name="ce108" office:value-type="string" calcext:value-type="string">
            <text:p>Accepted submission (to LibGen) is PDF</text:p>
          </table:table-cell>
          <table:table-cell table:style-name="ce80" office:value-type="string" calcext:value-type="string">
            <text:p>YES, Green Access</text:p>
          </table:table-cell>
          <table:table-cell table:style-name="ce80" table:number-columns-repeated="4"/>
          <table:table-cell table:style-name="ce80" office:value-type="string" calcext:value-type="string">
            <text:p>No Metadata are included in submissions, but media are submitted with a DOI</text:p>
          </table:table-cell>
          <table:table-cell table:style-name="ce80" office:value-type="string" calcext:value-type="string">
            <text:p>quite the opposite (rumours that sci-hub uses phishing attacks on institutions to gain institutional access to platforms like JSTOR)</text:p>
          </table:table-cell>
          <table:table-cell table:style-name="ce80"/>
          <table:table-cell table:style-name="ce80" office:value-type="string" calcext:value-type="string">
            <text:p>a browser</text:p>
          </table:table-cell>
          <table:table-cell table:style-name="ce80"/>
          <table:table-cell table:style-name="ce80" office:value-type="string" calcext:value-type="string">
            <text:p>Most Sci-Hub articles are scraped from institutions, rather than community submitted, while LibGen also relies on community uploads (LibGen's upload link is here: http://librarian.libgen.lc/scimag/librarian/, anyone can submit). The site gets sued by publishers often (so is occasionally down / changes domains), but is extremely well-used. In 2020, Sci-Hub was used by archivists to curate 5000 open-access articles on coronaviruses.</text:p>
          </table:table-cell>
          <table:table-cell table:style-name="ce110"/>
          <table:table-cell table:number-columns-repeated="1001"/>
        </table:table-row>
        <table:table-row table:style-name="ro27">
          <table:table-cell table:style-name="ce54"/>
          <table:table-cell table:style-name="ce54" office:value-type="string" calcext:value-type="string">
            <text:p>OpenICPSR</text:p>
          </table:table-cell>
          <table:table-cell table:style-name="ce80" office:value-type="string" calcext:value-type="string">
            <text:p>Find and share social, behavioral, and health sciences research data. A service of the Inter-university Consortium for Political and Social Research.</text:p>
          </table:table-cell>
          <table:table-cell table:style-name="ce80" office:value-type="string" calcext:value-type="string">
            <text:p>University of Michigan</text:p>
          </table:table-cell>
          <table:table-cell table:style-name="ce80"/>
          <table:table-cell table:style-name="ce91" office:value-type="string" calcext:value-type="string">
            <text:p><text:a xlink:href="https://www.openicpsr.org/openicpsr/" xlink:type="simple">https://www.openicpsr.org/openicpsr/</text:a></text:p>
          </table:table-cell>
          <table:table-cell table:style-name="ce80" office:value-type="string" calcext:value-type="string">
            <text:p>no</text:p>
          </table:table-cell>
          <table:table-cell table:style-name="ce80" office:value-type="string" calcext:value-type="string">
            <text:p>yes</text:p>
          </table:table-cell>
          <table:table-cell table:style-name="ce80" office:value-type="string" calcext:value-type="string">
            <text:p>nominal charge for restricted data</text:p>
          </table:table-cell>
          <table:table-cell table:style-name="ce80" office:value-type="string" calcext:value-type="string">
            <text:p>max 2GB</text:p>
          </table:table-cell>
          <table:table-cell table:style-name="ce108"/>
          <table:table-cell table:style-name="ce80" office:value-type="string" calcext:value-type="string">
            <text:p>YES, Green Access</text:p>
          </table:table-cell>
          <table:table-cell table:style-name="ce80" table:number-columns-repeated="10"/>
          <table:table-cell table:style-name="ce110"/>
          <table:table-cell table:number-columns-repeated="1001"/>
        </table:table-row>
        <table:table-row table:style-name="ro34">
          <table:table-cell table:style-name="ce102"/>
          <table:table-cell table:style-name="ce103" office:value-type="string" calcext:value-type="string">
            <text:p>Data Dryad</text:p>
          </table:table-cell>
          <table:table-cell table:style-name="ce98" office:value-type="string" calcext:value-type="string">
            <text:p><text:s/>Submit data in any file format from any field of research. Share all of the data from a project in one place. They have a team of curators that assist with data-curation and release.</text:p>
          </table:table-cell>
          <table:table-cell table:number-columns-repeated="2"/>
          <table:table-cell table:style-name="ce107" office:value-type="string" calcext:value-type="string">
            <text:p><text:a xlink:href="https://datadryad.org/stash" xlink:type="simple">https://datadryad.org/stash</text:a></text:p>
          </table:table-cell>
          <table:table-cell/>
          <table:table-cell table:style-name="ce98" office:value-type="string" calcext:value-type="string">
            <text:p>no -- requires institutional membership.</text:p>
          </table:table-cell>
          <table:table-cell table:number-columns-repeated="6"/>
          <table:table-cell table:style-name="ce98" office:value-type="string" calcext:value-type="string">
            <text:p>YES -- DOIs</text:p>
          </table:table-cell>
          <table:table-cell table:number-columns-repeated="1009"/>
        </table:table-row>
        <table:table-row table:style-name="ro34" table:number-rows-repeated="986">
          <table:table-cell table:style-name="ce102" table:number-columns-repeated="2"/>
          <table:table-cell table:number-columns-repeated="1022"/>
        </table:table-row>
        <table:table-row table:style-name="ro35" table:number-rows-repeated="1047576">
          <table:table-cell table:number-columns-repeated="1024"/>
        </table:table-row>
        <table:table-row table:style-name="ro35">
          <table:table-cell table:number-columns-repeated="1024"/>
        </table:table-row>
      </table:table>
      <table:table table:name="Requests" table:style-name="ta6">
        <table:table-column table:style-name="co5" table:number-columns-repeated="1024" table:default-cell-style-name="Default"/>
        <table:table-row table:style-name="ro33">
          <table:table-cell table:style-name="ce111" office:value-type="string" calcext:value-type="string" table:number-columns-spanned="8" table:number-rows-spanned="1">
            <text:p>Use this sheet to add feature requests, comments, criticism or questions about the Community Submissions sheet</text:p>
          </table:table-cell>
          <table:covered-table-cell table:number-columns-repeated="7"/>
          <table:table-cell table:style-name="ce112" table:number-columns-repeated="18"/>
          <table:table-cell table:number-columns-repeated="998"/>
        </table:table-row>
        <table:table-row table:style-name="ro33">
          <table:table-cell table:style-name="ce98" office:value-type="string" calcext:value-type="string">
            <text:p>FR</text:p>
          </table:table-cell>
          <table:table-cell table:style-name="ce98" office:value-type="string" calcext:value-type="string">
            <text:p>for bigquery</text:p>
          </table:table-cell>
          <table:table-cell table:style-name="ce98" office:value-type="string" calcext:value-type="string">
            <text:p>Have BQ include DOIs so that their pages are parsed as "dataset" and not "webpage" by citation-generators and web-archivers</text:p>
          </table:table-cell>
          <table:table-cell table:number-columns-repeated="1021"/>
        </table:table-row>
        <table:table-row table:style-name="ro33">
          <table:table-cell table:style-name="ce98" office:value-type="string" calcext:value-type="string">
            <text:p>FR</text:p>
          </table:table-cell>
          <table:table-cell table:style-name="ce98" office:value-type="string" calcext:value-type="string">
            <text:p>schema</text:p>
          </table:table-cell>
          <table:table-cell table:style-name="ce98" office:value-type="string" calcext:value-type="string">
            <text:p>Add narrowly-defined license field for short-hand rights-statements abbreviations, make TOU "other terms of use"</text:p>
          </table:table-cell>
          <table:table-cell table:number-columns-repeated="1021"/>
        </table:table-row>
        <table:table-row table:style-name="ro33">
          <table:table-cell table:style-name="ce98" office:value-type="string" calcext:value-type="string">
            <text:p>FR</text:p>
          </table:table-cell>
          <table:table-cell table:style-name="ce98" office:value-type="string" calcext:value-type="string">
            <text:p>schema</text:p>
          </table:table-cell>
          <table:table-cell table:style-name="ce98" office:value-type="string" calcext:value-type="string">
            <text:p>short-title</text:p>
          </table:table-cell>
          <table:table-cell table:number-columns-repeated="1021"/>
        </table:table-row>
        <table:table-row table:style-name="ro33">
          <table:table-cell table:style-name="ce98" office:value-type="string" calcext:value-type="string">
            <text:p>FR</text:p>
          </table:table-cell>
          <table:table-cell table:style-name="ce98" office:value-type="string" calcext:value-type="string">
            <text:p>sheet</text:p>
          </table:table-cell>
          <table:table-cell table:style-name="ce98" office:value-type="string" calcext:value-type="string">
            <text:p>remove NBER public worksheet</text:p>
          </table:table-cell>
          <table:table-cell table:number-columns-repeated="1021"/>
        </table:table-row>
        <table:table-row table:style-name="ro35" table:number-rows-repeated="1048570">
          <table:table-cell table:number-columns-repeated="1024"/>
        </table:table-row>
        <table:table-row table:style-name="ro3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date-style style:name="N123">
      <number:year number:style="long"/>
      <number:text>-</number:text>
      <number:month number:style="long"/>
      <number:text>-</number:text>
      <number:day number:style="long"/>
      <number:text> </number:text>
      <number:hours/>
      <number:text>:</number:text>
      <number:minutes number:style="long"/>
      <number:text>:</number:text>
      <number:seconds number:style="long"/>
    </number:date-style>
    <number:date-style style:name="N124">
      <number:month number:style="long" number:textual="true"/>
      <number:text> </number:text>
      <number:year number:style="long"/>
    </number:date-style>
    <number:date-style style:name="N125">
      <number:month number:textual="true"/>
      <number:text> </number:text>
      <number:year number:style="long"/>
    </number:date-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1">00/00/0000</text:date>, <text:time style:data-style-name="N2" text:time-value="17:45:55.2289513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pen_5f_Innovation_5f_Datasets" style:display-name="PageStyle_Open_Innovation_Datasets" style:page-layout-name="Mpm3">
      <style:header style:display="false"/>
      <style:header-left style:display="false"/>
      <style:header-first style:display="false"/>
      <style:footer style:display="false"/>
      <style:footer-left style:display="false"/>
      <style:footer-first style:display="false"/>
    </style:master-page>
    <style:master-page style:name="PageStyle_5f_Innovation_5f_Data_5f_Toolkit" style:display-name="PageStyle_Innovation_Data_Toolkit" style:page-layout-name="Mpm4">
      <style:header style:display="false"/>
      <style:header-left style:display="false"/>
      <style:header-first style:display="false"/>
      <style:footer style:display="false"/>
      <style:footer-left style:display="false"/>
      <style:footer-first style:display="false"/>
    </style:master-page>
    <style:master-page style:name="PageStyle_5f_External_5f_Guides" style:display-name="PageStyle_External_Guides" style:page-layout-name="Mpm4">
      <style:header style:display="false"/>
      <style:header-left style:display="false"/>
      <style:header-first style:display="false"/>
      <style:footer style:display="false"/>
      <style:footer-left style:display="false"/>
      <style:footer-first style:display="false"/>
    </style:master-page>
    <style:master-page style:name="PageStyle_5f_Salient_5f_Fields" style:display-name="PageStyle_Salient_Fields" style:page-layout-name="Mpm4">
      <style:header style:display="false"/>
      <style:header-left style:display="false"/>
      <style:header-first style:display="false"/>
      <style:footer style:display="false"/>
      <style:footer-left style:display="false"/>
      <style:footer-first style:display="false"/>
    </style:master-page>
    <style:master-page style:name="PageStyle_5f_Data_5f_Publishing_5f_Platform_5f_Guide" style:display-name="PageStyle_Data_Publishing_Platform_Guide" style:page-layout-name="Mpm4">
      <style:header style:display="false"/>
      <style:header-left style:display="false"/>
      <style:header-first style:display="false"/>
      <style:footer style:display="false"/>
      <style:footer-left style:display="false"/>
      <style:footer-first style:display="false"/>
    </style:master-page>
    <style:master-page style:name="PageStyle_5f_Requests" style:display-name="PageStyle_Request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0.3$Linux_X86_64 LibreOffice_project/60$Build-3</meta:generator>
    <dc:date>2023-09-21T18:20:24.619112674</dc:date>
    <meta:editing-duration>P3DT19H10M41S</meta:editing-duration>
    <meta:editing-cycles>75</meta:editing-cycles>
    <meta:document-statistic meta:table-count="6" meta:cell-count="1029" meta:object-count="0"/>
  </office:meta>
</office:document-meta>
</file>